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double #808080" style:border-line-width-bottom="0cm 0.004cm 0.002cm" style:text-align-source="fix" style:repeat-content="false" fo:border-left="0.26pt double #808080" style:border-line-width-left="0.004cm 0.004cm 0.004cm" fo:border-right="0.26pt double #808080" style:border-line-width-right="0.004cm 0.004cm 0.004cm" fo:border-top="0.26pt double #808080" style:border-line-width-top="0.004cm 0.004cm 0.004cm"/>
      <style:paragraph-properties fo:text-align="center"/>
      <style:text-properties style:use-window-font-color="true" style:text-outline="false" style:text-line-through-style="none" style:text-line-through-type="none" style:font-name="F" fo:font-size="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double #808080" style:border-line-width-bottom="0cm 0.004cm 0.002cm" fo:border-left="0.26pt double #808080" style:border-line-width-left="0.004cm 0.004cm 0.004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double #808080" style:border-line-width-bottom="0.004cm 0.004cm 0.004cm" fo:border-left="0.26pt double #808080" style:border-line-width-left="0.004cm 0.004cm 0.004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ouble #808080" style:border-line-width-bottom="0cm 0.004cm 0.002cm" style:text-align-source="fix" style:repeat-content="false" fo:border-left="0.06pt double #808080" style:border-line-width-left="0cm 0.004cm 0.002cm" fo:border-right="0.26pt double #808080" style:border-line-width-right="0.004cm 0.004cm 0.004cm" fo:border-top="0.26pt double #808080" style:border-line-width-top="0.004cm 0.004cm 0.004cm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double #808080" style:border-line-width-bottom="0cm 0.004cm 0.002cm" fo:border-left="0.06pt double #808080" style:border-line-width-left="0cm 0.004cm 0.002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double #808080" style:border-line-width-bottom="0cm 0.004cm 0.002cm" fo:background-color="#ff0000" fo:border-left="0.06pt double #808080" style:border-line-width-left="0cm 0.004cm 0.002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double #808080" style:border-line-width-bottom="0cm 0.004cm 0.002cm" fo:background-color="#90ee90" fo:border-left="0.06pt double #808080" style:border-line-width-left="0cm 0.004cm 0.002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double #808080" style:border-line-width-bottom="0cm 0.004cm 0.002cm" fo:border-left="0.06pt double #808080" style:border-line-width-left="0cm 0.004cm 0.002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26pt double #808080" style:border-line-width-bottom="0.004cm 0.004cm 0.004cm" fo:border-left="0.06pt double #808080" style:border-line-width-left="0cm 0.004cm 0.002cm" fo:border-right="0.26pt double #808080" style:border-line-width-right="0.004cm 0.004cm 0.004cm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16" table:default-cell-style-name="ce6"/>
        <table:table-row table:style-name="ro1" table:number-rows-repeated="2">
          <table:table-cell table:style-name="Default" table:number-columns-repeated="17"/>
        </table:table-row>
        <table:table-row table:style-name="ro2">
          <table:table-cell table:style-name="ce1" office:value-type="string" calcext:value-type="string">
            <text:p>Basket on 2022-11-21 21:21:06.529826</text:p>
          </table:table-cell>
          <table:table-cell table:style-name="Default" table:number-columns-repeated="16"/>
        </table:table-row>
        <table:table-row table:style-name="ro3">
          <table:table-cell table:style-name="ce2"/>
          <table:table-cell table:style-name="ce5" office:value-type="string" calcext:value-type="string">
            <text:p><text:a xlink:href="https://aliexpress.ru/" xlink:type="simple">ali</text:a></text:p>
          </table:table-cell>
          <table:table-cell table:style-name="ce5" office:value-type="string" calcext:value-type="string">
            <text:p><text:a xlink:href="https://model-lavka.ru/" xlink:type="simple">Model-lavka</text:a></text:p>
          </table:table-cell>
          <table:table-cell table:style-name="ce5" office:value-type="string" calcext:value-type="string">
            <text:p><text:a xlink:href="https://spb.modelist.spb.ru/" xlink:type="simple">Modelist_lad</text:a></text:p>
          </table:table-cell>
          <table:table-cell table:style-name="ce5" office:value-type="string" calcext:value-type="string">
            <text:p><text:a xlink:href="https://market.yandex.ru/" xlink:type="simple">yandex_market</text:a></text:p>
          </table:table-cell>
          <table:table-cell table:style-name="ce5" office:value-type="string" calcext:value-type="string">
            <text:p><text:a xlink:href="https://i-modelist.ru/" xlink:type="simple">i-modelist</text:a></text:p>
          </table:table-cell>
          <table:table-cell table:style-name="ce5" office:value-type="string" calcext:value-type="string">
            <text:p><text:a xlink:href="https://www.platcdarm.ru/" xlink:type="simple">platcdarm</text:a></text:p>
          </table:table-cell>
          <table:table-cell table:style-name="ce5" office:value-type="string" calcext:value-type="string">
            <text:p><text:a xlink:href="https://mirmodelista.ru/" xlink:type="simple">mirmodelista</text:a></text:p>
          </table:table-cell>
          <table:table-cell table:style-name="ce5" office:value-type="string" calcext:value-type="string">
            <text:p><text:a xlink:href="https://mirmodspb.ru/" xlink:type="simple">mirmodspb</text:a></text:p>
          </table:table-cell>
          <table:table-cell table:style-name="ce5" office:value-type="string" calcext:value-type="string">
            <text:p><text:a xlink:href="https://www.modelismus.com/" xlink:type="simple">modelismus</text:a></text:p>
          </table:table-cell>
          <table:table-cell table:style-name="ce5" office:value-type="string" calcext:value-type="string">
            <text:p><text:a xlink:href="https://ruscale.ru/" xlink:type="simple">ruscale</text:a></text:p>
          </table:table-cell>
          <table:table-cell table:style-name="ce5" office:value-type="string" calcext:value-type="string">
            <text:p><text:a xlink:href="https://worldofscale.ru/" xlink:type="simple">worldofscale</text:a></text:p>
          </table:table-cell>
          <table:table-cell table:style-name="ce5" office:value-type="string" calcext:value-type="string">
            <text:p><text:a xlink:href="https://warmodel.ru/" xlink:type="simple">warmodel</text:a></text:p>
          </table:table-cell>
          <table:table-cell table:style-name="ce5" office:value-type="string" calcext:value-type="string">
            <text:p><text:a xlink:href="https://models-market.ru/" xlink:type="simple">models-market</text:a></text:p>
          </table:table-cell>
          <table:table-cell table:style-name="ce5" office:value-type="string" calcext:value-type="string">
            <text:p><text:a xlink:href="http://www.imhobby.ru/" xlink:type="simple">imhobby</text:a></text:p>
          </table:table-cell>
          <table:table-cell table:style-name="ce5" office:value-type="string" calcext:value-type="string">
            <text:p><text:a xlink:href="https://leonardo.ru/" xlink:type="simple">leonardo</text:a></text:p>
          </table:table-cell>
          <table:table-cell table:style-name="ce5" office:value-type="string" calcext:value-type="string">
            <text:p><text:a xlink:href="https://www.detmir.ru/" xlink:type="simple">det_mir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71-soviet-76mm-anti-tank-gun-zis-3--1391760" xlink:type="simple">Soviet 76mm Anti-Tank Gun Zis-3, Zvezda 3671 (2022)</text:a></text:p>
          </table:table-cell>
          <table:table-cell office:value-type="string" calcext:value-type="string">
            <text:p><text:a xlink:href="https://aliexpress.ru/item/1005004828713672.html?sku_id=12000030640781875" xlink:type="simple">1039.0</text:a></text:p>
          </table:table-cell>
          <table:table-cell office:value-type="string" calcext:value-type="string">
            <text:p><text:a xlink:href="https://model-lavka.ru/catalog?query=звезда%203671&amp;_csrf=&amp;name=&amp;priceFrom=&amp;priceTo=&amp;availability=&amp;availability=all&amp;scale=" xlink:type="simple">901.0</text:a></text:p>
          </table:table-cell>
          <table:table-cell office:value-type="string" calcext:value-type="string">
            <text:p><text:a xlink:href="https://spb.modelist.spb.ru/search/index.php?q=3671%20звезда&amp;s=" xlink:type="simple">990.0</text:a></text:p>
          </table:table-cell>
          <table:table-cell table:style-name="ce7" office:value-type="string" calcext:value-type="string">
            <text:p><text:a xlink:href="https://market.yandex.ru/search?text=Звезда%203671" xlink:type="simple">_</text:a></text:p>
          </table:table-cell>
          <table:table-cell office:value-type="string" calcext:value-type="string">
            <text:p><text:a xlink:href="https://i-modelist.ru/search.html?all=1&amp;q=3671%20звезда&amp;x=0&amp;y=0" xlink:type="simple">990.0</text:a></text:p>
          </table:table-cell>
          <table:table-cell office:value-type="string" calcext:value-type="string">
            <text:p><text:a xlink:href="https://www.platcdarm.ru/tovar/?q=3671%20звезда" xlink:type="simple">990.0</text:a></text:p>
          </table:table-cell>
          <table:table-cell table:style-name="ce8" office:value-type="string" calcext:value-type="string">
            <text:p><text:a xlink:href="https://mirmodelista.ru/searchSmart/?query=%223671%22" xlink:type="simple">880.0</text:a></text:p>
          </table:table-cell>
          <table:table-cell office:value-type="string" calcext:value-type="string">
            <text:p><text:a xlink:href="https://mirmodspb.ru/magazin/product/3671-sovetskaya-76-mm-pushka-zis-3-s-raschetom-1-35" xlink:type="simple">990.0</text:a></text:p>
          </table:table-cell>
          <table:table-cell office:value-type="string" calcext:value-type="string">
            <text:p><text:a xlink:href="https://www.modelismus.com/search?q=3671%20звезда" xlink:type="simple">990.0</text:a></text:p>
          </table:table-cell>
          <table:table-cell office:value-type="string" calcext:value-type="string">
            <text:p><text:a xlink:href="https://ruscale.ru/search/?query=звезда%203671" xlink:type="simple">1080.0</text:a></text:p>
          </table:table-cell>
          <table:table-cell office:value-type="string" calcext:value-type="string">
            <text:p><text:a xlink:href="https://worldofscale.ru/products?keyword=Звезда%203671" xlink:type="simple">_</text:a></text:p>
          </table:table-cell>
          <table:table-cell office:value-type="string" calcext:value-type="string">
            <text:p><text:a xlink:href="https://warmodel.ru/search/?query=3671" xlink:type="simple">_</text:a></text:p>
          </table:table-cell>
          <table:table-cell office:value-type="string" calcext:value-type="string">
            <text:p><text:a xlink:href="https://models-market.ru/search?search=3671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71&amp;dispatch=products.search" xlink:type="simple">990.0</text:a></text:p>
          </table:table-cell>
          <table:table-cell office:value-type="string" calcext:value-type="string">
            <text:p><text:a xlink:href="https://leonardo.ru/ishop/?search=zvezda%203671" xlink:type="simple">1000.0</text:a></text:p>
          </table:table-cell>
          <table:table-cell office:value-type="string" calcext:value-type="string">
            <text:p><text:a xlink:href="https://www.detmir.ru/search/results/?qt=Звезда%20367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4815-yak-9d--1376098" xlink:type="simple">Soviet Fighter Yak-9D, Zvezda 4815 (2022)</text:a></text:p>
          </table:table-cell>
          <table:table-cell table:style-name="ce7" office:value-type="string" calcext:value-type="string">
            <text:p><text:a xlink:href="https://aliexpress.ru/item/1005002814028734.html?sku_id=12000022318330873" xlink:type="simple">2197.14</text:a></text:p>
          </table:table-cell>
          <table:table-cell office:value-type="string" calcext:value-type="string">
            <text:p><text:a xlink:href="https://model-lavka.ru/catalog?query=звезда%204815&amp;_csrf=&amp;name=&amp;priceFrom=&amp;priceTo=&amp;availability=&amp;availability=all&amp;scale=" xlink:type="simple">1354.0</text:a></text:p>
          </table:table-cell>
          <table:table-cell office:value-type="string" calcext:value-type="string">
            <text:p><text:a xlink:href="https://spb.modelist.spb.ru/search/index.php?q=4815%20звезда&amp;s=" xlink:type="simple">1490.0</text:a></text:p>
          </table:table-cell>
          <table:table-cell table:style-name="ce8" office:value-type="string" calcext:value-type="string">
            <text:p><text:a xlink:href="https://market.yandex.ru/search?text=Звезда%204815" xlink:type="simple">1093.0</text:a></text:p>
          </table:table-cell>
          <table:table-cell office:value-type="string" calcext:value-type="string">
            <text:p><text:a xlink:href="https://i-modelist.ru/search.html?all=1&amp;q=4815%20звезда&amp;x=0&amp;y=0" xlink:type="simple">1490.0</text:a></text:p>
          </table:table-cell>
          <table:table-cell office:value-type="string" calcext:value-type="string">
            <text:p><text:a xlink:href="https://www.platcdarm.ru/tovar/?q=4815%20звезда" xlink:type="simple">1490.0</text:a></text:p>
          </table:table-cell>
          <table:table-cell office:value-type="string" calcext:value-type="string">
            <text:p><text:a xlink:href="https://mirmodelista.ru/searchSmart/?query=%224815%22" xlink:type="simple">1471.0</text:a></text:p>
          </table:table-cell>
          <table:table-cell office:value-type="string" calcext:value-type="string">
            <text:p><text:a xlink:href="https://mirmodspb.ru/magazin/product/4815-sovetskij-istrebitel-yak-9d-1-48" xlink:type="simple">1490.0</text:a></text:p>
          </table:table-cell>
          <table:table-cell office:value-type="string" calcext:value-type="string">
            <text:p><text:a xlink:href="https://www.modelismus.com/search?q=4815%20звезда" xlink:type="simple">1280.0</text:a></text:p>
          </table:table-cell>
          <table:table-cell office:value-type="string" calcext:value-type="string">
            <text:p><text:a xlink:href="https://ruscale.ru/search/?query=звезда%204815" xlink:type="simple">1490.0</text:a></text:p>
          </table:table-cell>
          <table:table-cell office:value-type="string" calcext:value-type="string">
            <text:p><text:a xlink:href="https://worldofscale.ru/products?keyword=Звезда%204815" xlink:type="simple">_</text:a></text:p>
          </table:table-cell>
          <table:table-cell office:value-type="string" calcext:value-type="string">
            <text:p><text:a xlink:href="https://warmodel.ru/search/?query=4815" xlink:type="simple">4950.0</text:a></text:p>
          </table:table-cell>
          <table:table-cell office:value-type="string" calcext:value-type="string">
            <text:p><text:a xlink:href="https://models-market.ru/search?search=4815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4815&amp;dispatch=products.search" xlink:type="simple">_</text:a></text:p>
          </table:table-cell>
          <table:table-cell office:value-type="string" calcext:value-type="string">
            <text:p><text:a xlink:href="https://leonardo.ru/ishop/?search=zvezda%204815" xlink:type="simple">1490.0</text:a></text:p>
          </table:table-cell>
          <table:table-cell office:value-type="string" calcext:value-type="string">
            <text:p><text:a xlink:href="https://www.detmir.ru/search/results/?qt=Звезда%204815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91-su-122--1248248" xlink:type="simple">SU-122, Zvezda 3691 (2020)</text:a></text:p>
          </table:table-cell>
          <table:table-cell office:value-type="string" calcext:value-type="string">
            <text:p><text:a xlink:href="https://aliexpress.ru/item/1005004205407418.html?sku_id=12000028373116213" xlink:type="simple">1518.0</text:a></text:p>
          </table:table-cell>
          <table:table-cell office:value-type="string" calcext:value-type="string">
            <text:p><text:a xlink:href="https://model-lavka.ru/catalog?query=звезда%203691&amp;_csrf=&amp;name=&amp;priceFrom=&amp;priceTo=&amp;availability=&amp;availability=all&amp;scale=" xlink:type="simple">1356.0</text:a></text:p>
          </table:table-cell>
          <table:table-cell office:value-type="string" calcext:value-type="string">
            <text:p><text:a xlink:href="https://spb.modelist.spb.ru/search/index.php?q=3691%20звезда&amp;s=" xlink:type="simple">1490.0</text:a></text:p>
          </table:table-cell>
          <table:table-cell office:value-type="string" calcext:value-type="string">
            <text:p><text:a xlink:href="https://market.yandex.ru/search?text=Звезда%203691" xlink:type="simple">1252.0</text:a></text:p>
          </table:table-cell>
          <table:table-cell table:style-name="ce8" office:value-type="string" calcext:value-type="string">
            <text:p><text:a xlink:href="https://i-modelist.ru/search.html?all=1&amp;q=3691%20звезда&amp;x=0&amp;y=0" xlink:type="simple">1190.0</text:a></text:p>
          </table:table-cell>
          <table:table-cell office:value-type="string" calcext:value-type="string">
            <text:p><text:a xlink:href="https://www.platcdarm.ru/tovar/?q=3691%20звезда" xlink:type="simple">1490.0</text:a></text:p>
          </table:table-cell>
          <table:table-cell office:value-type="string" calcext:value-type="string">
            <text:p><text:a xlink:href="https://mirmodelista.ru/searchSmart/?query=%223691%22" xlink:type="simple">OOS</text:a></text:p>
          </table:table-cell>
          <table:table-cell office:value-type="string" calcext:value-type="string">
            <text:p><text:a xlink:href="https://mirmodspb.ru/magazin/product/3691-sovetskij-istrebitel-tankov-su-122" xlink:type="simple">1490.0</text:a></text:p>
          </table:table-cell>
          <table:table-cell office:value-type="string" calcext:value-type="string">
            <text:p><text:a xlink:href="https://www.modelismus.com/search?q=3691%20звезда" xlink:type="simple">_</text:a></text:p>
          </table:table-cell>
          <table:table-cell office:value-type="string" calcext:value-type="string">
            <text:p><text:a xlink:href="https://ruscale.ru/search/?query=звезда%203691" xlink:type="simple">1540.0</text:a></text:p>
          </table:table-cell>
          <table:table-cell office:value-type="string" calcext:value-type="string">
            <text:p><text:a xlink:href="https://worldofscale.ru/products?keyword=Звезда%203691" xlink:type="simple">_</text:a></text:p>
          </table:table-cell>
          <table:table-cell office:value-type="string" calcext:value-type="string">
            <text:p><text:a xlink:href="https://warmodel.ru/search/?query=3691" xlink:type="simple">_</text:a></text:p>
          </table:table-cell>
          <table:table-cell office:value-type="string" calcext:value-type="string">
            <text:p><text:a xlink:href="https://models-market.ru/search?search=3691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91&amp;dispatch=products.search" xlink:type="simple">_</text:a></text:p>
          </table:table-cell>
          <table:table-cell office:value-type="string" calcext:value-type="string">
            <text:p><text:a xlink:href="https://leonardo.ru/ishop/?search=zvezda%203691" xlink:type="simple">1490.0</text:a></text:p>
          </table:table-cell>
          <table:table-cell office:value-type="string" calcext:value-type="string">
            <text:p><text:a xlink:href="https://www.detmir.ru/search/results/?qt=Звезда%20369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03-l4500r-maultier--102996" xlink:type="simple">L4500R Maultier, Zvezda 3603 (2012)</text:a></text:p>
          </table:table-cell>
          <table:table-cell table:style-name="ce7" office:value-type="string" calcext:value-type="string">
            <text:p><text:a xlink:href="https://aliexpress.ru/item/1005003559928810.html?sku_id=12000026287747312" xlink:type="simple">1747.38</text:a></text:p>
          </table:table-cell>
          <table:table-cell office:value-type="string" calcext:value-type="string">
            <text:p><text:a xlink:href="https://model-lavka.ru/catalog?query=звезда%203603&amp;_csrf=&amp;name=&amp;priceFrom=&amp;priceTo=&amp;availability=&amp;availability=all&amp;scale=" xlink:type="simple">1717.0</text:a></text:p>
          </table:table-cell>
          <table:table-cell office:value-type="string" calcext:value-type="string">
            <text:p><text:a xlink:href="https://spb.modelist.spb.ru/search/index.php?q=3603%20звезда&amp;s=" xlink:type="simple">OOS</text:a></text:p>
          </table:table-cell>
          <table:table-cell office:value-type="string" calcext:value-type="string">
            <text:p><text:a xlink:href="https://market.yandex.ru/search?text=Звезда%203603" xlink:type="simple">1800.0</text:a></text:p>
          </table:table-cell>
          <table:table-cell office:value-type="string" calcext:value-type="string">
            <text:p><text:a xlink:href="https://i-modelist.ru/search.html?all=1&amp;q=3603%20звезда&amp;x=0&amp;y=0" xlink:type="simple">1890.0</text:a></text:p>
          </table:table-cell>
          <table:table-cell office:value-type="string" calcext:value-type="string">
            <text:p><text:a xlink:href="https://www.platcdarm.ru/tovar/?q=3603%20звезда" xlink:type="simple">1890.0</text:a></text:p>
          </table:table-cell>
          <table:table-cell office:value-type="string" calcext:value-type="string">
            <text:p><text:a xlink:href="https://mirmodelista.ru/searchSmart/?query=%223603%22" xlink:type="simple">OOS</text:a></text:p>
          </table:table-cell>
          <table:table-cell table:style-name="ce7" office:value-type="string" calcext:value-type="string">
            <text:p><text:a xlink:href="https://mirmodspb.ru/magazin/product/1213201241" xlink:type="simple">70.0</text:a></text:p>
          </table:table-cell>
          <table:table-cell office:value-type="string" calcext:value-type="string">
            <text:p><text:a xlink:href="https://www.modelismus.com/search?q=3603%20звезда" xlink:type="simple">1895.0</text:a></text:p>
          </table:table-cell>
          <table:table-cell office:value-type="string" calcext:value-type="string">
            <text:p><text:a xlink:href="https://ruscale.ru/search/?query=звезда%203603" xlink:type="simple">1960.0</text:a></text:p>
          </table:table-cell>
          <table:table-cell office:value-type="string" calcext:value-type="string">
            <text:p><text:a xlink:href="https://worldofscale.ru/products?keyword=Звезда%203603" xlink:type="simple">OOS</text:a></text:p>
          </table:table-cell>
          <table:table-cell office:value-type="string" calcext:value-type="string">
            <text:p><text:a xlink:href="https://warmodel.ru/search/?query=3603" xlink:type="simple">1390.0</text:a></text:p>
          </table:table-cell>
          <table:table-cell office:value-type="string" calcext:value-type="string">
            <text:p><text:a xlink:href="https://models-market.ru/search?search=3603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03&amp;dispatch=products.search" xlink:type="simple">1890.0</text:a></text:p>
          </table:table-cell>
          <table:table-cell office:value-type="string" calcext:value-type="string">
            <text:p><text:a xlink:href="https://leonardo.ru/ishop/?search=zvezda%203603" xlink:type="simple">_</text:a></text:p>
          </table:table-cell>
          <table:table-cell office:value-type="string" calcext:value-type="string">
            <text:p><text:a xlink:href="https://www.detmir.ru/search/results/?qt=Звезда%203603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4821-yak-130-russian-light-ground-attack-aircraft--1181925" xlink:type="simple">Yak-130 Russian Light Ground-Attack Aircraft, Zvezda 4821 (2018)</text:a></text:p>
          </table:table-cell>
          <table:table-cell office:value-type="string" calcext:value-type="string">
            <text:p><text:a xlink:href="https://aliexpress.ru/item/1005004222198717.html?sku_id=12000028429937119" xlink:type="simple">2728.0</text:a></text:p>
          </table:table-cell>
          <table:table-cell office:value-type="string" calcext:value-type="string">
            <text:p><text:a xlink:href="https://model-lavka.ru/catalog?query=звезда%204821&amp;_csrf=&amp;name=&amp;priceFrom=&amp;priceTo=&amp;availability=&amp;availability=all&amp;scale=" xlink:type="simple">2457.0</text:a></text:p>
          </table:table-cell>
          <table:table-cell office:value-type="string" calcext:value-type="string">
            <text:p><text:a xlink:href="https://spb.modelist.spb.ru/search/index.php?q=4821%20звезда&amp;s=" xlink:type="simple">2700.0</text:a></text:p>
          </table:table-cell>
          <table:table-cell office:value-type="string" calcext:value-type="string">
            <text:p><text:a xlink:href="https://market.yandex.ru/search?text=Звезда%204821" xlink:type="simple">2095.0</text:a></text:p>
          </table:table-cell>
          <table:table-cell office:value-type="string" calcext:value-type="string">
            <text:p><text:a xlink:href="https://i-modelist.ru/search.html?all=1&amp;q=4821%20звезда&amp;x=0&amp;y=0" xlink:type="simple">2700.0</text:a></text:p>
          </table:table-cell>
          <table:table-cell office:value-type="string" calcext:value-type="string">
            <text:p><text:a xlink:href="https://www.platcdarm.ru/tovar/?q=4821%20звезда" xlink:type="simple">2700.0</text:a></text:p>
          </table:table-cell>
          <table:table-cell office:value-type="string" calcext:value-type="string">
            <text:p><text:a xlink:href="https://mirmodelista.ru/searchSmart/?query=%224821%22" xlink:type="simple">2694.0</text:a></text:p>
          </table:table-cell>
          <table:table-cell office:value-type="string" calcext:value-type="string">
            <text:p><text:a xlink:href="https://mirmodspb.ru/magazin/product/4821-rossiyskiy-legkiy-shturmovik-yak-130" xlink:type="simple">2700.0</text:a></text:p>
          </table:table-cell>
          <table:table-cell office:value-type="string" calcext:value-type="string">
            <text:p><text:a xlink:href="https://www.modelismus.com/search?q=4821%20звезда" xlink:type="simple">2700.0</text:a></text:p>
          </table:table-cell>
          <table:table-cell office:value-type="string" calcext:value-type="string">
            <text:p><text:a xlink:href="https://ruscale.ru/search/?query=звезда%204821" xlink:type="simple">2780.0</text:a></text:p>
          </table:table-cell>
          <table:table-cell office:value-type="string" calcext:value-type="string">
            <text:p><text:a xlink:href="https://worldofscale.ru/products?keyword=Звезда%204821" xlink:type="simple">_</text:a></text:p>
          </table:table-cell>
          <table:table-cell office:value-type="string" calcext:value-type="string">
            <text:p><text:a xlink:href="https://warmodel.ru/search/?query=4821" xlink:type="simple">2750.0</text:a></text:p>
          </table:table-cell>
          <table:table-cell table:style-name="ce8" office:value-type="string" calcext:value-type="string">
            <text:p><text:a xlink:href="https://models-market.ru/search?search=4821&amp;brand_search=&amp;scale=&amp;category=" xlink:type="simple">1640.0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4821&amp;dispatch=products.search" xlink:type="simple">_</text:a></text:p>
          </table:table-cell>
          <table:table-cell office:value-type="string" calcext:value-type="string">
            <text:p><text:a xlink:href="https://leonardo.ru/ishop/?search=zvezda%204821" xlink:type="simple">2700.0</text:a></text:p>
          </table:table-cell>
          <table:table-cell office:value-type="string" calcext:value-type="string">
            <text:p><text:a xlink:href="https://www.detmir.ru/search/results/?qt=Звезда%20482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56-wc-51-beep--1391761" xlink:type="simple">WC-51 "BEEP", Zvezda 3656 (2022)</text:a></text:p>
          </table:table-cell>
          <table:table-cell office:value-type="string" calcext:value-type="string">
            <text:p><text:a xlink:href="https://aliexpress.ru/item/1005004794884401.html?sku_id=12000030513042874" xlink:type="simple">2024.0</text:a></text:p>
          </table:table-cell>
          <table:table-cell office:value-type="string" calcext:value-type="string">
            <text:p><text:a xlink:href="https://model-lavka.ru/catalog?query=звезда%203656&amp;_csrf=&amp;name=&amp;priceFrom=&amp;priceTo=&amp;availability=&amp;availability=all&amp;scale=" xlink:type="simple">2002.0</text:a></text:p>
          </table:table-cell>
          <table:table-cell office:value-type="string" calcext:value-type="string">
            <text:p><text:a xlink:href="https://spb.modelist.spb.ru/search/index.php?q=3656%20звезда&amp;s=" xlink:type="simple">2200.0</text:a></text:p>
          </table:table-cell>
          <table:table-cell table:style-name="ce7" office:value-type="string" calcext:value-type="string">
            <text:p><text:a xlink:href="https://market.yandex.ru/search?text=Звезда%203656" xlink:type="simple">_</text:a></text:p>
          </table:table-cell>
          <table:table-cell office:value-type="string" calcext:value-type="string">
            <text:p><text:a xlink:href="https://i-modelist.ru/search.html?all=1&amp;q=3656%20звезда&amp;x=0&amp;y=0" xlink:type="simple">2200.0</text:a></text:p>
          </table:table-cell>
          <table:table-cell office:value-type="string" calcext:value-type="string">
            <text:p><text:a xlink:href="https://www.platcdarm.ru/tovar/?q=3656%20звезда" xlink:type="simple">2200.0</text:a></text:p>
          </table:table-cell>
          <table:table-cell office:value-type="string" calcext:value-type="string">
            <text:p><text:a xlink:href="https://mirmodelista.ru/searchSmart/?query=%223656%22" xlink:type="simple">2170.0</text:a></text:p>
          </table:table-cell>
          <table:table-cell office:value-type="string" calcext:value-type="string">
            <text:p><text:a xlink:href="https://mirmodspb.ru/magazin/product/3656-dodge-wc-51-tri-chetverti" xlink:type="simple">2200.0</text:a></text:p>
          </table:table-cell>
          <table:table-cell table:style-name="ce8" office:value-type="string" calcext:value-type="string">
            <text:p><text:a xlink:href="https://www.modelismus.com/search?q=3656%20звезда" xlink:type="simple">1990.0</text:a></text:p>
          </table:table-cell>
          <table:table-cell office:value-type="string" calcext:value-type="string">
            <text:p><text:a xlink:href="https://ruscale.ru/search/?query=звезда%203656" xlink:type="simple">2280.0</text:a></text:p>
          </table:table-cell>
          <table:table-cell office:value-type="string" calcext:value-type="string">
            <text:p><text:a xlink:href="https://worldofscale.ru/products?keyword=Звезда%203656" xlink:type="simple">_</text:a></text:p>
          </table:table-cell>
          <table:table-cell office:value-type="string" calcext:value-type="string">
            <text:p><text:a xlink:href="https://warmodel.ru/search/?query=3656" xlink:type="simple">_</text:a></text:p>
          </table:table-cell>
          <table:table-cell office:value-type="string" calcext:value-type="string">
            <text:p><text:a xlink:href="https://models-market.ru/search?search=3656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56&amp;dispatch=products.search" xlink:type="simple">2200.0</text:a></text:p>
          </table:table-cell>
          <table:table-cell office:value-type="string" calcext:value-type="string">
            <text:p><text:a xlink:href="https://leonardo.ru/ishop/?search=zvezda%203656" xlink:type="simple">2200.0</text:a></text:p>
          </table:table-cell>
          <table:table-cell office:value-type="string" calcext:value-type="string">
            <text:p><text:a xlink:href="https://www.detmir.ru/search/results/?qt=Звезда%203656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4825-il-2-shturmovik--1255690" xlink:type="simple">IL-2 Shturmovik, Zvezda 4825 (2020)</text:a></text:p>
          </table:table-cell>
          <table:table-cell office:value-type="string" calcext:value-type="string">
            <text:p><text:a xlink:href="https://aliexpress.ru/item/1005004222285760.html?sku_id=12000028430300466" xlink:type="simple">2728.0</text:a></text:p>
          </table:table-cell>
          <table:table-cell office:value-type="string" calcext:value-type="string">
            <text:p><text:a xlink:href="https://model-lavka.ru/catalog?query=звезда%204825&amp;_csrf=&amp;name=&amp;priceFrom=&amp;priceTo=&amp;availability=&amp;availability=all&amp;scale=" xlink:type="simple">2457.0</text:a></text:p>
          </table:table-cell>
          <table:table-cell office:value-type="string" calcext:value-type="string">
            <text:p><text:a xlink:href="https://spb.modelist.spb.ru/search/index.php?q=4825%20звезда&amp;s=" xlink:type="simple">2700.0</text:a></text:p>
          </table:table-cell>
          <table:table-cell office:value-type="string" calcext:value-type="string">
            <text:p><text:a xlink:href="https://market.yandex.ru/search?text=Звезда%204825" xlink:type="simple">2268.0</text:a></text:p>
          </table:table-cell>
          <table:table-cell office:value-type="string" calcext:value-type="string">
            <text:p><text:a xlink:href="https://i-modelist.ru/search.html?all=1&amp;q=4825%20звезда&amp;x=0&amp;y=0" xlink:type="simple">2700.0</text:a></text:p>
          </table:table-cell>
          <table:table-cell office:value-type="string" calcext:value-type="string">
            <text:p><text:a xlink:href="https://www.platcdarm.ru/tovar/?q=4825%20звезда" xlink:type="simple">2700.0</text:a></text:p>
          </table:table-cell>
          <table:table-cell office:value-type="string" calcext:value-type="string">
            <text:p><text:a xlink:href="https://mirmodelista.ru/searchSmart/?query=%224825%22" xlink:type="simple">2694.0</text:a></text:p>
          </table:table-cell>
          <table:table-cell office:value-type="string" calcext:value-type="string">
            <text:p><text:a xlink:href="https://mirmodspb.ru/magazin/product/4825-sovetskij-shturmovik-il-2" xlink:type="simple">2700.0</text:a></text:p>
          </table:table-cell>
          <table:table-cell office:value-type="string" calcext:value-type="string">
            <text:p><text:a xlink:href="https://www.modelismus.com/search?q=4825%20звезда" xlink:type="simple">2700.0</text:a></text:p>
          </table:table-cell>
          <table:table-cell table:style-name="ce7" office:value-type="string" calcext:value-type="string">
            <text:p><text:a xlink:href="https://ruscale.ru/search/?query=звезда%204825" xlink:type="simple">440.0</text:a></text:p>
          </table:table-cell>
          <table:table-cell office:value-type="string" calcext:value-type="string">
            <text:p><text:a xlink:href="https://worldofscale.ru/products?keyword=Звезда%204825" xlink:type="simple">_</text:a></text:p>
          </table:table-cell>
          <table:table-cell office:value-type="string" calcext:value-type="string">
            <text:p><text:a xlink:href="https://warmodel.ru/search/?query=4825" xlink:type="simple">_</text:a></text:p>
          </table:table-cell>
          <table:table-cell office:value-type="string" calcext:value-type="string">
            <text:p><text:a xlink:href="https://models-market.ru/search?search=4825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4825&amp;dispatch=products.search" xlink:type="simple">_</text:a></text:p>
          </table:table-cell>
          <table:table-cell office:value-type="string" calcext:value-type="string">
            <text:p><text:a xlink:href="https://leonardo.ru/ishop/?search=zvezda%204825" xlink:type="simple">2700.0</text:a></text:p>
          </table:table-cell>
          <table:table-cell office:value-type="string" calcext:value-type="string">
            <text:p><text:a xlink:href="https://www.detmir.ru/search/results/?qt=Звезда%204825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4809-petlyakov-pe-2--1346398" xlink:type="simple">Soviet Dive Bomber Petlyakov PE-2, Zvezda 4809 (2020)</text:a></text:p>
          </table:table-cell>
          <table:table-cell office:value-type="string" calcext:value-type="string">
            <text:p><text:a xlink:href="https://aliexpress.ru/item/1005004222087606.html?sku_id=12000028429394243" xlink:type="simple">2228.0</text:a></text:p>
          </table:table-cell>
          <table:table-cell office:value-type="string" calcext:value-type="string">
            <text:p><text:a xlink:href="https://model-lavka.ru/catalog?query=звезда%204809&amp;_csrf=&amp;name=&amp;priceFrom=&amp;priceTo=&amp;availability=&amp;availability=all&amp;scale=" xlink:type="simple">2002.0</text:a></text:p>
          </table:table-cell>
          <table:table-cell office:value-type="string" calcext:value-type="string">
            <text:p><text:a xlink:href="https://spb.modelist.spb.ru/search/index.php?q=4809%20звезда&amp;s=" xlink:type="simple">2200.0</text:a></text:p>
          </table:table-cell>
          <table:table-cell table:style-name="ce8" office:value-type="string" calcext:value-type="string">
            <text:p><text:a xlink:href="https://market.yandex.ru/search?text=Звезда%204809" xlink:type="simple">1848.0</text:a></text:p>
          </table:table-cell>
          <table:table-cell office:value-type="string" calcext:value-type="string">
            <text:p><text:a xlink:href="https://i-modelist.ru/search.html?all=1&amp;q=4809%20звезда&amp;x=0&amp;y=0" xlink:type="simple">OOS</text:a></text:p>
          </table:table-cell>
          <table:table-cell office:value-type="string" calcext:value-type="string">
            <text:p><text:a xlink:href="https://www.platcdarm.ru/tovar/?q=4809%20звезда" xlink:type="simple">2200.0</text:a></text:p>
          </table:table-cell>
          <table:table-cell office:value-type="string" calcext:value-type="string">
            <text:p><text:a xlink:href="https://mirmodelista.ru/searchSmart/?query=%224809%22" xlink:type="simple">OOS</text:a></text:p>
          </table:table-cell>
          <table:table-cell office:value-type="string" calcext:value-type="string">
            <text:p><text:a xlink:href="https://mirmodspb.ru/magazin/product/1231627441" xlink:type="simple">2200.0</text:a></text:p>
          </table:table-cell>
          <table:table-cell office:value-type="string" calcext:value-type="string">
            <text:p><text:a xlink:href="https://www.modelismus.com/search?q=4809%20звезда" xlink:type="simple">2200.0</text:a></text:p>
          </table:table-cell>
          <table:table-cell office:value-type="string" calcext:value-type="string">
            <text:p><text:a xlink:href="https://ruscale.ru/search/?query=звезда%204809" xlink:type="simple">2280.0</text:a></text:p>
          </table:table-cell>
          <table:table-cell office:value-type="string" calcext:value-type="string">
            <text:p><text:a xlink:href="https://worldofscale.ru/products?keyword=Звезда%204809" xlink:type="simple">OOS</text:a></text:p>
          </table:table-cell>
          <table:table-cell office:value-type="string" calcext:value-type="string">
            <text:p><text:a xlink:href="https://warmodel.ru/search/?query=4809" xlink:type="simple">4190.0</text:a></text:p>
          </table:table-cell>
          <table:table-cell office:value-type="string" calcext:value-type="string">
            <text:p><text:a xlink:href="https://models-market.ru/search?search=4809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4809&amp;dispatch=products.search" xlink:type="simple">_</text:a></text:p>
          </table:table-cell>
          <table:table-cell office:value-type="string" calcext:value-type="string">
            <text:p><text:a xlink:href="https://leonardo.ru/ishop/?search=zvezda%204809" xlink:type="simple">2200.0</text:a></text:p>
          </table:table-cell>
          <table:table-cell office:value-type="string" calcext:value-type="string">
            <text:p><text:a xlink:href="https://www.detmir.ru/search/results/?qt=Звезда%204809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22-t-62--1318470" xlink:type="simple">T-62, Zvezda 3622 (2021)</text:a></text:p>
          </table:table-cell>
          <table:table-cell office:value-type="string" calcext:value-type="string">
            <text:p><text:a xlink:href="https://aliexpress.ru/item/1005004203969377.html?sku_id=12000028367610512" xlink:type="simple">2728.0</text:a></text:p>
          </table:table-cell>
          <table:table-cell office:value-type="string" calcext:value-type="string">
            <text:p><text:a xlink:href="https://model-lavka.ru/catalog?query=звезда%203622&amp;_csrf=&amp;name=&amp;priceFrom=&amp;priceTo=&amp;availability=&amp;availability=all&amp;scale=" xlink:type="simple">2457.0</text:a></text:p>
          </table:table-cell>
          <table:table-cell office:value-type="string" calcext:value-type="string">
            <text:p><text:a xlink:href="https://spb.modelist.spb.ru/search/index.php?q=3622%20звезда&amp;s=" xlink:type="simple">2700.0</text:a></text:p>
          </table:table-cell>
          <table:table-cell office:value-type="string" calcext:value-type="string">
            <text:p><text:a xlink:href="https://market.yandex.ru/search?text=Звезда%203622" xlink:type="simple">1775.0</text:a></text:p>
          </table:table-cell>
          <table:table-cell office:value-type="string" calcext:value-type="string">
            <text:p><text:a xlink:href="https://i-modelist.ru/search.html?all=1&amp;q=3622%20звезда&amp;x=0&amp;y=0" xlink:type="simple">2700.0</text:a></text:p>
          </table:table-cell>
          <table:table-cell office:value-type="string" calcext:value-type="string">
            <text:p><text:a xlink:href="https://www.platcdarm.ru/tovar/?q=3622%20звезда" xlink:type="simple">2700.0</text:a></text:p>
          </table:table-cell>
          <table:table-cell office:value-type="string" calcext:value-type="string">
            <text:p><text:a xlink:href="https://mirmodelista.ru/searchSmart/?query=%223622%22" xlink:type="simple">2694.0</text:a></text:p>
          </table:table-cell>
          <table:table-cell office:value-type="string" calcext:value-type="string">
            <text:p><text:a xlink:href="https://mirmodspb.ru/magazin/product/3622-volkswagen-golf-mk1-gti-76-78" xlink:type="simple">3190.0</text:a></text:p>
          </table:table-cell>
          <table:table-cell table:style-name="ce7" office:value-type="string" calcext:value-type="string">
            <text:p><text:a xlink:href="https://www.modelismus.com/search?q=3622%20звезда" xlink:type="simple">380.0</text:a></text:p>
          </table:table-cell>
          <table:table-cell office:value-type="string" calcext:value-type="string">
            <text:p><text:a xlink:href="https://ruscale.ru/search/?query=звезда%203622" xlink:type="simple">2790.0</text:a></text:p>
          </table:table-cell>
          <table:table-cell office:value-type="string" calcext:value-type="string">
            <text:p><text:a xlink:href="https://worldofscale.ru/products?keyword=Звезда%203622" xlink:type="simple">2329.0</text:a></text:p>
          </table:table-cell>
          <table:table-cell office:value-type="string" calcext:value-type="string">
            <text:p><text:a xlink:href="https://warmodel.ru/search/?query=3622" xlink:type="simple">_</text:a></text:p>
          </table:table-cell>
          <table:table-cell office:value-type="string" calcext:value-type="string">
            <text:p><text:a xlink:href="https://models-market.ru/search?search=3622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22&amp;dispatch=products.search" xlink:type="simple">_</text:a></text:p>
          </table:table-cell>
          <table:table-cell office:value-type="string" calcext:value-type="string">
            <text:p><text:a xlink:href="https://leonardo.ru/ishop/?search=zvezda%203622" xlink:type="simple">2700.0</text:a></text:p>
          </table:table-cell>
          <table:table-cell office:value-type="string" calcext:value-type="string">
            <text:p><text:a xlink:href="https://www.detmir.ru/search/results/?qt=Звезда%203622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57-kamaz-43509--1392015" xlink:type="simple">Truck KAMAZ-43509, Zvezda 3657 (2022)</text:a></text:p>
          </table:table-cell>
          <table:table-cell office:value-type="string" calcext:value-type="string">
            <text:p><text:a xlink:href="https://aliexpress.ru/item/1005004840585703.html?sku_id=12000030698551797" xlink:type="simple">3218.0</text:a></text:p>
          </table:table-cell>
          <table:table-cell office:value-type="string" calcext:value-type="string">
            <text:p><text:a xlink:href="https://model-lavka.ru/catalog?query=звезда%203657&amp;_csrf=&amp;name=&amp;priceFrom=&amp;priceTo=&amp;availability=&amp;availability=all&amp;scale=" xlink:type="simple">2912.0</text:a></text:p>
          </table:table-cell>
          <table:table-cell office:value-type="string" calcext:value-type="string">
            <text:p><text:a xlink:href="https://spb.modelist.spb.ru/search/index.php?q=3657%20звезда&amp;s=" xlink:type="simple">3190.0</text:a></text:p>
          </table:table-cell>
          <table:table-cell office:value-type="string" calcext:value-type="string">
            <text:p><text:a xlink:href="https://market.yandex.ru/search?text=Звезда%203657" xlink:type="simple">_</text:a></text:p>
          </table:table-cell>
          <table:table-cell office:value-type="string" calcext:value-type="string">
            <text:p><text:a xlink:href="https://i-modelist.ru/search.html?all=1&amp;q=3657%20звезда&amp;x=0&amp;y=0" xlink:type="simple">3190.0</text:a></text:p>
          </table:table-cell>
          <table:table-cell office:value-type="string" calcext:value-type="string">
            <text:p><text:a xlink:href="https://www.platcdarm.ru/tovar/?q=3657%20звезда" xlink:type="simple">3190.0</text:a></text:p>
          </table:table-cell>
          <table:table-cell table:style-name="ce8" office:value-type="string" calcext:value-type="string">
            <text:p><text:a xlink:href="https://mirmodelista.ru/searchSmart/?query=%223657%22" xlink:type="simple">2900.0</text:a></text:p>
          </table:table-cell>
          <table:table-cell office:value-type="string" calcext:value-type="string">
            <text:p><text:a xlink:href="https://mirmodspb.ru/magazin/product/3657-avtomobil-kamaz-43509-1-35" xlink:type="simple">3190.0</text:a></text:p>
          </table:table-cell>
          <table:table-cell office:value-type="string" calcext:value-type="string">
            <text:p><text:a xlink:href="https://www.modelismus.com/search?q=3657%20звезда" xlink:type="simple">3190.0</text:a></text:p>
          </table:table-cell>
          <table:table-cell office:value-type="string" calcext:value-type="string">
            <text:p><text:a xlink:href="https://ruscale.ru/search/?query=звезда%203657" xlink:type="simple">3200.0</text:a></text:p>
          </table:table-cell>
          <table:table-cell office:value-type="string" calcext:value-type="string">
            <text:p><text:a xlink:href="https://worldofscale.ru/products?keyword=Звезда%203657" xlink:type="simple">_</text:a></text:p>
          </table:table-cell>
          <table:table-cell office:value-type="string" calcext:value-type="string">
            <text:p><text:a xlink:href="https://warmodel.ru/search/?query=3657" xlink:type="simple">_</text:a></text:p>
          </table:table-cell>
          <table:table-cell office:value-type="string" calcext:value-type="string">
            <text:p><text:a xlink:href="https://models-market.ru/search?search=3657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57&amp;dispatch=products.search" xlink:type="simple">3190.0</text:a></text:p>
          </table:table-cell>
          <table:table-cell office:value-type="string" calcext:value-type="string">
            <text:p><text:a xlink:href="https://leonardo.ru/ishop/?search=zvezda%203657" xlink:type="simple">3190.0</text:a></text:p>
          </table:table-cell>
          <table:table-cell office:value-type="string" calcext:value-type="string">
            <text:p><text:a xlink:href="https://www.detmir.ru/search/results/?qt=Звезда%203657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4807-sukhoi-su-25--1376097" xlink:type="simple">Sukhoi Su-25, Zvezda 4807 (2022)</text:a></text:p>
          </table:table-cell>
          <table:table-cell office:value-type="string" calcext:value-type="string">
            <text:p><text:a xlink:href="https://aliexpress.ru/item/1005004222085419.html?sku_id=12000028429240348" xlink:type="simple">3018.0</text:a></text:p>
          </table:table-cell>
          <table:table-cell office:value-type="string" calcext:value-type="string">
            <text:p><text:a xlink:href="https://model-lavka.ru/catalog?query=звезда%204807&amp;_csrf=&amp;name=&amp;priceFrom=&amp;priceTo=&amp;availability=&amp;availability=all&amp;scale=" xlink:type="simple">2721.0</text:a></text:p>
          </table:table-cell>
          <table:table-cell office:value-type="string" calcext:value-type="string">
            <text:p><text:a xlink:href="https://spb.modelist.spb.ru/search/index.php?q=4807%20звезда&amp;s=" xlink:type="simple">2990.0</text:a></text:p>
          </table:table-cell>
          <table:table-cell office:value-type="string" calcext:value-type="string">
            <text:p><text:a xlink:href="https://market.yandex.ru/search?text=Звезда%204807" xlink:type="simple">2300.0</text:a></text:p>
          </table:table-cell>
          <table:table-cell office:value-type="string" calcext:value-type="string">
            <text:p><text:a xlink:href="https://i-modelist.ru/search.html?all=1&amp;q=4807%20звезда&amp;x=0&amp;y=0" xlink:type="simple">OOS</text:a></text:p>
          </table:table-cell>
          <table:table-cell office:value-type="string" calcext:value-type="string">
            <text:p><text:a xlink:href="https://www.platcdarm.ru/tovar/?q=4807%20звезда" xlink:type="simple">2990.0</text:a></text:p>
          </table:table-cell>
          <table:table-cell office:value-type="string" calcext:value-type="string">
            <text:p><text:a xlink:href="https://mirmodelista.ru/searchSmart/?query=%224807%22" xlink:type="simple">2950.0</text:a></text:p>
          </table:table-cell>
          <table:table-cell office:value-type="string" calcext:value-type="string">
            <text:p><text:a xlink:href="https://mirmodspb.ru/magazin/product/4807-sovetskij-shturmovik-su-25" xlink:type="simple">2990.0</text:a></text:p>
          </table:table-cell>
          <table:table-cell office:value-type="string" calcext:value-type="string">
            <text:p><text:a xlink:href="https://www.modelismus.com/search?q=4807%20звезда" xlink:type="simple">2750.0</text:a></text:p>
          </table:table-cell>
          <table:table-cell office:value-type="string" calcext:value-type="string">
            <text:p><text:a xlink:href="https://ruscale.ru/search/?query=звезда%204807" xlink:type="simple">3080.0</text:a></text:p>
          </table:table-cell>
          <table:table-cell office:value-type="string" calcext:value-type="string">
            <text:p><text:a xlink:href="https://worldofscale.ru/products?keyword=Звезда%204807" xlink:type="simple">2590.0</text:a></text:p>
          </table:table-cell>
          <table:table-cell office:value-type="string" calcext:value-type="string">
            <text:p><text:a xlink:href="https://warmodel.ru/search/?query=4807" xlink:type="simple">4450.0</text:a></text:p>
          </table:table-cell>
          <table:table-cell office:value-type="string" calcext:value-type="string">
            <text:p><text:a xlink:href="https://models-market.ru/search?search=4807&amp;brand_search=&amp;scale=&amp;category=" xlink:type="simple">_</text:a></text:p>
          </table:table-cell>
          <table:table-cell table:style-name="ce7" office:value-type="string" calcext:value-type="string">
            <text:p><text:a xlink:href="http://www.imhobby.ru/?subcats=Y&amp;pcode_from_q=Y&amp;pshort=Y&amp;pfull=Y&amp;pname=Y&amp;pkeywords=Y&amp;search_performed=Y&amp;q=4807&amp;dispatch=products.search" xlink:type="simple">200.0</text:a></text:p>
          </table:table-cell>
          <table:table-cell office:value-type="string" calcext:value-type="string">
            <text:p><text:a xlink:href="https://leonardo.ru/ishop/?search=zvezda%204807" xlink:type="simple">2990.0</text:a></text:p>
          </table:table-cell>
          <table:table-cell office:value-type="string" calcext:value-type="string">
            <text:p><text:a xlink:href="https://www.detmir.ru/search/results/?qt=Звезда%204807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3650-dump-truck-kamaz-65115--1392013" xlink:type="simple">Dump Truck KamAZ 65115, Zvezda 3650 (2022)</text:a></text:p>
          </table:table-cell>
          <table:table-cell office:value-type="string" calcext:value-type="string">
            <text:p><text:a xlink:href="https://aliexpress.ru/item/1005004205156057.html?sku_id=12000028371650535" xlink:type="simple">3218.0</text:a></text:p>
          </table:table-cell>
          <table:table-cell office:value-type="string" calcext:value-type="string">
            <text:p><text:a xlink:href="https://model-lavka.ru/catalog?query=звезда%203650&amp;_csrf=&amp;name=&amp;priceFrom=&amp;priceTo=&amp;availability=&amp;availability=all&amp;scale=" xlink:type="simple">2903.0</text:a></text:p>
          </table:table-cell>
          <table:table-cell office:value-type="string" calcext:value-type="string">
            <text:p><text:a xlink:href="https://spb.modelist.spb.ru/search/index.php?q=3650%20звезда&amp;s=" xlink:type="simple">3190.0</text:a></text:p>
          </table:table-cell>
          <table:table-cell table:style-name="ce8" office:value-type="string" calcext:value-type="string">
            <text:p><text:a xlink:href="https://market.yandex.ru/search?text=Звезда%203650" xlink:type="simple">2600.0</text:a></text:p>
          </table:table-cell>
          <table:table-cell office:value-type="string" calcext:value-type="string">
            <text:p><text:a xlink:href="https://i-modelist.ru/search.html?all=1&amp;q=3650%20звезда&amp;x=0&amp;y=0" xlink:type="simple">3190.0</text:a></text:p>
          </table:table-cell>
          <table:table-cell office:value-type="string" calcext:value-type="string">
            <text:p><text:a xlink:href="https://www.platcdarm.ru/tovar/?q=3650%20звезда" xlink:type="simple">OOS</text:a></text:p>
          </table:table-cell>
          <table:table-cell office:value-type="string" calcext:value-type="string">
            <text:p><text:a xlink:href="https://mirmodelista.ru/searchSmart/?query=%223650%22" xlink:type="simple">3145.0</text:a></text:p>
          </table:table-cell>
          <table:table-cell office:value-type="string" calcext:value-type="string">
            <text:p><text:a xlink:href="https://mirmodspb.ru/search?search=3650" xlink:type="simple">_</text:a></text:p>
          </table:table-cell>
          <table:table-cell office:value-type="string" calcext:value-type="string">
            <text:p><text:a xlink:href="https://www.modelismus.com/search?q=3650%20звезда" xlink:type="simple">3190.0</text:a></text:p>
          </table:table-cell>
          <table:table-cell office:value-type="string" calcext:value-type="string">
            <text:p><text:a xlink:href="https://ruscale.ru/search/?query=звезда%203650" xlink:type="simple">3190.0</text:a></text:p>
          </table:table-cell>
          <table:table-cell office:value-type="string" calcext:value-type="string">
            <text:p><text:a xlink:href="https://worldofscale.ru/products?keyword=Звезда%203650" xlink:type="simple">OOS</text:a></text:p>
          </table:table-cell>
          <table:table-cell office:value-type="string" calcext:value-type="string">
            <text:p><text:a xlink:href="https://warmodel.ru/search/?query=3650" xlink:type="simple">_</text:a></text:p>
          </table:table-cell>
          <table:table-cell office:value-type="string" calcext:value-type="string">
            <text:p><text:a xlink:href="https://models-market.ru/search?search=3650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650&amp;dispatch=products.search" xlink:type="simple">3190.0</text:a></text:p>
          </table:table-cell>
          <table:table-cell office:value-type="string" calcext:value-type="string">
            <text:p><text:a xlink:href="https://leonardo.ru/ishop/?search=zvezda%203650" xlink:type="simple">3190.0</text:a></text:p>
          </table:table-cell>
          <table:table-cell office:value-type="string" calcext:value-type="string">
            <text:p><text:a xlink:href="https://www.detmir.ru/search/results/?qt=Звезда%20365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4824-su-57--1255689" xlink:type="simple">Su-57, Zvezda 4824 (2020)</text:a></text:p>
          </table:table-cell>
          <table:table-cell table:style-name="ce7" office:value-type="string" calcext:value-type="string">
            <text:p><text:a xlink:href="https://aliexpress.ru/item/1005004279429763.html?sku_id=12000028608139720" xlink:type="simple">1223.5</text:a></text:p>
          </table:table-cell>
          <table:table-cell office:value-type="string" calcext:value-type="string">
            <text:p><text:a xlink:href="https://model-lavka.ru/catalog?query=звезда%204824&amp;_csrf=&amp;name=&amp;priceFrom=&amp;priceTo=&amp;availability=&amp;availability=all&amp;scale=" xlink:type="simple">3085.0</text:a></text:p>
          </table:table-cell>
          <table:table-cell office:value-type="string" calcext:value-type="string">
            <text:p><text:a xlink:href="https://spb.modelist.spb.ru/search/index.php?q=4824%20звезда&amp;s=" xlink:type="simple">3390.0</text:a></text:p>
          </table:table-cell>
          <table:table-cell office:value-type="string" calcext:value-type="string">
            <text:p><text:a xlink:href="https://market.yandex.ru/search?text=Звезда%204824" xlink:type="simple">2848.0</text:a></text:p>
          </table:table-cell>
          <table:table-cell office:value-type="string" calcext:value-type="string">
            <text:p><text:a xlink:href="https://i-modelist.ru/search.html?all=1&amp;q=4824%20звезда&amp;x=0&amp;y=0" xlink:type="simple">3390.0</text:a></text:p>
          </table:table-cell>
          <table:table-cell office:value-type="string" calcext:value-type="string">
            <text:p><text:a xlink:href="https://www.platcdarm.ru/tovar/?q=4824%20звезда" xlink:type="simple">3390.0</text:a></text:p>
          </table:table-cell>
          <table:table-cell office:value-type="string" calcext:value-type="string">
            <text:p><text:a xlink:href="https://mirmodelista.ru/searchSmart/?query=%224824%22" xlink:type="simple">3384.0</text:a></text:p>
          </table:table-cell>
          <table:table-cell office:value-type="string" calcext:value-type="string">
            <text:p><text:a xlink:href="https://mirmodspb.ru/magazin/product/4824-rossijskij-mnogofunkcionalnyj-istrebitel-pyatogo-pokoleniya-su-57" xlink:type="simple">3390.0</text:a></text:p>
          </table:table-cell>
          <table:table-cell office:value-type="string" calcext:value-type="string">
            <text:p><text:a xlink:href="https://www.modelismus.com/search?q=4824%20звезда" xlink:type="simple">3390.0</text:a></text:p>
          </table:table-cell>
          <table:table-cell office:value-type="string" calcext:value-type="string">
            <text:p><text:a xlink:href="https://ruscale.ru/search/?query=звезда%204824" xlink:type="simple">3490.0</text:a></text:p>
          </table:table-cell>
          <table:table-cell office:value-type="string" calcext:value-type="string">
            <text:p><text:a xlink:href="https://worldofscale.ru/products?keyword=Звезда%204824" xlink:type="simple">_</text:a></text:p>
          </table:table-cell>
          <table:table-cell office:value-type="string" calcext:value-type="string">
            <text:p><text:a xlink:href="https://warmodel.ru/search/?query=4824" xlink:type="simple">5650.0</text:a></text:p>
          </table:table-cell>
          <table:table-cell office:value-type="string" calcext:value-type="string">
            <text:p><text:a xlink:href="https://models-market.ru/search?search=4824&amp;brand_search=&amp;scale=&amp;category=" xlink:type="simple">1990.0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4824&amp;dispatch=products.search" xlink:type="simple">_</text:a></text:p>
          </table:table-cell>
          <table:table-cell office:value-type="string" calcext:value-type="string">
            <text:p><text:a xlink:href="https://leonardo.ru/ishop/?search=zvezda%204824" xlink:type="simple">_</text:a></text:p>
          </table:table-cell>
          <table:table-cell office:value-type="string" calcext:value-type="string">
            <text:p><text:a xlink:href="https://www.detmir.ru/search/results/?qt=Звезда%204824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zvezda-9057-star-destroyer--1015360" xlink:type="simple">Star Wars Star Destroyer, Zvezda 9057 (2016)</text:a></text:p>
          </table:table-cell>
          <table:table-cell table:style-name="ce7" office:value-type="string" calcext:value-type="string">
            <text:p><text:a xlink:href="https://aliexpress.ru/item/1005003875055797.html?sku_id=12000027369032261" xlink:type="simple">2874.0</text:a></text:p>
          </table:table-cell>
          <table:table-cell office:value-type="string" calcext:value-type="string">
            <text:p><text:a xlink:href="https://model-lavka.ru/catalog?query=звезда%209057&amp;_csrf=&amp;name=&amp;priceFrom=&amp;priceTo=&amp;availability=&amp;availability=all&amp;scale=" xlink:type="simple">6088.0</text:a></text:p>
          </table:table-cell>
          <table:table-cell office:value-type="string" calcext:value-type="string">
            <text:p><text:a xlink:href="https://spb.modelist.spb.ru/search/index.php?q=9057%20звезда&amp;s=" xlink:type="simple">6690.0</text:a></text:p>
          </table:table-cell>
          <table:table-cell office:value-type="string" calcext:value-type="string">
            <text:p><text:a xlink:href="https://market.yandex.ru/search?text=Звезда%209057" xlink:type="simple">5390.0</text:a></text:p>
          </table:table-cell>
          <table:table-cell office:value-type="string" calcext:value-type="string">
            <text:p><text:a xlink:href="https://i-modelist.ru/search.html?all=1&amp;q=9057%20звезда&amp;x=0&amp;y=0" xlink:type="simple">OOS</text:a></text:p>
          </table:table-cell>
          <table:table-cell office:value-type="string" calcext:value-type="string">
            <text:p><text:a xlink:href="https://www.platcdarm.ru/tovar/?q=9057%20звезда" xlink:type="simple">OOS</text:a></text:p>
          </table:table-cell>
          <table:table-cell office:value-type="string" calcext:value-type="string">
            <text:p><text:a xlink:href="https://mirmodelista.ru/searchSmart/?query=%229057%22" xlink:type="simple">6596.0</text:a></text:p>
          </table:table-cell>
          <table:table-cell office:value-type="string" calcext:value-type="string">
            <text:p><text:a xlink:href="https://mirmodspb.ru/magazin/product/104696215" xlink:type="simple">6690.0</text:a></text:p>
          </table:table-cell>
          <table:table-cell office:value-type="string" calcext:value-type="string">
            <text:p><text:a xlink:href="https://www.modelismus.com/search?q=9057%20звезда" xlink:type="simple">_</text:a></text:p>
          </table:table-cell>
          <table:table-cell office:value-type="string" calcext:value-type="string">
            <text:p><text:a xlink:href="https://ruscale.ru/search/?query=звезда%209057" xlink:type="simple">6930.0</text:a></text:p>
          </table:table-cell>
          <table:table-cell office:value-type="string" calcext:value-type="string">
            <text:p><text:a xlink:href="https://worldofscale.ru/products?keyword=Звезда%209057" xlink:type="simple">_</text:a></text:p>
          </table:table-cell>
          <table:table-cell office:value-type="string" calcext:value-type="string">
            <text:p><text:a xlink:href="https://warmodel.ru/search/?query=9057" xlink:type="simple">_</text:a></text:p>
          </table:table-cell>
          <table:table-cell office:value-type="string" calcext:value-type="string">
            <text:p><text:a xlink:href="https://models-market.ru/search?search=9057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9057&amp;dispatch=products.search" xlink:type="simple">6690.0</text:a></text:p>
          </table:table-cell>
          <table:table-cell office:value-type="string" calcext:value-type="string">
            <text:p><text:a xlink:href="https://leonardo.ru/ishop/?search=zvezda%209057" xlink:type="simple">6690.0</text:a></text:p>
          </table:table-cell>
          <table:table-cell office:value-type="string" calcext:value-type="string">
            <text:p><text:a xlink:href="https://www.detmir.ru/search/results/?qt=Звезда%209057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ero-hobby-kits-h35002-pkw-typ-k1-kuebelwagen-type-82--998683" xlink:type="simple">PKW Typ k1 Kübelwagen Type 82, Hero Hobby Kits H35002 (2016)</text:a></text:p>
          </table:table-cell>
          <table:table-cell office:value-type="string" calcext:value-type="string">
            <text:p><text:a xlink:href="https://aliexpress.ru/wholesale?SearchText=freedom%20model%20kits%20h35002" xlink:type="simple">_</text:a></text:p>
          </table:table-cell>
          <table:table-cell table:style-name="ce8" office:value-type="string" calcext:value-type="string">
            <text:p><text:a xlink:href="https://model-lavka.ru/catalog?query=freedom%20model%20kits%20H35002&amp;_csrf=&amp;name=&amp;priceFrom=&amp;priceTo=&amp;availability=&amp;availability=all&amp;scale=" xlink:type="simple">601.0</text:a></text:p>
          </table:table-cell>
          <table:table-cell office:value-type="string" calcext:value-type="string">
            <text:p><text:a xlink:href="https://spb.modelist.spb.ru/search/index.php?q=H35002%20hero&amp;s=" xlink:type="simple">_</text:a></text:p>
          </table:table-cell>
          <table:table-cell office:value-type="string" calcext:value-type="string">
            <text:p><text:a xlink:href="https://market.yandex.ru/search?text=Freedom%20Model%20Kits%20H35002" xlink:type="simple">_</text:a></text:p>
          </table:table-cell>
          <table:table-cell office:value-type="string" calcext:value-type="string">
            <text:p><text:a xlink:href="https://i-modelist.ru/search.html?all=1&amp;q=H35002%20hero&amp;x=0&amp;y=0" xlink:type="simple">OOS</text:a></text:p>
          </table:table-cell>
          <table:table-cell office:value-type="string" calcext:value-type="string">
            <text:p><text:a xlink:href="https://www.platcdarm.ru/tovar/?q=h35002%20freedom%20model%20kits" xlink:type="simple">_</text:a></text:p>
          </table:table-cell>
          <table:table-cell office:value-type="string" calcext:value-type="string">
            <text:p><text:a xlink:href="https://mirmodelista.ru/searchSmart/?query=%22H35002%22" xlink:type="simple">_</text:a></text:p>
          </table:table-cell>
          <table:table-cell office:value-type="string" calcext:value-type="string">
            <text:p><text:a xlink:href="https://mirmodspb.ru/search?search=H35002" xlink:type="simple">_</text:a></text:p>
          </table:table-cell>
          <table:table-cell office:value-type="string" calcext:value-type="string">
            <text:p><text:a xlink:href="https://www.modelismus.com/search?q=H35002%20hero" xlink:type="simple">865.0</text:a></text:p>
          </table:table-cell>
          <table:table-cell office:value-type="string" calcext:value-type="string">
            <text:p><text:a xlink:href="https://ruscale.ru/search/?query=freedom%20model%20kits%20H35002" xlink:type="simple">_</text:a></text:p>
          </table:table-cell>
          <table:table-cell office:value-type="string" calcext:value-type="string">
            <text:p><text:a xlink:href="https://worldofscale.ru/products?keyword=Freedom%20Model%20Kits%20H35002" xlink:type="simple">_</text:a></text:p>
          </table:table-cell>
          <table:table-cell office:value-type="string" calcext:value-type="string">
            <text:p><text:a xlink:href="https://warmodel.ru/search/?query=H35002" xlink:type="simple">_</text:a></text:p>
          </table:table-cell>
          <table:table-cell office:value-type="string" calcext:value-type="string">
            <text:p><text:a xlink:href="https://models-market.ru/search?search=H35002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H35002&amp;dispatch=products.search" xlink:type="simple">_</text:a></text:p>
          </table:table-cell>
          <table:table-cell office:value-type="string" calcext:value-type="string">
            <text:p><text:a xlink:href="https://leonardo.ru/ishop/?search=freedom%20model%20kits%20H35002" xlink:type="simple">_</text:a></text:p>
          </table:table-cell>
          <table:table-cell office:value-type="string" calcext:value-type="string">
            <text:p><text:a xlink:href="https://www.detmir.ru/search/results/?qt=Freedom%20Model%20Kits%20H35002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ero-hobby-kits-h35001-pkwk2s-schwimmwagen-type-166--998682" xlink:type="simple">Pkw.K2s Schwimmwagen Type 166, Hero Hobby Kits H35001 (2016)</text:a></text:p>
          </table:table-cell>
          <table:table-cell office:value-type="string" calcext:value-type="string">
            <text:p><text:a xlink:href="https://aliexpress.ru/wholesale?SearchText=freedom%20model%20kits%20h35001" xlink:type="simple">_</text:a></text:p>
          </table:table-cell>
          <table:table-cell table:style-name="ce8" office:value-type="string" calcext:value-type="string">
            <text:p><text:a xlink:href="https://model-lavka.ru/catalog?query=freedom%20model%20kits%20H35001&amp;_csrf=&amp;name=&amp;priceFrom=&amp;priceTo=&amp;availability=&amp;availability=all&amp;scale=" xlink:type="simple">655.0</text:a></text:p>
          </table:table-cell>
          <table:table-cell office:value-type="string" calcext:value-type="string">
            <text:p><text:a xlink:href="https://spb.modelist.spb.ru/search/index.php?q=H35001%20hero&amp;s=" xlink:type="simple">_</text:a></text:p>
          </table:table-cell>
          <table:table-cell office:value-type="string" calcext:value-type="string">
            <text:p><text:a xlink:href="https://market.yandex.ru/search?text=Freedom%20Model%20Kits%20H35001" xlink:type="simple">_</text:a></text:p>
          </table:table-cell>
          <table:table-cell office:value-type="string" calcext:value-type="string">
            <text:p><text:a xlink:href="https://i-modelist.ru/search.html?all=1&amp;q=H35001%20hero&amp;x=0&amp;y=0" xlink:type="simple">OOS</text:a></text:p>
          </table:table-cell>
          <table:table-cell office:value-type="string" calcext:value-type="string">
            <text:p><text:a xlink:href="https://www.platcdarm.ru/tovar/?q=h35001%20freedom%20model%20kits" xlink:type="simple">_</text:a></text:p>
          </table:table-cell>
          <table:table-cell office:value-type="string" calcext:value-type="string">
            <text:p><text:a xlink:href="https://mirmodelista.ru/searchSmart/?query=%22H35001%22" xlink:type="simple">_</text:a></text:p>
          </table:table-cell>
          <table:table-cell office:value-type="string" calcext:value-type="string">
            <text:p><text:a xlink:href="https://mirmodspb.ru/search?search=H35001" xlink:type="simple">_</text:a></text:p>
          </table:table-cell>
          <table:table-cell office:value-type="string" calcext:value-type="string">
            <text:p><text:a xlink:href="https://www.modelismus.com/search?q=H35001%20hero" xlink:type="simple">865.0</text:a></text:p>
          </table:table-cell>
          <table:table-cell office:value-type="string" calcext:value-type="string">
            <text:p><text:a xlink:href="https://ruscale.ru/search/?query=freedom%20model%20kits%20H35001" xlink:type="simple">_</text:a></text:p>
          </table:table-cell>
          <table:table-cell office:value-type="string" calcext:value-type="string">
            <text:p><text:a xlink:href="https://worldofscale.ru/products?keyword=Freedom%20Model%20Kits%20H35001" xlink:type="simple">_</text:a></text:p>
          </table:table-cell>
          <table:table-cell office:value-type="string" calcext:value-type="string">
            <text:p><text:a xlink:href="https://warmodel.ru/search/?query=H35001" xlink:type="simple">1190.0</text:a></text:p>
          </table:table-cell>
          <table:table-cell office:value-type="string" calcext:value-type="string">
            <text:p><text:a xlink:href="https://models-market.ru/search?search=H35001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H35001&amp;dispatch=products.search" xlink:type="simple">_</text:a></text:p>
          </table:table-cell>
          <table:table-cell office:value-type="string" calcext:value-type="string">
            <text:p><text:a xlink:href="https://leonardo.ru/ishop/?search=freedom%20model%20kits%20H35001" xlink:type="simple">_</text:a></text:p>
          </table:table-cell>
          <table:table-cell office:value-type="string" calcext:value-type="string">
            <text:p><text:a xlink:href="https://www.detmir.ru/search/results/?qt=Freedom%20Model%20Kits%20H3500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obbyboss-83888-skoda-pa-2-turtle--1013353" xlink:type="simple">Škoda PA-2 Turtle, HobbyBoss 83888 (2016)</text:a></text:p>
          </table:table-cell>
          <table:table-cell office:value-type="string" calcext:value-type="string">
            <text:p><text:a xlink:href="https://aliexpress.ru/item/32827703718.html?sku_id=64898351525" xlink:type="simple">5857.28</text:a></text:p>
          </table:table-cell>
          <table:table-cell office:value-type="string" calcext:value-type="string">
            <text:p><text:a xlink:href="https://model-lavka.ru/catalog?query=hobby%20boss%2083888&amp;_csrf=&amp;name=&amp;priceFrom=&amp;priceTo=&amp;availability=&amp;availability=all&amp;scale=" xlink:type="simple">1669.0</text:a></text:p>
          </table:table-cell>
          <table:table-cell table:style-name="ce8" office:value-type="string" calcext:value-type="string">
            <text:p><text:a xlink:href="https://spb.modelist.spb.ru/search/index.php?q=83888%20hobby%20boss&amp;s=" xlink:type="simple">1550.0</text:a></text:p>
          </table:table-cell>
          <table:table-cell office:value-type="string" calcext:value-type="string">
            <text:p><text:a xlink:href="https://market.yandex.ru/search?text=Hobby%20Boss%2083888" xlink:type="simple">_</text:a></text:p>
          </table:table-cell>
          <table:table-cell office:value-type="string" calcext:value-type="string">
            <text:p><text:a xlink:href="https://i-modelist.ru/search.html?all=1&amp;q=83888%20hobbyboss&amp;x=0&amp;y=0" xlink:type="simple">OOS</text:a></text:p>
          </table:table-cell>
          <table:table-cell office:value-type="string" calcext:value-type="string">
            <text:p><text:a xlink:href="https://www.platcdarm.ru/tovar/?q=83888%20hobby%20boss" xlink:type="simple">1830.0</text:a></text:p>
          </table:table-cell>
          <table:table-cell office:value-type="string" calcext:value-type="string">
            <text:p><text:a xlink:href="https://mirmodelista.ru/searchSmart/?query=%2283888%22" xlink:type="simple">_</text:a></text:p>
          </table:table-cell>
          <table:table-cell office:value-type="string" calcext:value-type="string">
            <text:p><text:a xlink:href="https://mirmodspb.ru/search?search=83888" xlink:type="simple">_</text:a></text:p>
          </table:table-cell>
          <table:table-cell office:value-type="string" calcext:value-type="string">
            <text:p><text:a xlink:href="https://www.modelismus.com/search?q=83888%20hobby%20boss" xlink:type="simple">1990.0</text:a></text:p>
          </table:table-cell>
          <table:table-cell office:value-type="string" calcext:value-type="string">
            <text:p><text:a xlink:href="https://ruscale.ru/search/?query=hobby%20boss%2083888" xlink:type="simple">1900.0</text:a></text:p>
          </table:table-cell>
          <table:table-cell office:value-type="string" calcext:value-type="string">
            <text:p><text:a xlink:href="https://worldofscale.ru/products?keyword=Hobby%20Boss%2083888" xlink:type="simple">_</text:a></text:p>
          </table:table-cell>
          <table:table-cell office:value-type="string" calcext:value-type="string">
            <text:p><text:a xlink:href="https://warmodel.ru/search/?query=83888" xlink:type="simple">_</text:a></text:p>
          </table:table-cell>
          <table:table-cell office:value-type="string" calcext:value-type="string">
            <text:p><text:a xlink:href="https://models-market.ru/search?search=83888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83888&amp;dispatch=products.search" xlink:type="simple">OOS</text:a></text:p>
          </table:table-cell>
          <table:table-cell office:value-type="string" calcext:value-type="string">
            <text:p><text:a xlink:href="https://leonardo.ru/ishop/?search=hobby%20boss%2083888" xlink:type="simple">_</text:a></text:p>
          </table:table-cell>
          <table:table-cell office:value-type="string" calcext:value-type="string">
            <text:p><text:a xlink:href="https://www.detmir.ru/search/results/?qt=Hobby%20Boss%2083888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obbyboss-82442-sdkfz-222-leichter-panzerspaehwagen-2cm--120425" xlink:type="simple">Sd.Kfz. 222 Leichter Panzerspähwagen 2cm, HobbyBoss 82442 (2010)</text:a></text:p>
          </table:table-cell>
          <table:table-cell office:value-type="string" calcext:value-type="string">
            <text:p><text:a xlink:href="https://aliexpress.ru/item/32237077174.html?sku_id=56526134223" xlink:type="simple">1802.13</text:a></text:p>
          </table:table-cell>
          <table:table-cell office:value-type="string" calcext:value-type="string">
            <text:p><text:a xlink:href="https://model-lavka.ru/catalog?query=hobby%20boss%2082442&amp;_csrf=&amp;name=&amp;priceFrom=&amp;priceTo=&amp;availability=&amp;availability=all&amp;scale=" xlink:type="simple">1994.0</text:a></text:p>
          </table:table-cell>
          <table:table-cell office:value-type="string" calcext:value-type="string">
            <text:p><text:a xlink:href="https://spb.modelist.spb.ru/search/index.php?q=82442%20hobby%20boss&amp;s=" xlink:type="simple">2376.0</text:a></text:p>
          </table:table-cell>
          <table:table-cell office:value-type="string" calcext:value-type="string">
            <text:p><text:a xlink:href="https://market.yandex.ru/search?text=Hobby%20Boss%2082442" xlink:type="simple">2202.0</text:a></text:p>
          </table:table-cell>
          <table:table-cell office:value-type="string" calcext:value-type="string">
            <text:p><text:a xlink:href="https://i-modelist.ru/search.html?all=1&amp;q=82442%20hobbyboss&amp;x=0&amp;y=0" xlink:type="simple">2376.0</text:a></text:p>
          </table:table-cell>
          <table:table-cell office:value-type="string" calcext:value-type="string">
            <text:p><text:a xlink:href="https://www.platcdarm.ru/tovar/?q=82442%20hobby%20boss" xlink:type="simple">2380.0</text:a></text:p>
          </table:table-cell>
          <table:table-cell office:value-type="string" calcext:value-type="string">
            <text:p><text:a xlink:href="https://mirmodelista.ru/searchSmart/?query=%2282442%22" xlink:type="simple">OOS</text:a></text:p>
          </table:table-cell>
          <table:table-cell office:value-type="string" calcext:value-type="string">
            <text:p><text:a xlink:href="https://mirmodspb.ru/search?search=82442" xlink:type="simple">_</text:a></text:p>
          </table:table-cell>
          <table:table-cell office:value-type="string" calcext:value-type="string">
            <text:p><text:a xlink:href="https://www.modelismus.com/search?q=82442%20hobby%20boss" xlink:type="simple">2900.0</text:a></text:p>
          </table:table-cell>
          <table:table-cell office:value-type="string" calcext:value-type="string">
            <text:p><text:a xlink:href="https://ruscale.ru/search/?query=hobby%20boss%2082442" xlink:type="simple">1830.0</text:a></text:p>
          </table:table-cell>
          <table:table-cell office:value-type="string" calcext:value-type="string">
            <text:p><text:a xlink:href="https://worldofscale.ru/products?keyword=Hobby%20Boss%2082442" xlink:type="simple">_</text:a></text:p>
          </table:table-cell>
          <table:table-cell table:style-name="ce8" office:value-type="string" calcext:value-type="string">
            <text:p><text:a xlink:href="https://warmodel.ru/search/?query=82442" xlink:type="simple">1690.0</text:a></text:p>
          </table:table-cell>
          <table:table-cell office:value-type="string" calcext:value-type="string">
            <text:p><text:a xlink:href="https://models-market.ru/search?search=82442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82442&amp;dispatch=products.search" xlink:type="simple">_</text:a></text:p>
          </table:table-cell>
          <table:table-cell office:value-type="string" calcext:value-type="string">
            <text:p><text:a xlink:href="https://leonardo.ru/ishop/?search=hobby%20boss%2082442" xlink:type="simple">_</text:a></text:p>
          </table:table-cell>
          <table:table-cell office:value-type="string" calcext:value-type="string">
            <text:p><text:a xlink:href="https://www.detmir.ru/search/results/?qt=Hobby%20Boss%2082442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obbyboss-82448-defender-110-hardtop--120414" xlink:type="simple">Defender 110 Hardtop, HobbyBoss 82448 (2011)</text:a></text:p>
          </table:table-cell>
          <table:table-cell office:value-type="string" calcext:value-type="string">
            <text:p><text:a xlink:href="https://aliexpress.ru/item/1005004332087798.html?sku_id=12000028789067883" xlink:type="simple">1841.34</text:a></text:p>
          </table:table-cell>
          <table:table-cell office:value-type="string" calcext:value-type="string">
            <text:p><text:a xlink:href="https://model-lavka.ru/catalog?query=hobby%20boss%2082448&amp;_csrf=&amp;name=&amp;priceFrom=&amp;priceTo=&amp;availability=&amp;availability=all&amp;scale=" xlink:type="simple">1994.0</text:a></text:p>
          </table:table-cell>
          <table:table-cell table:style-name="ce8" office:value-type="string" calcext:value-type="string">
            <text:p><text:a xlink:href="https://spb.modelist.spb.ru/search/index.php?q=82448%20hobby%20boss&amp;s=" xlink:type="simple">1620.0</text:a></text:p>
          </table:table-cell>
          <table:table-cell office:value-type="string" calcext:value-type="string">
            <text:p><text:a xlink:href="https://market.yandex.ru/search?text=Hobby%20Boss%2082448" xlink:type="simple">_</text:a></text:p>
          </table:table-cell>
          <table:table-cell office:value-type="string" calcext:value-type="string">
            <text:p><text:a xlink:href="https://i-modelist.ru/search.html?all=1&amp;q=82448%20hobbyboss&amp;x=0&amp;y=0" xlink:type="simple">2184.0</text:a></text:p>
          </table:table-cell>
          <table:table-cell office:value-type="string" calcext:value-type="string">
            <text:p><text:a xlink:href="https://www.platcdarm.ru/tovar/?q=82448%20hobby%20boss" xlink:type="simple">_</text:a></text:p>
          </table:table-cell>
          <table:table-cell office:value-type="string" calcext:value-type="string">
            <text:p><text:a xlink:href="https://mirmodelista.ru/searchSmart/?query=%2282448%22" xlink:type="simple">OOS</text:a></text:p>
          </table:table-cell>
          <table:table-cell office:value-type="string" calcext:value-type="string">
            <text:p><text:a xlink:href="https://mirmodspb.ru/search?search=82448" xlink:type="simple">_</text:a></text:p>
          </table:table-cell>
          <table:table-cell office:value-type="string" calcext:value-type="string">
            <text:p><text:a xlink:href="https://www.modelismus.com/search?q=82448%20hobby%20boss" xlink:type="simple">_</text:a></text:p>
          </table:table-cell>
          <table:table-cell office:value-type="string" calcext:value-type="string">
            <text:p><text:a xlink:href="https://ruscale.ru/search/?query=hobby%20boss%2082448" xlink:type="simple">2010.0</text:a></text:p>
          </table:table-cell>
          <table:table-cell office:value-type="string" calcext:value-type="string">
            <text:p><text:a xlink:href="https://worldofscale.ru/products?keyword=Hobby%20Boss%2082448" xlink:type="simple">_</text:a></text:p>
          </table:table-cell>
          <table:table-cell office:value-type="string" calcext:value-type="string">
            <text:p><text:a xlink:href="https://warmodel.ru/search/?query=82448" xlink:type="simple">1690.0</text:a></text:p>
          </table:table-cell>
          <table:table-cell office:value-type="string" calcext:value-type="string">
            <text:p><text:a xlink:href="https://models-market.ru/search?search=82448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82448&amp;dispatch=products.search" xlink:type="simple">_</text:a></text:p>
          </table:table-cell>
          <table:table-cell office:value-type="string" calcext:value-type="string">
            <text:p><text:a xlink:href="https://leonardo.ru/ishop/?search=hobby%20boss%2082448" xlink:type="simple">_</text:a></text:p>
          </table:table-cell>
          <table:table-cell office:value-type="string" calcext:value-type="string">
            <text:p><text:a xlink:href="https://www.detmir.ru/search/results/?qt=Hobby%20Boss%2082448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obbyboss-83889-m35-mittlere-panzerwagen-adgz-daimler--1012716" xlink:type="simple">M35 Mittlere Panzerwagen (ADGZ-Daimler), HobbyBoss 83889 (2017)</text:a></text:p>
          </table:table-cell>
          <table:table-cell office:value-type="string" calcext:value-type="string">
            <text:p><text:a xlink:href="https://aliexpress.ru/item/1005003994862535.html?sku_id=12000027679165240" xlink:type="simple">2237.46</text:a></text:p>
          </table:table-cell>
          <table:table-cell table:style-name="ce8" office:value-type="string" calcext:value-type="string">
            <text:p><text:a xlink:href="https://model-lavka.ru/catalog?query=hobby%20boss%2083889&amp;_csrf=&amp;name=&amp;priceFrom=&amp;priceTo=&amp;availability=&amp;availability=all&amp;scale=" xlink:type="simple">2158.0</text:a></text:p>
          </table:table-cell>
          <table:table-cell office:value-type="string" calcext:value-type="string">
            <text:p><text:a xlink:href="https://spb.modelist.spb.ru/search/index.php?q=83889%20hobby%20boss&amp;s=" xlink:type="simple">2550.0</text:a></text:p>
          </table:table-cell>
          <table:table-cell office:value-type="string" calcext:value-type="string">
            <text:p><text:a xlink:href="https://market.yandex.ru/search?text=Hobby%20Boss%2083889" xlink:type="simple">_</text:a></text:p>
          </table:table-cell>
          <table:table-cell office:value-type="string" calcext:value-type="string">
            <text:p><text:a xlink:href="https://i-modelist.ru/search.html?all=1&amp;q=83889%20hobbyboss&amp;x=0&amp;y=0" xlink:type="simple">OOS</text:a></text:p>
          </table:table-cell>
          <table:table-cell office:value-type="string" calcext:value-type="string">
            <text:p><text:a xlink:href="https://www.platcdarm.ru/tovar/?q=83889%20hobby%20boss" xlink:type="simple">OOS</text:a></text:p>
          </table:table-cell>
          <table:table-cell office:value-type="string" calcext:value-type="string">
            <text:p><text:a xlink:href="https://mirmodelista.ru/searchSmart/?query=%2283889%22" xlink:type="simple">OOS</text:a></text:p>
          </table:table-cell>
          <table:table-cell office:value-type="string" calcext:value-type="string">
            <text:p><text:a xlink:href="https://mirmodspb.ru/search?search=83889" xlink:type="simple">_</text:a></text:p>
          </table:table-cell>
          <table:table-cell office:value-type="string" calcext:value-type="string">
            <text:p><text:a xlink:href="https://www.modelismus.com/search?q=83889%20hobby%20boss" xlink:type="simple">2900.0</text:a></text:p>
          </table:table-cell>
          <table:table-cell office:value-type="string" calcext:value-type="string">
            <text:p><text:a xlink:href="https://ruscale.ru/search/?query=hobby%20boss%2083889" xlink:type="simple">2670.0</text:a></text:p>
          </table:table-cell>
          <table:table-cell office:value-type="string" calcext:value-type="string">
            <text:p><text:a xlink:href="https://worldofscale.ru/products?keyword=Hobby%20Boss%2083889" xlink:type="simple">_</text:a></text:p>
          </table:table-cell>
          <table:table-cell office:value-type="string" calcext:value-type="string">
            <text:p><text:a xlink:href="https://warmodel.ru/search/?query=83889" xlink:type="simple">2590.0</text:a></text:p>
          </table:table-cell>
          <table:table-cell office:value-type="string" calcext:value-type="string">
            <text:p><text:a xlink:href="https://models-market.ru/search?search=83889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83889&amp;dispatch=products.search" xlink:type="simple">_</text:a></text:p>
          </table:table-cell>
          <table:table-cell office:value-type="string" calcext:value-type="string">
            <text:p><text:a xlink:href="https://leonardo.ru/ishop/?search=hobby%20boss%2083889" xlink:type="simple">_</text:a></text:p>
          </table:table-cell>
          <table:table-cell office:value-type="string" calcext:value-type="string">
            <text:p><text:a xlink:href="https://www.detmir.ru/search/results/?qt=Hobby%20Boss%2083889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obbyboss-82490-ebr-11-wheeled-reconnaissance-vehicle--155643" xlink:type="simple">EBR-11 Wheeled Reconnaissance Vehicle, HobbyBoss 82490 (2012)</text:a></text:p>
          </table:table-cell>
          <table:table-cell table:style-name="ce8" office:value-type="string" calcext:value-type="string">
            <text:p><text:a xlink:href="https://aliexpress.ru/item/2036599886.html?sku_id=56526274146" xlink:type="simple">2216.51</text:a></text:p>
          </table:table-cell>
          <table:table-cell office:value-type="string" calcext:value-type="string">
            <text:p><text:a xlink:href="https://model-lavka.ru/catalog?query=hobby%20boss%2082490&amp;_csrf=&amp;name=&amp;priceFrom=&amp;priceTo=&amp;availability=&amp;availability=all&amp;scale=" xlink:type="simple">2402.0</text:a></text:p>
          </table:table-cell>
          <table:table-cell office:value-type="string" calcext:value-type="string">
            <text:p><text:a xlink:href="https://spb.modelist.spb.ru/search/index.php?q=82490%20hobby%20boss&amp;s=" xlink:type="simple">2917.0</text:a></text:p>
          </table:table-cell>
          <table:table-cell office:value-type="string" calcext:value-type="string">
            <text:p><text:a xlink:href="https://market.yandex.ru/search?text=Hobby%20Boss%2082490" xlink:type="simple">2630.0</text:a></text:p>
          </table:table-cell>
          <table:table-cell office:value-type="string" calcext:value-type="string">
            <text:p><text:a xlink:href="https://i-modelist.ru/search.html?all=1&amp;q=82490%20hobbyboss&amp;x=0&amp;y=0" xlink:type="simple">OOS</text:a></text:p>
          </table:table-cell>
          <table:table-cell office:value-type="string" calcext:value-type="string">
            <text:p><text:a xlink:href="https://www.platcdarm.ru/tovar/?q=82490%20hobby%20boss" xlink:type="simple">2630.0</text:a></text:p>
          </table:table-cell>
          <table:table-cell office:value-type="string" calcext:value-type="string">
            <text:p><text:a xlink:href="https://mirmodelista.ru/searchSmart/?query=%2282490%22" xlink:type="simple">_</text:a></text:p>
          </table:table-cell>
          <table:table-cell office:value-type="string" calcext:value-type="string">
            <text:p><text:a xlink:href="https://mirmodspb.ru/search?search=82490" xlink:type="simple">_</text:a></text:p>
          </table:table-cell>
          <table:table-cell office:value-type="string" calcext:value-type="string">
            <text:p><text:a xlink:href="https://www.modelismus.com/search?q=82490%20hobby%20boss" xlink:type="simple">2950.0</text:a></text:p>
          </table:table-cell>
          <table:table-cell office:value-type="string" calcext:value-type="string">
            <text:p><text:a xlink:href="https://ruscale.ru/search/?query=hobby%20boss%2082490" xlink:type="simple">2630.0</text:a></text:p>
          </table:table-cell>
          <table:table-cell office:value-type="string" calcext:value-type="string">
            <text:p><text:a xlink:href="https://worldofscale.ru/products?keyword=Hobby%20Boss%2082490" xlink:type="simple">_</text:a></text:p>
          </table:table-cell>
          <table:table-cell office:value-type="string" calcext:value-type="string">
            <text:p><text:a xlink:href="https://warmodel.ru/search/?query=82490" xlink:type="simple">2590.0</text:a></text:p>
          </table:table-cell>
          <table:table-cell office:value-type="string" calcext:value-type="string">
            <text:p><text:a xlink:href="https://models-market.ru/search?search=82490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82490&amp;dispatch=products.search" xlink:type="simple">_</text:a></text:p>
          </table:table-cell>
          <table:table-cell office:value-type="string" calcext:value-type="string">
            <text:p><text:a xlink:href="https://leonardo.ru/ishop/?search=hobby%20boss%2082490" xlink:type="simple">_</text:a></text:p>
          </table:table-cell>
          <table:table-cell office:value-type="string" calcext:value-type="string">
            <text:p><text:a xlink:href="https://www.detmir.ru/search/results/?qt=Hobby%20Boss%208249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hobbyboss-85501-152mm-shkh-dana-vz77--114072" xlink:type="simple">152mm ShkH DANA vz.77, HobbyBoss 85501 (2010)</text:a></text:p>
          </table:table-cell>
          <table:table-cell table:style-name="ce8" office:value-type="string" calcext:value-type="string">
            <text:p><text:a xlink:href="https://aliexpress.ru/item/1005001914941974.html?sku_id=12000018102413375" xlink:type="simple">3252.77</text:a></text:p>
          </table:table-cell>
          <table:table-cell office:value-type="string" calcext:value-type="string">
            <text:p><text:a xlink:href="https://model-lavka.ru/catalog?query=hobby%20boss%2085501&amp;_csrf=&amp;name=&amp;priceFrom=&amp;priceTo=&amp;availability=&amp;availability=all&amp;scale=" xlink:type="simple">3812.0</text:a></text:p>
          </table:table-cell>
          <table:table-cell office:value-type="string" calcext:value-type="string">
            <text:p><text:a xlink:href="https://spb.modelist.spb.ru/search/index.php?q=85501%20hobby%20boss&amp;s=" xlink:type="simple">4542.0</text:a></text:p>
          </table:table-cell>
          <table:table-cell office:value-type="string" calcext:value-type="string">
            <text:p><text:a xlink:href="https://market.yandex.ru/search?text=Hobby%20Boss%2085501" xlink:type="simple">4211.0</text:a></text:p>
          </table:table-cell>
          <table:table-cell office:value-type="string" calcext:value-type="string">
            <text:p><text:a xlink:href="https://i-modelist.ru/search.html?all=1&amp;q=85501%20hobbyboss&amp;x=0&amp;y=0" xlink:type="simple">4542.0</text:a></text:p>
          </table:table-cell>
          <table:table-cell office:value-type="string" calcext:value-type="string">
            <text:p><text:a xlink:href="https://www.platcdarm.ru/tovar/?q=85501%20hobby%20boss" xlink:type="simple">4180.0</text:a></text:p>
          </table:table-cell>
          <table:table-cell office:value-type="string" calcext:value-type="string">
            <text:p><text:a xlink:href="https://mirmodelista.ru/searchSmart/?query=%2285501%22" xlink:type="simple">3870.0</text:a></text:p>
          </table:table-cell>
          <table:table-cell office:value-type="string" calcext:value-type="string">
            <text:p><text:a xlink:href="https://mirmodspb.ru/search?search=85501" xlink:type="simple">_</text:a></text:p>
          </table:table-cell>
          <table:table-cell office:value-type="string" calcext:value-type="string">
            <text:p><text:a xlink:href="https://www.modelismus.com/search?q=85501%20hobby%20boss" xlink:type="simple">6310.0</text:a></text:p>
          </table:table-cell>
          <table:table-cell office:value-type="string" calcext:value-type="string">
            <text:p><text:a xlink:href="https://ruscale.ru/search/?query=hobby%20boss%2085501" xlink:type="simple">4170.0</text:a></text:p>
          </table:table-cell>
          <table:table-cell office:value-type="string" calcext:value-type="string">
            <text:p><text:a xlink:href="https://worldofscale.ru/products?keyword=Hobby%20Boss%2085501" xlink:type="simple">5026.0</text:a></text:p>
          </table:table-cell>
          <table:table-cell office:value-type="string" calcext:value-type="string">
            <text:p><text:a xlink:href="https://warmodel.ru/search/?query=85501" xlink:type="simple">3490.0</text:a></text:p>
          </table:table-cell>
          <table:table-cell office:value-type="string" calcext:value-type="string">
            <text:p><text:a xlink:href="https://models-market.ru/search?search=85501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85501&amp;dispatch=products.search" xlink:type="simple">_</text:a></text:p>
          </table:table-cell>
          <table:table-cell office:value-type="string" calcext:value-type="string">
            <text:p><text:a xlink:href="https://leonardo.ru/ishop/?search=hobby%20boss%2085501" xlink:type="simple">_</text:a></text:p>
          </table:table-cell>
          <table:table-cell office:value-type="string" calcext:value-type="string">
            <text:p><text:a xlink:href="https://www.detmir.ru/search/results/?qt=Hobby%20Boss%208550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rumpeter-01582-btr-50pk-apc--102870" xlink:type="simple">Russian BTR-50PK APC, Trumpeter 01582 (2011)</text:a></text:p>
          </table:table-cell>
          <table:table-cell table:style-name="ce8" office:value-type="string" calcext:value-type="string">
            <text:p><text:a xlink:href="https://aliexpress.ru/item/1005004363463540.html?sku_id=12000028914276063" xlink:type="simple">2065.09</text:a></text:p>
          </table:table-cell>
          <table:table-cell office:value-type="string" calcext:value-type="string">
            <text:p><text:a xlink:href="https://model-lavka.ru/catalog?query=trumpeter%2001582&amp;_csrf=&amp;name=&amp;priceFrom=&amp;priceTo=&amp;availability=&amp;availability=all&amp;scale=" xlink:type="simple">2084.0</text:a></text:p>
          </table:table-cell>
          <table:table-cell office:value-type="string" calcext:value-type="string">
            <text:p><text:a xlink:href="https://spb.modelist.spb.ru/search/index.php?q=01582%20trumpeter&amp;s=" xlink:type="simple">2564.0</text:a></text:p>
          </table:table-cell>
          <table:table-cell office:value-type="string" calcext:value-type="string">
            <text:p><text:a xlink:href="https://market.yandex.ru/search?text=Trumpeter%2001582" xlink:type="simple">2450.0</text:a></text:p>
          </table:table-cell>
          <table:table-cell office:value-type="string" calcext:value-type="string">
            <text:p><text:a xlink:href="https://i-modelist.ru/search.html?all=1&amp;q=01582%20трубач&amp;x=0&amp;y=0" xlink:type="simple">2355.0</text:a></text:p>
          </table:table-cell>
          <table:table-cell office:value-type="string" calcext:value-type="string">
            <text:p><text:a xlink:href="https://www.platcdarm.ru/tovar/?q=01582%20trumpeter" xlink:type="simple">2450.0</text:a></text:p>
          </table:table-cell>
          <table:table-cell office:value-type="string" calcext:value-type="string">
            <text:p><text:a xlink:href="https://mirmodelista.ru/searchSmart/?query=%2201582%22" xlink:type="simple">OOS</text:a></text:p>
          </table:table-cell>
          <table:table-cell office:value-type="string" calcext:value-type="string">
            <text:p><text:a xlink:href="https://mirmodspb.ru/search?search=01582" xlink:type="simple">_</text:a></text:p>
          </table:table-cell>
          <table:table-cell office:value-type="string" calcext:value-type="string">
            <text:p><text:a xlink:href="https://www.modelismus.com/search?q=01582%20trumpeter" xlink:type="simple">3150.0</text:a></text:p>
          </table:table-cell>
          <table:table-cell office:value-type="string" calcext:value-type="string">
            <text:p><text:a xlink:href="https://ruscale.ru/search/?query=trumpeter%2001582" xlink:type="simple">2380.0</text:a></text:p>
          </table:table-cell>
          <table:table-cell office:value-type="string" calcext:value-type="string">
            <text:p><text:a xlink:href="https://worldofscale.ru/products?keyword=Trumpeter%2001582" xlink:type="simple">_</text:a></text:p>
          </table:table-cell>
          <table:table-cell office:value-type="string" calcext:value-type="string">
            <text:p><text:a xlink:href="https://warmodel.ru/search/?query=01582" xlink:type="simple">2190.0</text:a></text:p>
          </table:table-cell>
          <table:table-cell office:value-type="string" calcext:value-type="string">
            <text:p><text:a xlink:href="https://models-market.ru/search?search=01582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1582&amp;dispatch=products.search" xlink:type="simple">_</text:a></text:p>
          </table:table-cell>
          <table:table-cell office:value-type="string" calcext:value-type="string">
            <text:p><text:a xlink:href="https://leonardo.ru/ishop/?search=trumpeter%2001582" xlink:type="simple">_</text:a></text:p>
          </table:table-cell>
          <table:table-cell office:value-type="string" calcext:value-type="string">
            <text:p><text:a xlink:href="https://www.detmir.ru/search/results/?qt=Trumpeter%2001582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rumpeter-01580-t-64av-mod-1984--674452" xlink:type="simple">Soviet T-64AV MOD 1984, Trumpeter 01580 (2015)</text:a></text:p>
          </table:table-cell>
          <table:table-cell office:value-type="string" calcext:value-type="string">
            <text:p><text:a xlink:href="https://aliexpress.ru/item/32988332125.html?sku_id=66810775863" xlink:type="simple">2925.6</text:a></text:p>
          </table:table-cell>
          <table:table-cell office:value-type="string" calcext:value-type="string">
            <text:p><text:a xlink:href="https://model-lavka.ru/catalog?query=trumpeter%2001580&amp;_csrf=&amp;name=&amp;priceFrom=&amp;priceTo=&amp;availability=&amp;availability=all&amp;scale=" xlink:type="simple">2841.0</text:a></text:p>
          </table:table-cell>
          <table:table-cell office:value-type="string" calcext:value-type="string">
            <text:p><text:a xlink:href="https://spb.modelist.spb.ru/search/index.php?q=01580%20trumpeter&amp;s=" xlink:type="simple">3426.0</text:a></text:p>
          </table:table-cell>
          <table:table-cell office:value-type="string" calcext:value-type="string">
            <text:p><text:a xlink:href="https://market.yandex.ru/search?text=Trumpeter%2001580" xlink:type="simple">3122.0</text:a></text:p>
          </table:table-cell>
          <table:table-cell office:value-type="string" calcext:value-type="string">
            <text:p><text:a xlink:href="https://i-modelist.ru/search.html?all=1&amp;q=01580%20трубач&amp;x=0&amp;y=0" xlink:type="simple">OOS</text:a></text:p>
          </table:table-cell>
          <table:table-cell office:value-type="string" calcext:value-type="string">
            <text:p><text:a xlink:href="https://www.platcdarm.ru/tovar/?q=01580%20trumpeter" xlink:type="simple">3900.0</text:a></text:p>
          </table:table-cell>
          <table:table-cell office:value-type="string" calcext:value-type="string">
            <text:p><text:a xlink:href="https://mirmodelista.ru/searchSmart/?query=%2201580%22" xlink:type="simple">OOS</text:a></text:p>
          </table:table-cell>
          <table:table-cell office:value-type="string" calcext:value-type="string">
            <text:p><text:a xlink:href="https://mirmodspb.ru/search?search=01580" xlink:type="simple">_</text:a></text:p>
          </table:table-cell>
          <table:table-cell office:value-type="string" calcext:value-type="string">
            <text:p><text:a xlink:href="https://www.modelismus.com/search?q=01580%20trumpeter" xlink:type="simple">4610.0</text:a></text:p>
          </table:table-cell>
          <table:table-cell office:value-type="string" calcext:value-type="string">
            <text:p><text:a xlink:href="https://ruscale.ru/search/?query=trumpeter%2001580" xlink:type="simple">3530.0</text:a></text:p>
          </table:table-cell>
          <table:table-cell office:value-type="string" calcext:value-type="string">
            <text:p><text:a xlink:href="https://worldofscale.ru/products?keyword=Trumpeter%2001580" xlink:type="simple">_</text:a></text:p>
          </table:table-cell>
          <table:table-cell table:style-name="ce8" office:value-type="string" calcext:value-type="string">
            <text:p><text:a xlink:href="https://warmodel.ru/search/?query=01580" xlink:type="simple">2580.0</text:a></text:p>
          </table:table-cell>
          <table:table-cell office:value-type="string" calcext:value-type="string">
            <text:p><text:a xlink:href="https://models-market.ru/search?search=01580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1580&amp;dispatch=products.search" xlink:type="simple">_</text:a></text:p>
          </table:table-cell>
          <table:table-cell office:value-type="string" calcext:value-type="string">
            <text:p><text:a xlink:href="https://leonardo.ru/ishop/?search=trumpeter%2001580" xlink:type="simple">_</text:a></text:p>
          </table:table-cell>
          <table:table-cell office:value-type="string" calcext:value-type="string">
            <text:p><text:a xlink:href="https://www.detmir.ru/search/results/?qt=Trumpeter%200158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rumpeter-09516-rooikat-afv--1085342" xlink:type="simple">South African Rooikat AFV, Trumpeter 09516 (2017)</text:a></text:p>
          </table:table-cell>
          <table:table-cell office:value-type="string" calcext:value-type="string">
            <text:p><text:a xlink:href="https://aliexpress.ru/item/32987901147.html?sku_id=66852238704" xlink:type="simple">3095.95</text:a></text:p>
          </table:table-cell>
          <table:table-cell office:value-type="string" calcext:value-type="string">
            <text:p><text:a xlink:href="https://model-lavka.ru/catalog?query=trumpeter%2009516&amp;_csrf=&amp;name=&amp;priceFrom=&amp;priceTo=&amp;availability=&amp;availability=all&amp;scale=" xlink:type="simple">3949.0</text:a></text:p>
          </table:table-cell>
          <table:table-cell table:style-name="ce8" office:value-type="string" calcext:value-type="string">
            <text:p><text:a xlink:href="https://spb.modelist.spb.ru/search/index.php?q=09516%20trumpeter&amp;s=" xlink:type="simple">2950.0</text:a></text:p>
          </table:table-cell>
          <table:table-cell office:value-type="string" calcext:value-type="string">
            <text:p><text:a xlink:href="https://market.yandex.ru/search?text=Trumpeter%2009516" xlink:type="simple">_</text:a></text:p>
          </table:table-cell>
          <table:table-cell office:value-type="string" calcext:value-type="string">
            <text:p><text:a xlink:href="https://i-modelist.ru/search.html?all=1&amp;q=09516%20трубач&amp;x=0&amp;y=0" xlink:type="simple">OOS</text:a></text:p>
          </table:table-cell>
          <table:table-cell office:value-type="string" calcext:value-type="string">
            <text:p><text:a xlink:href="https://www.platcdarm.ru/tovar/?q=09516%20trumpeter" xlink:type="simple">OOS</text:a></text:p>
          </table:table-cell>
          <table:table-cell office:value-type="string" calcext:value-type="string">
            <text:p><text:a xlink:href="https://mirmodelista.ru/searchSmart/?query=%2209516%22" xlink:type="simple">_</text:a></text:p>
          </table:table-cell>
          <table:table-cell table:style-name="ce8" office:value-type="string" calcext:value-type="string">
            <text:p><text:a xlink:href="https://mirmodspb.ru/magazin/product/09516-south-african-rooikat-afv" xlink:type="simple">2950.0</text:a></text:p>
          </table:table-cell>
          <table:table-cell office:value-type="string" calcext:value-type="string">
            <text:p><text:a xlink:href="https://www.modelismus.com/search?q=09516%20trumpeter" xlink:type="simple">3490.0</text:a></text:p>
          </table:table-cell>
          <table:table-cell office:value-type="string" calcext:value-type="string">
            <text:p><text:a xlink:href="https://ruscale.ru/search/?query=trumpeter%2009516" xlink:type="simple">3970.0</text:a></text:p>
          </table:table-cell>
          <table:table-cell office:value-type="string" calcext:value-type="string">
            <text:p><text:a xlink:href="https://worldofscale.ru/products?keyword=Trumpeter%2009516" xlink:type="simple">OOS</text:a></text:p>
          </table:table-cell>
          <table:table-cell office:value-type="string" calcext:value-type="string">
            <text:p><text:a xlink:href="https://warmodel.ru/search/?query=09516" xlink:type="simple">3690.0</text:a></text:p>
          </table:table-cell>
          <table:table-cell office:value-type="string" calcext:value-type="string">
            <text:p><text:a xlink:href="https://models-market.ru/search?search=09516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9516&amp;dispatch=products.search" xlink:type="simple">_</text:a></text:p>
          </table:table-cell>
          <table:table-cell office:value-type="string" calcext:value-type="string">
            <text:p><text:a xlink:href="https://leonardo.ru/ishop/?search=trumpeter%2009516" xlink:type="simple">_</text:a></text:p>
          </table:table-cell>
          <table:table-cell office:value-type="string" calcext:value-type="string">
            <text:p><text:a xlink:href="https://www.detmir.ru/search/results/?qt=Trumpeter%2009516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rumpeter-05593-2s7-self-propelled-gun--948921" xlink:type="simple">Soviet 2S7 Self-Propelled Gun, Trumpeter 05593 (2015)</text:a></text:p>
          </table:table-cell>
          <table:table-cell table:style-name="ce8" office:value-type="string" calcext:value-type="string">
            <text:p><text:a xlink:href="https://aliexpress.ru/item/32988324152.html?sku_id=66859613491" xlink:type="simple">4193.03</text:a></text:p>
          </table:table-cell>
          <table:table-cell office:value-type="string" calcext:value-type="string">
            <text:p><text:a xlink:href="https://model-lavka.ru/catalog?query=trumpeter%2005593&amp;_csrf=&amp;name=&amp;priceFrom=&amp;priceTo=&amp;availability=&amp;availability=all&amp;scale=" xlink:type="simple">5081.0</text:a></text:p>
          </table:table-cell>
          <table:table-cell office:value-type="string" calcext:value-type="string">
            <text:p><text:a xlink:href="https://spb.modelist.spb.ru/search/index.php?q=05593%20trumpeter&amp;s=" xlink:type="simple">6258.0</text:a></text:p>
          </table:table-cell>
          <table:table-cell office:value-type="string" calcext:value-type="string">
            <text:p><text:a xlink:href="https://market.yandex.ru/search?text=Trumpeter%2005593" xlink:type="simple">_</text:a></text:p>
          </table:table-cell>
          <table:table-cell office:value-type="string" calcext:value-type="string">
            <text:p><text:a xlink:href="https://i-modelist.ru/search.html?all=1&amp;q=05593%20трубач&amp;x=0&amp;y=0" xlink:type="simple">OOS</text:a></text:p>
          </table:table-cell>
          <table:table-cell office:value-type="string" calcext:value-type="string">
            <text:p><text:a xlink:href="https://www.platcdarm.ru/tovar/?q=05593%20trumpeter" xlink:type="simple">OOS</text:a></text:p>
          </table:table-cell>
          <table:table-cell office:value-type="string" calcext:value-type="string">
            <text:p><text:a xlink:href="https://mirmodelista.ru/searchSmart/?query=%2205593%22" xlink:type="simple">OOS</text:a></text:p>
          </table:table-cell>
          <table:table-cell office:value-type="string" calcext:value-type="string">
            <text:p><text:a xlink:href="https://mirmodspb.ru/search?search=05593" xlink:type="simple">_</text:a></text:p>
          </table:table-cell>
          <table:table-cell office:value-type="string" calcext:value-type="string">
            <text:p><text:a xlink:href="https://www.modelismus.com/search?q=05593%20trumpeter" xlink:type="simple">6990.0</text:a></text:p>
          </table:table-cell>
          <table:table-cell office:value-type="string" calcext:value-type="string">
            <text:p><text:a xlink:href="https://ruscale.ru/search/?query=trumpeter%2005593" xlink:type="simple">5580.0</text:a></text:p>
          </table:table-cell>
          <table:table-cell office:value-type="string" calcext:value-type="string">
            <text:p><text:a xlink:href="https://worldofscale.ru/products?keyword=Trumpeter%2005593" xlink:type="simple">_</text:a></text:p>
          </table:table-cell>
          <table:table-cell office:value-type="string" calcext:value-type="string">
            <text:p><text:a xlink:href="https://warmodel.ru/search/?query=05593" xlink:type="simple">5180.0</text:a></text:p>
          </table:table-cell>
          <table:table-cell office:value-type="string" calcext:value-type="string">
            <text:p><text:a xlink:href="https://models-market.ru/search?search=05593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5593&amp;dispatch=products.search" xlink:type="simple">_</text:a></text:p>
          </table:table-cell>
          <table:table-cell office:value-type="string" calcext:value-type="string">
            <text:p><text:a xlink:href="https://leonardo.ru/ishop/?search=trumpeter%2005593" xlink:type="simple">_</text:a></text:p>
          </table:table-cell>
          <table:table-cell office:value-type="string" calcext:value-type="string">
            <text:p><text:a xlink:href="https://www.detmir.ru/search/results/?qt=Trumpeter%2005593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rumpeter-01041-m142-high-mobility-artillery-rocket-system-himars--1019953" xlink:type="simple">M142 High Mobility Artillery Rocket System (HIMARS), Trumpeter 01041 (2018)</text:a></text:p>
          </table:table-cell>
          <table:table-cell table:style-name="ce8" office:value-type="string" calcext:value-type="string">
            <text:p><text:a xlink:href="https://aliexpress.ru/item/32988356041.html?sku_id=66921088516" xlink:type="simple">3957.8</text:a></text:p>
          </table:table-cell>
          <table:table-cell office:value-type="string" calcext:value-type="string">
            <text:p><text:a xlink:href="https://model-lavka.ru/catalog?query=trumpeter%2001041&amp;_csrf=&amp;name=&amp;priceFrom=&amp;priceTo=&amp;availability=&amp;availability=all&amp;scale=" xlink:type="simple">OOS</text:a></text:p>
          </table:table-cell>
          <table:table-cell office:value-type="string" calcext:value-type="string">
            <text:p><text:a xlink:href="https://spb.modelist.spb.ru/search/index.php?q=01041%20trumpeter&amp;s=" xlink:type="simple">_</text:a></text:p>
          </table:table-cell>
          <table:table-cell office:value-type="string" calcext:value-type="string">
            <text:p><text:a xlink:href="https://market.yandex.ru/search?text=Trumpeter%2001041" xlink:type="simple">_</text:a></text:p>
          </table:table-cell>
          <table:table-cell office:value-type="string" calcext:value-type="string">
            <text:p><text:a xlink:href="https://i-modelist.ru/search.html?all=1&amp;q=01041%20трубач&amp;x=0&amp;y=0" xlink:type="simple">OOS</text:a></text:p>
          </table:table-cell>
          <table:table-cell office:value-type="string" calcext:value-type="string">
            <text:p><text:a xlink:href="https://www.platcdarm.ru/tovar/?q=01041%20trumpeter" xlink:type="simple">_</text:a></text:p>
          </table:table-cell>
          <table:table-cell office:value-type="string" calcext:value-type="string">
            <text:p><text:a xlink:href="https://mirmodelista.ru/searchSmart/?query=%2201041%22" xlink:type="simple">OOS</text:a></text:p>
          </table:table-cell>
          <table:table-cell office:value-type="string" calcext:value-type="string">
            <text:p><text:a xlink:href="https://mirmodspb.ru/search?search=01041" xlink:type="simple">_</text:a></text:p>
          </table:table-cell>
          <table:table-cell office:value-type="string" calcext:value-type="string">
            <text:p><text:a xlink:href="https://www.modelismus.com/search?q=01041%20trumpeter" xlink:type="simple">_</text:a></text:p>
          </table:table-cell>
          <table:table-cell office:value-type="string" calcext:value-type="string">
            <text:p><text:a xlink:href="https://ruscale.ru/search/?query=trumpeter%2001041" xlink:type="simple">5790.0</text:a></text:p>
          </table:table-cell>
          <table:table-cell office:value-type="string" calcext:value-type="string">
            <text:p><text:a xlink:href="https://worldofscale.ru/products?keyword=Trumpeter%2001041" xlink:type="simple">_</text:a></text:p>
          </table:table-cell>
          <table:table-cell office:value-type="string" calcext:value-type="string">
            <text:p><text:a xlink:href="https://warmodel.ru/search/?query=01041" xlink:type="simple">4650.0</text:a></text:p>
          </table:table-cell>
          <table:table-cell office:value-type="string" calcext:value-type="string">
            <text:p><text:a xlink:href="https://models-market.ru/search?search=01041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1041&amp;dispatch=products.search" xlink:type="simple">_</text:a></text:p>
          </table:table-cell>
          <table:table-cell office:value-type="string" calcext:value-type="string">
            <text:p><text:a xlink:href="https://leonardo.ru/ishop/?search=trumpeter%2001041" xlink:type="simple">_</text:a></text:p>
          </table:table-cell>
          <table:table-cell office:value-type="string" calcext:value-type="string">
            <text:p><text:a xlink:href="https://www.detmir.ru/search/results/?qt=Trumpeter%200104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rumpeter-09529-2a3-kondensator-2p-406-mm-self-propelled-howitzer--1079484" xlink:type="simple">2A3 Kondensator 2P 406 mm Self-propelled Howitzer, Trumpeter 09529 (2018)</text:a></text:p>
          </table:table-cell>
          <table:table-cell table:style-name="ce8" office:value-type="string" calcext:value-type="string">
            <text:p><text:a xlink:href="https://aliexpress.ru/item/1005004442811944.html?sku_id=12000029195916015" xlink:type="simple">4375.55</text:a></text:p>
          </table:table-cell>
          <table:table-cell office:value-type="string" calcext:value-type="string">
            <text:p><text:a xlink:href="https://model-lavka.ru/catalog?query=trumpeter%2009529&amp;_csrf=&amp;name=&amp;priceFrom=&amp;priceTo=&amp;availability=&amp;availability=all&amp;scale=" xlink:type="simple">OOS</text:a></text:p>
          </table:table-cell>
          <table:table-cell office:value-type="string" calcext:value-type="string">
            <text:p><text:a xlink:href="https://spb.modelist.spb.ru/search/index.php?q=09529%20trumpeter&amp;s=" xlink:type="simple">7208.0</text:a></text:p>
          </table:table-cell>
          <table:table-cell office:value-type="string" calcext:value-type="string">
            <text:p><text:a xlink:href="https://market.yandex.ru/search?text=Trumpeter%2009529" xlink:type="simple">6100.0</text:a></text:p>
          </table:table-cell>
          <table:table-cell office:value-type="string" calcext:value-type="string">
            <text:p><text:a xlink:href="https://i-modelist.ru/search.html?all=1&amp;q=09529%20трубач&amp;x=0&amp;y=0" xlink:type="simple">6496.0</text:a></text:p>
          </table:table-cell>
          <table:table-cell office:value-type="string" calcext:value-type="string">
            <text:p><text:a xlink:href="https://www.platcdarm.ru/tovar/?q=09529%20trumpeter" xlink:type="simple">6100.0</text:a></text:p>
          </table:table-cell>
          <table:table-cell office:value-type="string" calcext:value-type="string">
            <text:p><text:a xlink:href="https://mirmodelista.ru/searchSmart/?query=%2209529%22" xlink:type="simple">OOS</text:a></text:p>
          </table:table-cell>
          <table:table-cell office:value-type="string" calcext:value-type="string">
            <text:p><text:a xlink:href="https://mirmodspb.ru/search?search=09529" xlink:type="simple">_</text:a></text:p>
          </table:table-cell>
          <table:table-cell office:value-type="string" calcext:value-type="string">
            <text:p><text:a xlink:href="https://www.modelismus.com/search?q=09529%20trumpeter" xlink:type="simple">7690.0</text:a></text:p>
          </table:table-cell>
          <table:table-cell office:value-type="string" calcext:value-type="string">
            <text:p><text:a xlink:href="https://ruscale.ru/search/?query=trumpeter%2009529" xlink:type="simple">5770.0</text:a></text:p>
          </table:table-cell>
          <table:table-cell office:value-type="string" calcext:value-type="string">
            <text:p><text:a xlink:href="https://worldofscale.ru/products?keyword=Trumpeter%2009529" xlink:type="simple">OOS</text:a></text:p>
          </table:table-cell>
          <table:table-cell office:value-type="string" calcext:value-type="string">
            <text:p><text:a xlink:href="https://warmodel.ru/search/?query=09529" xlink:type="simple">4790.0</text:a></text:p>
          </table:table-cell>
          <table:table-cell office:value-type="string" calcext:value-type="string">
            <text:p><text:a xlink:href="https://models-market.ru/search?search=09529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9529&amp;dispatch=products.search" xlink:type="simple">_</text:a></text:p>
          </table:table-cell>
          <table:table-cell office:value-type="string" calcext:value-type="string">
            <text:p><text:a xlink:href="https://leonardo.ru/ishop/?search=trumpeter%2009529" xlink:type="simple">_</text:a></text:p>
          </table:table-cell>
          <table:table-cell office:value-type="string" calcext:value-type="string">
            <text:p><text:a xlink:href="https://www.detmir.ru/search/results/?qt=Trumpeter%2009529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i-love-kit-63536-m1278-heavy-guns-carrier-general-purpose-jltv-gp--1414577" xlink:type="simple">M1278 Heavy Guns Carrier - General Purpose (JLTV-GP), I Love Kit 63536 (2022)</text:a></text:p>
          </table:table-cell>
          <table:table-cell office:value-type="string" calcext:value-type="string">
            <text:p><text:a xlink:href="https://aliexpress.ru/wholesale?SearchText=i%20love%20kit%2063536" xlink:type="simple">_</text:a></text:p>
          </table:table-cell>
          <table:table-cell table:style-name="ce8" office:value-type="string" calcext:value-type="string">
            <text:p><text:a xlink:href="https://model-lavka.ru/catalog?query=i%20love%20kit%2063536&amp;_csrf=&amp;name=&amp;priceFrom=&amp;priceTo=&amp;availability=&amp;availability=all&amp;scale=" xlink:type="simple">4130.0</text:a></text:p>
          </table:table-cell>
          <table:table-cell office:value-type="string" calcext:value-type="string">
            <text:p><text:a xlink:href="https://spb.modelist.spb.ru/search/index.php?q=63536%20i%20love%20kit&amp;s=" xlink:type="simple">_</text:a></text:p>
          </table:table-cell>
          <table:table-cell office:value-type="string" calcext:value-type="string">
            <text:p><text:a xlink:href="https://market.yandex.ru/search?text=I%20Love%20Kit%2063536" xlink:type="simple">_</text:a></text:p>
          </table:table-cell>
          <table:table-cell office:value-type="string" calcext:value-type="string">
            <text:p><text:a xlink:href="https://i-modelist.ru/search.html?all=1&amp;q=63536%20i%20love%20kit&amp;x=0&amp;y=0" xlink:type="simple">4669.0</text:a></text:p>
          </table:table-cell>
          <table:table-cell office:value-type="string" calcext:value-type="string">
            <text:p><text:a xlink:href="https://www.platcdarm.ru/tovar/?q=63536%20i%20love%20kit" xlink:type="simple">_</text:a></text:p>
          </table:table-cell>
          <table:table-cell office:value-type="string" calcext:value-type="string">
            <text:p><text:a xlink:href="https://mirmodelista.ru/searchSmart/?query=%2263536%22" xlink:type="simple">_</text:a></text:p>
          </table:table-cell>
          <table:table-cell office:value-type="string" calcext:value-type="string">
            <text:p><text:a xlink:href="https://mirmodspb.ru/search?search=63536" xlink:type="simple">_</text:a></text:p>
          </table:table-cell>
          <table:table-cell office:value-type="string" calcext:value-type="string">
            <text:p><text:a xlink:href="https://www.modelismus.com/search?q=63536%20i%20love%20kit" xlink:type="simple">4300.0</text:a></text:p>
          </table:table-cell>
          <table:table-cell office:value-type="string" calcext:value-type="string">
            <text:p><text:a xlink:href="https://ruscale.ru/search/?query=i%20love%20kit%2063536" xlink:type="simple">5090.0</text:a></text:p>
          </table:table-cell>
          <table:table-cell office:value-type="string" calcext:value-type="string">
            <text:p><text:a xlink:href="https://worldofscale.ru/products?keyword=I%20Love%20Kit%2063536" xlink:type="simple">_</text:a></text:p>
          </table:table-cell>
          <table:table-cell office:value-type="string" calcext:value-type="string">
            <text:p><text:a xlink:href="https://warmodel.ru/search/?query=63536" xlink:type="simple">4290.0</text:a></text:p>
          </table:table-cell>
          <table:table-cell office:value-type="string" calcext:value-type="string">
            <text:p><text:a xlink:href="https://models-market.ru/search?search=63536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63536&amp;dispatch=products.search" xlink:type="simple">_</text:a></text:p>
          </table:table-cell>
          <table:table-cell office:value-type="string" calcext:value-type="string">
            <text:p><text:a xlink:href="https://leonardo.ru/ishop/?search=i%20love%20kit%2063536" xlink:type="simple">_</text:a></text:p>
          </table:table-cell>
          <table:table-cell office:value-type="string" calcext:value-type="string">
            <text:p><text:a xlink:href="https://www.detmir.ru/search/results/?qt=I%20Love%20Kit%2063536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11-ft-17--270412" xlink:type="simple">French FT-17, Meng Model TS-011 (2014)</text:a></text:p>
          </table:table-cell>
          <table:table-cell office:value-type="string" calcext:value-type="string">
            <text:p><text:a xlink:href="https://aliexpress.ru/item/1005003632166737.html?sku_id=12000026578671416" xlink:type="simple">2708.62</text:a></text:p>
          </table:table-cell>
          <table:table-cell office:value-type="string" calcext:value-type="string">
            <text:p><text:a xlink:href="https://model-lavka.ru/catalog?query=meng%20TS-011&amp;_csrf=&amp;name=&amp;priceFrom=&amp;priceTo=&amp;availability=&amp;availability=all&amp;scale=" xlink:type="simple">1681.0</text:a></text:p>
          </table:table-cell>
          <table:table-cell table:style-name="ce8" office:value-type="string" calcext:value-type="string">
            <text:p><text:a xlink:href="https://spb.modelist.spb.ru/search/index.php?q=TS-011%20meng&amp;s=" xlink:type="simple">1590.0</text:a></text:p>
          </table:table-cell>
          <table:table-cell office:value-type="string" calcext:value-type="string">
            <text:p><text:a xlink:href="https://market.yandex.ru/search?text=Meng%20TS-011" xlink:type="simple">1847.0</text:a></text:p>
          </table:table-cell>
          <table:table-cell office:value-type="string" calcext:value-type="string">
            <text:p><text:a xlink:href="https://i-modelist.ru/search.html?all=1&amp;q=TS-011%20meng&amp;x=0&amp;y=0" xlink:type="simple">OOS</text:a></text:p>
          </table:table-cell>
          <table:table-cell office:value-type="string" calcext:value-type="string">
            <text:p><text:a xlink:href="https://www.platcdarm.ru/tovar/?q=ts-011%20meng" xlink:type="simple">OOS</text:a></text:p>
          </table:table-cell>
          <table:table-cell office:value-type="string" calcext:value-type="string">
            <text:p><text:a xlink:href="https://mirmodelista.ru/searchSmart/?query=%22TS-011%22" xlink:type="simple">_</text:a></text:p>
          </table:table-cell>
          <table:table-cell office:value-type="string" calcext:value-type="string">
            <text:p><text:a xlink:href="https://mirmodspb.ru/search?search=TS-011" xlink:type="simple">_</text:a></text:p>
          </table:table-cell>
          <table:table-cell office:value-type="string" calcext:value-type="string">
            <text:p><text:a xlink:href="https://www.modelismus.com/search?q=TS-011%20meng" xlink:type="simple">2100.0</text:a></text:p>
          </table:table-cell>
          <table:table-cell office:value-type="string" calcext:value-type="string">
            <text:p><text:a xlink:href="https://ruscale.ru/search/?query=meng%20TS-011" xlink:type="simple">2280.0</text:a></text:p>
          </table:table-cell>
          <table:table-cell office:value-type="string" calcext:value-type="string">
            <text:p><text:a xlink:href="https://worldofscale.ru/products?keyword=Meng%20TS-011" xlink:type="simple">OOS</text:a></text:p>
          </table:table-cell>
          <table:table-cell office:value-type="string" calcext:value-type="string">
            <text:p><text:a xlink:href="https://warmodel.ru/search/?query=TS-011" xlink:type="simple">1990.0</text:a></text:p>
          </table:table-cell>
          <table:table-cell office:value-type="string" calcext:value-type="string">
            <text:p><text:a xlink:href="https://models-market.ru/search?search=TS-011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11&amp;dispatch=products.search" xlink:type="simple">_</text:a></text:p>
          </table:table-cell>
          <table:table-cell office:value-type="string" calcext:value-type="string">
            <text:p><text:a xlink:href="https://leonardo.ru/ishop/?search=meng%20TS-011" xlink:type="simple">2064.0</text:a></text:p>
          </table:table-cell>
          <table:table-cell office:value-type="string" calcext:value-type="string">
            <text:p><text:a xlink:href="https://www.detmir.ru/search/results/?qt=Meng%20TS-01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20-mkv-male--947259" xlink:type="simple">British Heavy Tank Mk.V Male, Meng Model TS-020 (2015)</text:a></text:p>
          </table:table-cell>
          <table:table-cell table:style-name="ce7" office:value-type="string" calcext:value-type="string">
            <text:p><text:a xlink:href="https://aliexpress.ru/item/1005004178165195.html?sku_id=12000028294267557" xlink:type="simple">4255.91</text:a></text:p>
          </table:table-cell>
          <table:table-cell office:value-type="string" calcext:value-type="string">
            <text:p><text:a xlink:href="https://model-lavka.ru/catalog?query=meng%20TS-020&amp;_csrf=&amp;name=&amp;priceFrom=&amp;priceTo=&amp;availability=&amp;availability=all&amp;scale=" xlink:type="simple">OOS</text:a></text:p>
          </table:table-cell>
          <table:table-cell table:style-name="ce8" office:value-type="string" calcext:value-type="string">
            <text:p><text:a xlink:href="https://spb.modelist.spb.ru/search/index.php?q=TS-020%20meng&amp;s=" xlink:type="simple">4090.0</text:a></text:p>
          </table:table-cell>
          <table:table-cell office:value-type="string" calcext:value-type="string">
            <text:p><text:a xlink:href="https://market.yandex.ru/search?text=Meng%20TS-020" xlink:type="simple">_</text:a></text:p>
          </table:table-cell>
          <table:table-cell office:value-type="string" calcext:value-type="string">
            <text:p><text:a xlink:href="https://i-modelist.ru/search.html?all=1&amp;q=TS-020%20meng&amp;x=0&amp;y=0" xlink:type="simple">OOS</text:a></text:p>
          </table:table-cell>
          <table:table-cell office:value-type="string" calcext:value-type="string">
            <text:p><text:a xlink:href="https://www.platcdarm.ru/tovar/?q=ts-020%20meng" xlink:type="simple">OOS</text:a></text:p>
          </table:table-cell>
          <table:table-cell office:value-type="string" calcext:value-type="string">
            <text:p><text:a xlink:href="https://mirmodelista.ru/searchSmart/?query=%22TS-020%22" xlink:type="simple">_</text:a></text:p>
          </table:table-cell>
          <table:table-cell office:value-type="string" calcext:value-type="string">
            <text:p><text:a xlink:href="https://mirmodspb.ru/search?search=TS-020" xlink:type="simple">_</text:a></text:p>
          </table:table-cell>
          <table:table-cell office:value-type="string" calcext:value-type="string">
            <text:p><text:a xlink:href="https://www.modelismus.com/search?q=TS-020%20meng" xlink:type="simple">5090.0</text:a></text:p>
          </table:table-cell>
          <table:table-cell office:value-type="string" calcext:value-type="string">
            <text:p><text:a xlink:href="https://ruscale.ru/search/?query=meng%20TS-020" xlink:type="simple">_</text:a></text:p>
          </table:table-cell>
          <table:table-cell office:value-type="string" calcext:value-type="string">
            <text:p><text:a xlink:href="https://worldofscale.ru/products?keyword=Meng%20TS-020" xlink:type="simple">OOS</text:a></text:p>
          </table:table-cell>
          <table:table-cell office:value-type="string" calcext:value-type="string">
            <text:p><text:a xlink:href="https://warmodel.ru/search/?query=TS-020" xlink:type="simple">_</text:a></text:p>
          </table:table-cell>
          <table:table-cell office:value-type="string" calcext:value-type="string">
            <text:p><text:a xlink:href="https://models-market.ru/search?search=TS-020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20&amp;dispatch=products.search" xlink:type="simple">_</text:a></text:p>
          </table:table-cell>
          <table:table-cell office:value-type="string" calcext:value-type="string">
            <text:p><text:a xlink:href="https://leonardo.ru/ishop/?search=meng%20TS-020" xlink:type="simple">5453.0</text:a></text:p>
          </table:table-cell>
          <table:table-cell office:value-type="string" calcext:value-type="string">
            <text:p><text:a xlink:href="https://www.detmir.ru/search/results/?qt=Meng%20TS-02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48-ztq15-light-tank--1358263" xlink:type="simple">PLA ZTQ15 Light Tank, Meng Model TS-048 (2021)</text:a></text:p>
          </table:table-cell>
          <table:table-cell table:style-name="ce7" office:value-type="string" calcext:value-type="string">
            <text:p><text:a xlink:href="https://aliexpress.ru/item/1005003970772437.html?sku_id=12000027601663606" xlink:type="simple">2102.26</text:a></text:p>
          </table:table-cell>
          <table:table-cell office:value-type="string" calcext:value-type="string">
            <text:p><text:a xlink:href="https://model-lavka.ru/catalog?query=meng%20TS-048&amp;_csrf=&amp;name=&amp;priceFrom=&amp;priceTo=&amp;availability=&amp;availability=all&amp;scale=" xlink:type="simple">3361.0</text:a></text:p>
          </table:table-cell>
          <table:table-cell office:value-type="string" calcext:value-type="string">
            <text:p><text:a xlink:href="https://spb.modelist.spb.ru/search/index.php?q=TS-048%20meng&amp;s=" xlink:type="simple">3060.0</text:a></text:p>
          </table:table-cell>
          <table:table-cell office:value-type="string" calcext:value-type="string">
            <text:p><text:a xlink:href="https://market.yandex.ru/search?text=Meng%20TS-048" xlink:type="simple">3650.0</text:a></text:p>
          </table:table-cell>
          <table:table-cell office:value-type="string" calcext:value-type="string">
            <text:p><text:a xlink:href="https://i-modelist.ru/search.html?all=1&amp;q=TS-048%20meng&amp;x=0&amp;y=0" xlink:type="simple">4508.0</text:a></text:p>
          </table:table-cell>
          <table:table-cell office:value-type="string" calcext:value-type="string">
            <text:p><text:a xlink:href="https://www.platcdarm.ru/tovar/?q=ts-048%20meng" xlink:type="simple">OOS</text:a></text:p>
          </table:table-cell>
          <table:table-cell office:value-type="string" calcext:value-type="string">
            <text:p><text:a xlink:href="https://mirmodelista.ru/searchSmart/?query=%22TS-048%22" xlink:type="simple">3886.0</text:a></text:p>
          </table:table-cell>
          <table:table-cell office:value-type="string" calcext:value-type="string">
            <text:p><text:a xlink:href="https://mirmodspb.ru/search?search=TS-048" xlink:type="simple">_</text:a></text:p>
          </table:table-cell>
          <table:table-cell office:value-type="string" calcext:value-type="string">
            <text:p><text:a xlink:href="https://www.modelismus.com/search?q=TS-048%20meng" xlink:type="simple">3990.0</text:a></text:p>
          </table:table-cell>
          <table:table-cell office:value-type="string" calcext:value-type="string">
            <text:p><text:a xlink:href="https://ruscale.ru/search/?query=meng%20TS-048" xlink:type="simple">3480.0</text:a></text:p>
          </table:table-cell>
          <table:table-cell office:value-type="string" calcext:value-type="string">
            <text:p><text:a xlink:href="https://worldofscale.ru/products?keyword=Meng%20TS-048" xlink:type="simple">_</text:a></text:p>
          </table:table-cell>
          <table:table-cell office:value-type="string" calcext:value-type="string">
            <text:p><text:a xlink:href="https://warmodel.ru/search/?query=TS-048" xlink:type="simple">3290.0</text:a></text:p>
          </table:table-cell>
          <table:table-cell office:value-type="string" calcext:value-type="string">
            <text:p><text:a xlink:href="https://models-market.ru/search?search=TS-048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48&amp;dispatch=products.search" xlink:type="simple">_</text:a></text:p>
          </table:table-cell>
          <table:table-cell office:value-type="string" calcext:value-type="string">
            <text:p><text:a xlink:href="https://leonardo.ru/ishop/?search=meng%20TS-048" xlink:type="simple">4403.0</text:a></text:p>
          </table:table-cell>
          <table:table-cell office:value-type="string" calcext:value-type="string">
            <text:p><text:a xlink:href="https://www.detmir.ru/search/results/?qt=Meng%20TS-048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10-terminator-fire-support-combat-vehicle-bmpt--309341" xlink:type="simple">"Terminator" Fire Support Combat Vehicle BMPT, Meng Model TS-010 (2014)</text:a></text:p>
          </table:table-cell>
          <table:table-cell office:value-type="string" calcext:value-type="string">
            <text:p><text:a xlink:href="https://aliexpress.ru/item/1005002430983215.html?sku_id=12000020630374711" xlink:type="simple">4031.73</text:a></text:p>
          </table:table-cell>
          <table:table-cell office:value-type="string" calcext:value-type="string">
            <text:p><text:a xlink:href="https://model-lavka.ru/catalog?query=meng%20TS-010&amp;_csrf=&amp;name=&amp;priceFrom=&amp;priceTo=&amp;availability=&amp;availability=all&amp;scale=" xlink:type="simple">3721.0</text:a></text:p>
          </table:table-cell>
          <table:table-cell office:value-type="string" calcext:value-type="string">
            <text:p><text:a xlink:href="https://spb.modelist.spb.ru/search/index.php?q=TS-010%20meng&amp;s=" xlink:type="simple">3450.0</text:a></text:p>
          </table:table-cell>
          <table:table-cell office:value-type="string" calcext:value-type="string">
            <text:p><text:a xlink:href="https://market.yandex.ru/search?text=Meng%20TS-010" xlink:type="simple">4089.0</text:a></text:p>
          </table:table-cell>
          <table:table-cell office:value-type="string" calcext:value-type="string">
            <text:p><text:a xlink:href="https://i-modelist.ru/search.html?all=1&amp;q=TS-010%20meng&amp;x=0&amp;y=0" xlink:type="simple">_</text:a></text:p>
          </table:table-cell>
          <table:table-cell office:value-type="string" calcext:value-type="string">
            <text:p><text:a xlink:href="https://www.platcdarm.ru/tovar/?q=ts-010%20meng" xlink:type="simple">5820.0</text:a></text:p>
          </table:table-cell>
          <table:table-cell office:value-type="string" calcext:value-type="string">
            <text:p><text:a xlink:href="https://mirmodelista.ru/searchSmart/?query=%22TS-010%22" xlink:type="simple">4292.0</text:a></text:p>
          </table:table-cell>
          <table:table-cell office:value-type="string" calcext:value-type="string">
            <text:p><text:a xlink:href="https://mirmodspb.ru/magazin/product/1212838641" xlink:type="simple">3550.0</text:a></text:p>
          </table:table-cell>
          <table:table-cell office:value-type="string" calcext:value-type="string">
            <text:p><text:a xlink:href="https://www.modelismus.com/search?q=TS-010%20meng" xlink:type="simple">3990.0</text:a></text:p>
          </table:table-cell>
          <table:table-cell office:value-type="string" calcext:value-type="string">
            <text:p><text:a xlink:href="https://ruscale.ru/search/?query=meng%20TS-010" xlink:type="simple">3850.0</text:a></text:p>
          </table:table-cell>
          <table:table-cell office:value-type="string" calcext:value-type="string">
            <text:p><text:a xlink:href="https://worldofscale.ru/products?keyword=Meng%20TS-010" xlink:type="simple">OOS</text:a></text:p>
          </table:table-cell>
          <table:table-cell table:style-name="ce8" office:value-type="string" calcext:value-type="string">
            <text:p><text:a xlink:href="https://warmodel.ru/search/?query=TS-010" xlink:type="simple">2890.0</text:a></text:p>
          </table:table-cell>
          <table:table-cell office:value-type="string" calcext:value-type="string">
            <text:p><text:a xlink:href="https://models-market.ru/search?search=TS-010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10&amp;dispatch=products.search" xlink:type="simple">_</text:a></text:p>
          </table:table-cell>
          <table:table-cell office:value-type="string" calcext:value-type="string">
            <text:p><text:a xlink:href="https://leonardo.ru/ishop/?search=meng%20TS-010" xlink:type="simple">_</text:a></text:p>
          </table:table-cell>
          <table:table-cell office:value-type="string" calcext:value-type="string">
            <text:p><text:a xlink:href="https://www.detmir.ru/search/results/?qt=Meng%20TS-01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17-a7v-tank--682090" xlink:type="simple">German A7V Tank, Meng Model TS-017 (2015)</text:a></text:p>
          </table:table-cell>
          <table:table-cell office:value-type="string" calcext:value-type="string">
            <text:p><text:a xlink:href="https://aliexpress.ru/item/1005002974848050.html?sku_id=12000023030810410" xlink:type="simple">4022.02</text:a></text:p>
          </table:table-cell>
          <table:table-cell office:value-type="string" calcext:value-type="string">
            <text:p><text:a xlink:href="https://model-lavka.ru/catalog?query=meng%20TS-017&amp;_csrf=&amp;name=&amp;priceFrom=&amp;priceTo=&amp;availability=&amp;availability=all&amp;scale=" xlink:type="simple">3721.0</text:a></text:p>
          </table:table-cell>
          <table:table-cell table:style-name="ce8" office:value-type="string" calcext:value-type="string">
            <text:p><text:a xlink:href="https://spb.modelist.spb.ru/search/index.php?q=TS-017%20meng&amp;s=" xlink:type="simple">3450.0</text:a></text:p>
          </table:table-cell>
          <table:table-cell office:value-type="string" calcext:value-type="string">
            <text:p><text:a xlink:href="https://market.yandex.ru/search?text=Meng%20TS-017" xlink:type="simple">4089.0</text:a></text:p>
          </table:table-cell>
          <table:table-cell office:value-type="string" calcext:value-type="string">
            <text:p><text:a xlink:href="https://i-modelist.ru/search.html?all=1&amp;q=TS-017%20meng&amp;x=0&amp;y=0" xlink:type="simple">OOS</text:a></text:p>
          </table:table-cell>
          <table:table-cell office:value-type="string" calcext:value-type="string">
            <text:p><text:a xlink:href="https://www.platcdarm.ru/tovar/?q=ts-017%20meng" xlink:type="simple">OOS</text:a></text:p>
          </table:table-cell>
          <table:table-cell office:value-type="string" calcext:value-type="string">
            <text:p><text:a xlink:href="https://mirmodelista.ru/searchSmart/?query=%22TS-017%22" xlink:type="simple">_</text:a></text:p>
          </table:table-cell>
          <table:table-cell office:value-type="string" calcext:value-type="string">
            <text:p><text:a xlink:href="https://mirmodspb.ru/search?search=TS-017" xlink:type="simple">_</text:a></text:p>
          </table:table-cell>
          <table:table-cell office:value-type="string" calcext:value-type="string">
            <text:p><text:a xlink:href="https://www.modelismus.com/search?q=TS-017%20meng" xlink:type="simple">4500.0</text:a></text:p>
          </table:table-cell>
          <table:table-cell office:value-type="string" calcext:value-type="string">
            <text:p><text:a xlink:href="https://ruscale.ru/search/?query=meng%20TS-017" xlink:type="simple">4490.0</text:a></text:p>
          </table:table-cell>
          <table:table-cell office:value-type="string" calcext:value-type="string">
            <text:p><text:a xlink:href="https://worldofscale.ru/products?keyword=Meng%20TS-017" xlink:type="simple">3990.0</text:a></text:p>
          </table:table-cell>
          <table:table-cell table:style-name="ce8" office:value-type="string" calcext:value-type="string">
            <text:p><text:a xlink:href="https://warmodel.ru/search/?query=TS-017" xlink:type="simple">3450.0</text:a></text:p>
          </table:table-cell>
          <table:table-cell office:value-type="string" calcext:value-type="string">
            <text:p><text:a xlink:href="https://models-market.ru/search?search=TS-017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17&amp;dispatch=products.search" xlink:type="simple">_</text:a></text:p>
          </table:table-cell>
          <table:table-cell office:value-type="string" calcext:value-type="string">
            <text:p><text:a xlink:href="https://leonardo.ru/ishop/?search=meng%20TS-017" xlink:type="simple">5038.0</text:a></text:p>
          </table:table-cell>
          <table:table-cell office:value-type="string" calcext:value-type="string">
            <text:p><text:a xlink:href="https://www.detmir.ru/search/results/?qt=Meng%20TS-017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18-t-10m-heavy-tank--940805" xlink:type="simple">Soviet T-10M Heavy Tank, Meng Model TS-018 (2015)</text:a></text:p>
          </table:table-cell>
          <table:table-cell office:value-type="string" calcext:value-type="string">
            <text:p><text:a xlink:href="https://aliexpress.ru/item/1005003968847333.html?sku_id=12000027594099715" xlink:type="simple">3913.43</text:a></text:p>
          </table:table-cell>
          <table:table-cell office:value-type="string" calcext:value-type="string">
            <text:p><text:a xlink:href="https://model-lavka.ru/catalog?query=meng%20TS-018&amp;_csrf=&amp;name=&amp;priceFrom=&amp;priceTo=&amp;availability=&amp;availability=all&amp;scale=" xlink:type="simple">3721.0</text:a></text:p>
          </table:table-cell>
          <table:table-cell office:value-type="string" calcext:value-type="string">
            <text:p><text:a xlink:href="https://spb.modelist.spb.ru/search/index.php?q=TS-018%20meng&amp;s=" xlink:type="simple">OOS</text:a></text:p>
          </table:table-cell>
          <table:table-cell office:value-type="string" calcext:value-type="string">
            <text:p><text:a xlink:href="https://market.yandex.ru/search?text=Meng%20TS-018" xlink:type="simple">4089.0</text:a></text:p>
          </table:table-cell>
          <table:table-cell office:value-type="string" calcext:value-type="string">
            <text:p><text:a xlink:href="https://i-modelist.ru/search.html?all=1&amp;q=TS-018%20meng&amp;x=0&amp;y=0" xlink:type="simple">OOS</text:a></text:p>
          </table:table-cell>
          <table:table-cell office:value-type="string" calcext:value-type="string">
            <text:p><text:a xlink:href="https://www.platcdarm.ru/tovar/?q=ts-018%20meng" xlink:type="simple">OOS</text:a></text:p>
          </table:table-cell>
          <table:table-cell office:value-type="string" calcext:value-type="string">
            <text:p><text:a xlink:href="https://mirmodelista.ru/searchSmart/?query=%22TS-018%22" xlink:type="simple">_</text:a></text:p>
          </table:table-cell>
          <table:table-cell office:value-type="string" calcext:value-type="string">
            <text:p><text:a xlink:href="https://mirmodspb.ru/search?search=TS-018" xlink:type="simple">_</text:a></text:p>
          </table:table-cell>
          <table:table-cell office:value-type="string" calcext:value-type="string">
            <text:p><text:a xlink:href="https://www.modelismus.com/search?q=TS-018%20meng" xlink:type="simple">4400.0</text:a></text:p>
          </table:table-cell>
          <table:table-cell office:value-type="string" calcext:value-type="string">
            <text:p><text:a xlink:href="https://ruscale.ru/search/?query=meng%20TS-018" xlink:type="simple">5030.0</text:a></text:p>
          </table:table-cell>
          <table:table-cell table:style-name="ce8" office:value-type="string" calcext:value-type="string">
            <text:p><text:a xlink:href="https://worldofscale.ru/products?keyword=Meng%20TS-018" xlink:type="simple">3650.0</text:a></text:p>
          </table:table-cell>
          <table:table-cell office:value-type="string" calcext:value-type="string">
            <text:p><text:a xlink:href="https://warmodel.ru/search/?query=TS-018" xlink:type="simple">4890.0</text:a></text:p>
          </table:table-cell>
          <table:table-cell office:value-type="string" calcext:value-type="string">
            <text:p><text:a xlink:href="https://models-market.ru/search?search=TS-018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18&amp;dispatch=products.search" xlink:type="simple">_</text:a></text:p>
          </table:table-cell>
          <table:table-cell office:value-type="string" calcext:value-type="string">
            <text:p><text:a xlink:href="https://leonardo.ru/ishop/?search=meng%20TS-018" xlink:type="simple">5115.0</text:a></text:p>
          </table:table-cell>
          <table:table-cell office:value-type="string" calcext:value-type="string">
            <text:p><text:a xlink:href="https://www.detmir.ru/search/results/?qt=Meng%20TS-018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30-gepard-a1-a2--995143" xlink:type="simple">Gepard A1/A2, Meng Model TS-030 (2016)</text:a></text:p>
          </table:table-cell>
          <table:table-cell table:style-name="ce8" office:value-type="string" calcext:value-type="string">
            <text:p><text:a xlink:href="https://aliexpress.ru/item/1005003296994929.html?sku_id=12000025076725030" xlink:type="simple">2887.07</text:a></text:p>
          </table:table-cell>
          <table:table-cell office:value-type="string" calcext:value-type="string">
            <text:p><text:a xlink:href="https://model-lavka.ru/catalog?query=meng%20TS-030&amp;_csrf=&amp;name=&amp;priceFrom=&amp;priceTo=&amp;availability=&amp;availability=all&amp;scale=" xlink:type="simple">3721.0</text:a></text:p>
          </table:table-cell>
          <table:table-cell office:value-type="string" calcext:value-type="string">
            <text:p><text:a xlink:href="https://spb.modelist.spb.ru/search/index.php?q=TS-030%20meng&amp;s=" xlink:type="simple">3450.0</text:a></text:p>
          </table:table-cell>
          <table:table-cell office:value-type="string" calcext:value-type="string">
            <text:p><text:a xlink:href="https://market.yandex.ru/search?text=Meng%20TS-030" xlink:type="simple">3750.0</text:a></text:p>
          </table:table-cell>
          <table:table-cell office:value-type="string" calcext:value-type="string">
            <text:p><text:a xlink:href="https://i-modelist.ru/search.html?all=1&amp;q=TS-030%20meng&amp;x=0&amp;y=0" xlink:type="simple">4991.0</text:a></text:p>
          </table:table-cell>
          <table:table-cell office:value-type="string" calcext:value-type="string">
            <text:p><text:a xlink:href="https://www.platcdarm.ru/tovar/?q=ts-030%20meng" xlink:type="simple">_</text:a></text:p>
          </table:table-cell>
          <table:table-cell office:value-type="string" calcext:value-type="string">
            <text:p><text:a xlink:href="https://mirmodelista.ru/searchSmart/?query=%22TS-030%22" xlink:type="simple">4307.0</text:a></text:p>
          </table:table-cell>
          <table:table-cell office:value-type="string" calcext:value-type="string">
            <text:p><text:a xlink:href="https://mirmodspb.ru/magazin/product/mts-030-yu-heng-0-3mm-trigger-airbrush" xlink:type="simple">8940.0</text:a></text:p>
          </table:table-cell>
          <table:table-cell office:value-type="string" calcext:value-type="string">
            <text:p><text:a xlink:href="https://www.modelismus.com/search?q=TS-030%20meng" xlink:type="simple">3985.0</text:a></text:p>
          </table:table-cell>
          <table:table-cell office:value-type="string" calcext:value-type="string">
            <text:p><text:a xlink:href="https://ruscale.ru/search/?query=meng%20TS-030" xlink:type="simple">3860.0</text:a></text:p>
          </table:table-cell>
          <table:table-cell office:value-type="string" calcext:value-type="string">
            <text:p><text:a xlink:href="https://worldofscale.ru/products?keyword=Meng%20TS-030" xlink:type="simple">OOS</text:a></text:p>
          </table:table-cell>
          <table:table-cell office:value-type="string" calcext:value-type="string">
            <text:p><text:a xlink:href="https://warmodel.ru/search/?query=TS-030" xlink:type="simple">2990.0</text:a></text:p>
          </table:table-cell>
          <table:table-cell office:value-type="string" calcext:value-type="string">
            <text:p><text:a xlink:href="https://models-market.ru/search?search=TS-030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30&amp;dispatch=products.search" xlink:type="simple">_</text:a></text:p>
          </table:table-cell>
          <table:table-cell office:value-type="string" calcext:value-type="string">
            <text:p><text:a xlink:href="https://leonardo.ru/ishop/?search=meng%20TS-030" xlink:type="simple">4699.0</text:a></text:p>
          </table:table-cell>
          <table:table-cell office:value-type="string" calcext:value-type="string">
            <text:p><text:a xlink:href="https://www.detmir.ru/search/results/?qt=Meng%20TS-03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ts-026-m1a2-abrams-tusk-i-tusk-ii-sep--970912" xlink:type="simple">M1A2 Abrams TUSK I/TUSK II SEP, Meng Model TS-026 (2016)</text:a></text:p>
          </table:table-cell>
          <table:table-cell table:style-name="ce8" office:value-type="string" calcext:value-type="string">
            <text:p><text:a xlink:href="https://aliexpress.ru/item/1005003139594748.html?sku_id=12000024305916410" xlink:type="simple">3066.2</text:a></text:p>
          </table:table-cell>
          <table:table-cell office:value-type="string" calcext:value-type="string">
            <text:p><text:a xlink:href="https://model-lavka.ru/catalog?query=meng%20TS-026&amp;_csrf=&amp;name=&amp;priceFrom=&amp;priceTo=&amp;availability=&amp;availability=all&amp;scale=" xlink:type="simple">3721.0</text:a></text:p>
          </table:table-cell>
          <table:table-cell office:value-type="string" calcext:value-type="string">
            <text:p><text:a xlink:href="https://spb.modelist.spb.ru/search/index.php?q=TS-026%20meng&amp;s=" xlink:type="simple">3400.0</text:a></text:p>
          </table:table-cell>
          <table:table-cell office:value-type="string" calcext:value-type="string">
            <text:p><text:a xlink:href="https://market.yandex.ru/search?text=Meng%20TS-026" xlink:type="simple">3890.0</text:a></text:p>
          </table:table-cell>
          <table:table-cell office:value-type="string" calcext:value-type="string">
            <text:p><text:a xlink:href="https://i-modelist.ru/search.html?all=1&amp;q=TS-026%20meng&amp;x=0&amp;y=0" xlink:type="simple">OOS</text:a></text:p>
          </table:table-cell>
          <table:table-cell office:value-type="string" calcext:value-type="string">
            <text:p><text:a xlink:href="https://www.platcdarm.ru/tovar/?q=ts-026%20meng" xlink:type="simple">4780.0</text:a></text:p>
          </table:table-cell>
          <table:table-cell office:value-type="string" calcext:value-type="string">
            <text:p><text:a xlink:href="https://mirmodelista.ru/searchSmart/?query=%22TS-026%22" xlink:type="simple">4292.0</text:a></text:p>
          </table:table-cell>
          <table:table-cell office:value-type="string" calcext:value-type="string">
            <text:p><text:a xlink:href="https://mirmodspb.ru/search?search=TS-026" xlink:type="simple">_</text:a></text:p>
          </table:table-cell>
          <table:table-cell office:value-type="string" calcext:value-type="string">
            <text:p><text:a xlink:href="https://www.modelismus.com/search?q=TS-026%20meng" xlink:type="simple">4400.0</text:a></text:p>
          </table:table-cell>
          <table:table-cell office:value-type="string" calcext:value-type="string">
            <text:p><text:a xlink:href="https://ruscale.ru/search/?query=meng%20TS-026" xlink:type="simple">3850.0</text:a></text:p>
          </table:table-cell>
          <table:table-cell office:value-type="string" calcext:value-type="string">
            <text:p><text:a xlink:href="https://worldofscale.ru/products?keyword=Meng%20TS-026" xlink:type="simple">OOS</text:a></text:p>
          </table:table-cell>
          <table:table-cell office:value-type="string" calcext:value-type="string">
            <text:p><text:a xlink:href="https://warmodel.ru/search/?query=TS-026" xlink:type="simple">3590.0</text:a></text:p>
          </table:table-cell>
          <table:table-cell office:value-type="string" calcext:value-type="string">
            <text:p><text:a xlink:href="https://models-market.ru/search?search=TS-026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TS-026&amp;dispatch=products.search" xlink:type="simple">_</text:a></text:p>
          </table:table-cell>
          <table:table-cell office:value-type="string" calcext:value-type="string">
            <text:p><text:a xlink:href="https://leonardo.ru/ishop/?search=meng%20TS-026" xlink:type="simple">4690.0</text:a></text:p>
          </table:table-cell>
          <table:table-cell office:value-type="string" calcext:value-type="string">
            <text:p><text:a xlink:href="https://www.detmir.ru/search/results/?qt=Meng%20TS-026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vs-014-k-4386-typhoon-vdv--1286583" xlink:type="simple">Russian K-4386 Typhoon-VDV, Meng Model VS-014 (2020)</text:a></text:p>
          </table:table-cell>
          <table:table-cell office:value-type="string" calcext:value-type="string">
            <text:p><text:a xlink:href="https://aliexpress.ru/item/4001315047596.html?sku_id=10000015696765767" xlink:type="simple">2800.55</text:a></text:p>
          </table:table-cell>
          <table:table-cell office:value-type="string" calcext:value-type="string">
            <text:p><text:a xlink:href="https://model-lavka.ru/catalog?query=meng%20VS-014&amp;_csrf=&amp;name=&amp;priceFrom=&amp;priceTo=&amp;availability=&amp;availability=all&amp;scale=" xlink:type="simple">3120.0</text:a></text:p>
          </table:table-cell>
          <table:table-cell office:value-type="string" calcext:value-type="string">
            <text:p><text:a xlink:href="https://spb.modelist.spb.ru/search/index.php?q=VS-014%20meng&amp;s=" xlink:type="simple">2800.0</text:a></text:p>
          </table:table-cell>
          <table:table-cell office:value-type="string" calcext:value-type="string">
            <text:p><text:a xlink:href="https://market.yandex.ru/search?text=Meng%20VS-014" xlink:type="simple">3590.0</text:a></text:p>
          </table:table-cell>
          <table:table-cell office:value-type="string" calcext:value-type="string">
            <text:p><text:a xlink:href="https://i-modelist.ru/search.html?all=1&amp;q=VS-014%20meng&amp;x=0&amp;y=0" xlink:type="simple">OOS</text:a></text:p>
          </table:table-cell>
          <table:table-cell office:value-type="string" calcext:value-type="string">
            <text:p><text:a xlink:href="https://www.platcdarm.ru/tovar/?q=vs-014%20meng" xlink:type="simple">3720.0</text:a></text:p>
          </table:table-cell>
          <table:table-cell office:value-type="string" calcext:value-type="string">
            <text:p><text:a xlink:href="https://mirmodelista.ru/searchSmart/?query=%22VS-014%22" xlink:type="simple">3596.0</text:a></text:p>
          </table:table-cell>
          <table:table-cell office:value-type="string" calcext:value-type="string">
            <text:p><text:a xlink:href="https://mirmodspb.ru/search?search=VS-014" xlink:type="simple">_</text:a></text:p>
          </table:table-cell>
          <table:table-cell table:style-name="ce8" office:value-type="string" calcext:value-type="string">
            <text:p><text:a xlink:href="https://www.modelismus.com/search?q=VS-014%20meng" xlink:type="simple">360.0</text:a></text:p>
          </table:table-cell>
          <table:table-cell office:value-type="string" calcext:value-type="string">
            <text:p><text:a xlink:href="https://ruscale.ru/search/?query=meng%20VS-014" xlink:type="simple">3220.0</text:a></text:p>
          </table:table-cell>
          <table:table-cell office:value-type="string" calcext:value-type="string">
            <text:p><text:a xlink:href="https://worldofscale.ru/products?keyword=Meng%20VS-014" xlink:type="simple">OOS</text:a></text:p>
          </table:table-cell>
          <table:table-cell office:value-type="string" calcext:value-type="string">
            <text:p><text:a xlink:href="https://warmodel.ru/search/?query=VS-014" xlink:type="simple">2950.0</text:a></text:p>
          </table:table-cell>
          <table:table-cell office:value-type="string" calcext:value-type="string">
            <text:p><text:a xlink:href="https://models-market.ru/search?search=VS-014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VS-014&amp;dispatch=products.search" xlink:type="simple">_</text:a></text:p>
          </table:table-cell>
          <table:table-cell office:value-type="string" calcext:value-type="string">
            <text:p><text:a xlink:href="https://leonardo.ru/ishop/?search=meng%20VS-014" xlink:type="simple">4346.0</text:a></text:p>
          </table:table-cell>
          <table:table-cell office:value-type="string" calcext:value-type="string">
            <text:p><text:a xlink:href="https://www.detmir.ru/search/results/?qt=Meng%20VS-014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vs-010-r-r-armored-car--1188392" xlink:type="simple">British R-R Armored Car, Meng Model VS-010 (2019)</text:a></text:p>
          </table:table-cell>
          <table:table-cell office:value-type="string" calcext:value-type="string">
            <text:p><text:a xlink:href="https://aliexpress.ru/item/1005002029009943.html?sku_id=12000018465566673" xlink:type="simple">2565.31</text:a></text:p>
          </table:table-cell>
          <table:table-cell office:value-type="string" calcext:value-type="string">
            <text:p><text:a xlink:href="https://model-lavka.ru/catalog?query=meng%20VS-010&amp;_csrf=&amp;name=&amp;priceFrom=&amp;priceTo=&amp;availability=&amp;availability=all&amp;scale=" xlink:type="simple">2401.0</text:a></text:p>
          </table:table-cell>
          <table:table-cell table:style-name="ce8" office:value-type="string" calcext:value-type="string">
            <text:p><text:a xlink:href="https://spb.modelist.spb.ru/search/index.php?q=VS-010%20meng&amp;s=" xlink:type="simple">2150.0</text:a></text:p>
          </table:table-cell>
          <table:table-cell office:value-type="string" calcext:value-type="string">
            <text:p><text:a xlink:href="https://market.yandex.ru/search?text=Meng%20VS-010" xlink:type="simple">2672.0</text:a></text:p>
          </table:table-cell>
          <table:table-cell office:value-type="string" calcext:value-type="string">
            <text:p><text:a xlink:href="https://i-modelist.ru/search.html?all=1&amp;q=VS-010%20meng&amp;x=0&amp;y=0" xlink:type="simple">3220.0</text:a></text:p>
          </table:table-cell>
          <table:table-cell office:value-type="string" calcext:value-type="string">
            <text:p><text:a xlink:href="https://www.platcdarm.ru/tovar/?q=vs-010%20meng" xlink:type="simple">3960.0</text:a></text:p>
          </table:table-cell>
          <table:table-cell office:value-type="string" calcext:value-type="string">
            <text:p><text:a xlink:href="https://mirmodelista.ru/searchSmart/?query=%22VS-010%22" xlink:type="simple">2770.0</text:a></text:p>
          </table:table-cell>
          <table:table-cell office:value-type="string" calcext:value-type="string">
            <text:p><text:a xlink:href="https://mirmodspb.ru/magazin/product/vs-010-1-35-british-r-r-armored-car-pattern-1914-1920" xlink:type="simple">2300.0</text:a></text:p>
          </table:table-cell>
          <table:table-cell office:value-type="string" calcext:value-type="string">
            <text:p><text:a xlink:href="https://www.modelismus.com/search?q=VS-010%20meng" xlink:type="simple">2690.0</text:a></text:p>
          </table:table-cell>
          <table:table-cell office:value-type="string" calcext:value-type="string">
            <text:p><text:a xlink:href="https://ruscale.ru/search/?query=meng%20VS-010" xlink:type="simple">2480.0</text:a></text:p>
          </table:table-cell>
          <table:table-cell office:value-type="string" calcext:value-type="string">
            <text:p><text:a xlink:href="https://worldofscale.ru/products?keyword=Meng%20VS-010" xlink:type="simple">3626.0</text:a></text:p>
          </table:table-cell>
          <table:table-cell office:value-type="string" calcext:value-type="string">
            <text:p><text:a xlink:href="https://warmodel.ru/search/?query=VS-010" xlink:type="simple">2490.0</text:a></text:p>
          </table:table-cell>
          <table:table-cell office:value-type="string" calcext:value-type="string">
            <text:p><text:a xlink:href="https://models-market.ru/search?search=VS-010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VS-010&amp;dispatch=products.search" xlink:type="simple">_</text:a></text:p>
          </table:table-cell>
          <table:table-cell office:value-type="string" calcext:value-type="string">
            <text:p><text:a xlink:href="https://leonardo.ru/ishop/?search=meng%20VS-010" xlink:type="simple">3343.0</text:a></text:p>
          </table:table-cell>
          <table:table-cell office:value-type="string" calcext:value-type="string">
            <text:p><text:a xlink:href="https://www.detmir.ru/search/results/?qt=Meng%20VS-01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vs-009-husky-tsv--1152025" xlink:type="simple">British Army HUSKY TSV, Meng Model VS-009 (2018)</text:a></text:p>
          </table:table-cell>
          <table:table-cell table:style-name="ce8" office:value-type="string" calcext:value-type="string">
            <text:p><text:a xlink:href="https://aliexpress.ru/item/1005004662005445.html?sku_id=12000030019811647" xlink:type="simple">2504.47</text:a></text:p>
          </table:table-cell>
          <table:table-cell office:value-type="string" calcext:value-type="string">
            <text:p><text:a xlink:href="https://model-lavka.ru/catalog?query=meng%20VS-009&amp;_csrf=&amp;name=&amp;priceFrom=&amp;priceTo=&amp;availability=&amp;availability=all&amp;scale=" xlink:type="simple">3120.0</text:a></text:p>
          </table:table-cell>
          <table:table-cell office:value-type="string" calcext:value-type="string">
            <text:p><text:a xlink:href="https://spb.modelist.spb.ru/search/index.php?q=VS-009%20meng&amp;s=" xlink:type="simple">2835.0</text:a></text:p>
          </table:table-cell>
          <table:table-cell office:value-type="string" calcext:value-type="string">
            <text:p><text:a xlink:href="https://market.yandex.ru/search?text=Meng%20VS-009" xlink:type="simple">3429.0</text:a></text:p>
          </table:table-cell>
          <table:table-cell office:value-type="string" calcext:value-type="string">
            <text:p><text:a xlink:href="https://i-modelist.ru/search.html?all=1&amp;q=VS-009%20meng&amp;x=0&amp;y=0" xlink:type="simple">OOS</text:a></text:p>
          </table:table-cell>
          <table:table-cell office:value-type="string" calcext:value-type="string">
            <text:p><text:a xlink:href="https://www.platcdarm.ru/tovar/?q=vs-009%20meng" xlink:type="simple">4455.0</text:a></text:p>
          </table:table-cell>
          <table:table-cell office:value-type="string" calcext:value-type="string">
            <text:p><text:a xlink:href="https://mirmodelista.ru/searchSmart/?query=%22VS-009%22" xlink:type="simple">3596.0</text:a></text:p>
          </table:table-cell>
          <table:table-cell office:value-type="string" calcext:value-type="string">
            <text:p><text:a xlink:href="https://mirmodspb.ru/magazin/product/vs-009-1-35-british-army-husky-tsv" xlink:type="simple">2980.0</text:a></text:p>
          </table:table-cell>
          <table:table-cell office:value-type="string" calcext:value-type="string">
            <text:p><text:a xlink:href="https://www.modelismus.com/search?q=VS-009%20meng" xlink:type="simple">3290.0</text:a></text:p>
          </table:table-cell>
          <table:table-cell office:value-type="string" calcext:value-type="string">
            <text:p><text:a xlink:href="https://ruscale.ru/search/?query=meng%20VS-009" xlink:type="simple">3220.0</text:a></text:p>
          </table:table-cell>
          <table:table-cell office:value-type="string" calcext:value-type="string">
            <text:p><text:a xlink:href="https://worldofscale.ru/products?keyword=Meng%20VS-009" xlink:type="simple">OOS</text:a></text:p>
          </table:table-cell>
          <table:table-cell office:value-type="string" calcext:value-type="string">
            <text:p><text:a xlink:href="https://warmodel.ru/search/?query=VS-009" xlink:type="simple">2990.0</text:a></text:p>
          </table:table-cell>
          <table:table-cell office:value-type="string" calcext:value-type="string">
            <text:p><text:a xlink:href="https://models-market.ru/search?search=VS-009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VS-009&amp;dispatch=products.search" xlink:type="simple">_</text:a></text:p>
          </table:table-cell>
          <table:table-cell office:value-type="string" calcext:value-type="string">
            <text:p><text:a xlink:href="https://leonardo.ru/ishop/?search=meng%20VS-009" xlink:type="simple">4438.0</text:a></text:p>
          </table:table-cell>
          <table:table-cell office:value-type="string" calcext:value-type="string">
            <text:p><text:a xlink:href="https://www.detmir.ru/search/results/?qt=Meng%20VS-009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eng-model-ss-014-9k37m1-buk--1140746" xlink:type="simple">Russian 9K37M1 BUK, Meng Model SS-014 (2018)</text:a></text:p>
          </table:table-cell>
          <table:table-cell office:value-type="string" calcext:value-type="string">
            <text:p><text:a xlink:href="https://aliexpress.ru/item/32907852726.html?sku_id=65846159018" xlink:type="simple">4942.69</text:a></text:p>
          </table:table-cell>
          <table:table-cell office:value-type="string" calcext:value-type="string">
            <text:p><text:a xlink:href="https://model-lavka.ru/catalog?query=meng%20SS-014&amp;_csrf=&amp;name=&amp;priceFrom=&amp;priceTo=&amp;availability=&amp;availability=all&amp;scale=" xlink:type="simple">OOS</text:a></text:p>
          </table:table-cell>
          <table:table-cell table:style-name="ce8" office:value-type="string" calcext:value-type="string">
            <text:p><text:a xlink:href="https://spb.modelist.spb.ru/search/index.php?q=SS-014%20meng&amp;s=" xlink:type="simple">3990.0</text:a></text:p>
          </table:table-cell>
          <table:table-cell office:value-type="string" calcext:value-type="string">
            <text:p><text:a xlink:href="https://market.yandex.ru/search?text=Meng%20SS-014" xlink:type="simple">_</text:a></text:p>
          </table:table-cell>
          <table:table-cell office:value-type="string" calcext:value-type="string">
            <text:p><text:a xlink:href="https://i-modelist.ru/search.html?all=1&amp;q=SS-014%20meng&amp;x=0&amp;y=0" xlink:type="simple">OOS</text:a></text:p>
          </table:table-cell>
          <table:table-cell office:value-type="string" calcext:value-type="string">
            <text:p><text:a xlink:href="https://www.platcdarm.ru/tovar/?q=ss-014%20meng" xlink:type="simple">OOS</text:a></text:p>
          </table:table-cell>
          <table:table-cell office:value-type="string" calcext:value-type="string">
            <text:p><text:a xlink:href="https://mirmodelista.ru/searchSmart/?query=%22SS-014%22" xlink:type="simple">_</text:a></text:p>
          </table:table-cell>
          <table:table-cell office:value-type="string" calcext:value-type="string">
            <text:p><text:a xlink:href="https://mirmodspb.ru/search?search=SS-014" xlink:type="simple">_</text:a></text:p>
          </table:table-cell>
          <table:table-cell office:value-type="string" calcext:value-type="string">
            <text:p><text:a xlink:href="https://www.modelismus.com/search?q=SS-014%20meng" xlink:type="simple">5300.0</text:a></text:p>
          </table:table-cell>
          <table:table-cell office:value-type="string" calcext:value-type="string">
            <text:p><text:a xlink:href="https://ruscale.ru/search/?query=meng%20SS-014" xlink:type="simple">4580.0</text:a></text:p>
          </table:table-cell>
          <table:table-cell office:value-type="string" calcext:value-type="string">
            <text:p><text:a xlink:href="https://worldofscale.ru/products?keyword=Meng%20SS-014" xlink:type="simple">OOS</text:a></text:p>
          </table:table-cell>
          <table:table-cell office:value-type="string" calcext:value-type="string">
            <text:p><text:a xlink:href="https://warmodel.ru/search/?query=SS-014" xlink:type="simple">_</text:a></text:p>
          </table:table-cell>
          <table:table-cell office:value-type="string" calcext:value-type="string">
            <text:p><text:a xlink:href="https://models-market.ru/search?search=SS-014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SS-014&amp;dispatch=products.search" xlink:type="simple">_</text:a></text:p>
          </table:table-cell>
          <table:table-cell office:value-type="string" calcext:value-type="string">
            <text:p><text:a xlink:href="https://leonardo.ru/ishop/?search=meng%20SS-014" xlink:type="simple">5896.0</text:a></text:p>
          </table:table-cell>
          <table:table-cell office:value-type="string" calcext:value-type="string">
            <text:p><text:a xlink:href="https://www.detmir.ru/search/results/?qt=Meng%20SS-014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panda-hobby-ph-35033-9a310m1-telar-w-9m38m-9k37m-buk-m1--1140875" xlink:type="simple">9A310M1 Telar w/9M38M of 9K37M BUK-M1, Panda Hobby PH-35033 (2018)</text:a></text:p>
          </table:table-cell>
          <table:table-cell table:style-name="ce8" office:value-type="string" calcext:value-type="string">
            <text:p><text:a xlink:href="https://aliexpress.ru/item/4000354292933.html?sku_id=10000001468662985" xlink:type="simple">9304.74</text:a></text:p>
          </table:table-cell>
          <table:table-cell office:value-type="string" calcext:value-type="string">
            <text:p><text:a xlink:href="https://model-lavka.ru/catalog?query=panda%20hobby%20PH-35033&amp;_csrf=&amp;name=&amp;priceFrom=&amp;priceTo=&amp;availability=&amp;availability=all&amp;scale=" xlink:type="simple">_</text:a></text:p>
          </table:table-cell>
          <table:table-cell office:value-type="string" calcext:value-type="string">
            <text:p><text:a xlink:href="https://spb.modelist.spb.ru/search/index.php?q=PH-35033%20panda%20hobby&amp;s=" xlink:type="simple">_</text:a></text:p>
          </table:table-cell>
          <table:table-cell office:value-type="string" calcext:value-type="string">
            <text:p><text:a xlink:href="https://market.yandex.ru/search?text=Panda%20Hobby%20PH-35033" xlink:type="simple">_</text:a></text:p>
          </table:table-cell>
          <table:table-cell office:value-type="string" calcext:value-type="string">
            <text:p><text:a xlink:href="https://i-modelist.ru/search.html?all=1&amp;q=PH-35033%20panda%20hobby&amp;x=0&amp;y=0" xlink:type="simple">_</text:a></text:p>
          </table:table-cell>
          <table:table-cell office:value-type="string" calcext:value-type="string">
            <text:p><text:a xlink:href="https://www.platcdarm.ru/tovar/?q=ph-35033%20panda%20hobby" xlink:type="simple">_</text:a></text:p>
          </table:table-cell>
          <table:table-cell office:value-type="string" calcext:value-type="string">
            <text:p><text:a xlink:href="https://mirmodelista.ru/searchSmart/?query=%22PH-35033%22" xlink:type="simple">_</text:a></text:p>
          </table:table-cell>
          <table:table-cell office:value-type="string" calcext:value-type="string">
            <text:p><text:a xlink:href="https://mirmodspb.ru/search?search=PH-35033" xlink:type="simple">_</text:a></text:p>
          </table:table-cell>
          <table:table-cell office:value-type="string" calcext:value-type="string">
            <text:p><text:a xlink:href="https://www.modelismus.com/search?q=PH-35033%20panda%20hobby" xlink:type="simple">_</text:a></text:p>
          </table:table-cell>
          <table:table-cell office:value-type="string" calcext:value-type="string">
            <text:p><text:a xlink:href="https://ruscale.ru/search/?query=panda%20hobby%20PH-35033" xlink:type="simple">_</text:a></text:p>
          </table:table-cell>
          <table:table-cell office:value-type="string" calcext:value-type="string">
            <text:p><text:a xlink:href="https://worldofscale.ru/products?keyword=Panda%20Hobby%20PH-35033" xlink:type="simple">_</text:a></text:p>
          </table:table-cell>
          <table:table-cell office:value-type="string" calcext:value-type="string">
            <text:p><text:a xlink:href="https://warmodel.ru/search/?query=PH-35033" xlink:type="simple">_</text:a></text:p>
          </table:table-cell>
          <table:table-cell office:value-type="string" calcext:value-type="string">
            <text:p><text:a xlink:href="https://models-market.ru/search?search=PH-35033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PH-35033&amp;dispatch=products.search" xlink:type="simple">_</text:a></text:p>
          </table:table-cell>
          <table:table-cell office:value-type="string" calcext:value-type="string">
            <text:p><text:a xlink:href="https://leonardo.ru/ishop/?search=panda%20hobby%20PH-35033" xlink:type="simple">_</text:a></text:p>
          </table:table-cell>
          <table:table-cell office:value-type="string" calcext:value-type="string">
            <text:p><text:a xlink:href="https://www.detmir.ru/search/results/?qt=Panda%20Hobby%20PH-35033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akom-2154-m114-early-and-late-type--1413410" xlink:type="simple">M114 early &amp; late type, Takom 2154 (2022)</text:a></text:p>
          </table:table-cell>
          <table:table-cell table:style-name="ce8" office:value-type="string" calcext:value-type="string">
            <text:p><text:a xlink:href="https://aliexpress.ru/item/1005004657476286.html?sku_id=12000030003781291" xlink:type="simple">1779.83</text:a></text:p>
          </table:table-cell>
          <table:table-cell office:value-type="string" calcext:value-type="string">
            <text:p><text:a xlink:href="https://model-lavka.ru/catalog?query=takom%202154&amp;_csrf=&amp;name=&amp;priceFrom=&amp;priceTo=&amp;availability=&amp;availability=all&amp;scale=" xlink:type="simple">2088.0</text:a></text:p>
          </table:table-cell>
          <table:table-cell office:value-type="string" calcext:value-type="string">
            <text:p><text:a xlink:href="https://spb.modelist.spb.ru/search/index.php?q=2154%20takom&amp;s=" xlink:type="simple">2090.0</text:a></text:p>
          </table:table-cell>
          <table:table-cell office:value-type="string" calcext:value-type="string">
            <text:p><text:a xlink:href="https://market.yandex.ru/search?text=TAKOM%202154" xlink:type="simple">_</text:a></text:p>
          </table:table-cell>
          <table:table-cell office:value-type="string" calcext:value-type="string">
            <text:p><text:a xlink:href="https://i-modelist.ru/search.html?all=1&amp;q=2154%20takom&amp;x=0&amp;y=0" xlink:type="simple">_</text:a></text:p>
          </table:table-cell>
          <table:table-cell office:value-type="string" calcext:value-type="string">
            <text:p><text:a xlink:href="https://www.platcdarm.ru/tovar/?q=2154%20takom" xlink:type="simple">OOS</text:a></text:p>
          </table:table-cell>
          <table:table-cell office:value-type="string" calcext:value-type="string">
            <text:p><text:a xlink:href="https://mirmodelista.ru/searchSmart/?query=%222154%22" xlink:type="simple">2784.0</text:a></text:p>
          </table:table-cell>
          <table:table-cell office:value-type="string" calcext:value-type="string">
            <text:p><text:a xlink:href="https://mirmodspb.ru/magazin/product/predzakaz-2154-m114-early-late-production-2-in-1-w-interior" xlink:type="simple">2800.0</text:a></text:p>
          </table:table-cell>
          <table:table-cell office:value-type="string" calcext:value-type="string">
            <text:p><text:a xlink:href="https://www.modelismus.com/search?q=2154%20takom" xlink:type="simple">2190.0</text:a></text:p>
          </table:table-cell>
          <table:table-cell office:value-type="string" calcext:value-type="string">
            <text:p><text:a xlink:href="https://ruscale.ru/search/?query=takom%202154" xlink:type="simple">2500.0</text:a></text:p>
          </table:table-cell>
          <table:table-cell office:value-type="string" calcext:value-type="string">
            <text:p><text:a xlink:href="https://worldofscale.ru/products?keyword=TAKOM%202154" xlink:type="simple">_</text:a></text:p>
          </table:table-cell>
          <table:table-cell office:value-type="string" calcext:value-type="string">
            <text:p><text:a xlink:href="https://warmodel.ru/search/?query=2154" xlink:type="simple">2450.0</text:a></text:p>
          </table:table-cell>
          <table:table-cell office:value-type="string" calcext:value-type="string">
            <text:p><text:a xlink:href="https://models-market.ru/search?search=2154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2154&amp;dispatch=products.search" xlink:type="simple">_</text:a></text:p>
          </table:table-cell>
          <table:table-cell office:value-type="string" calcext:value-type="string">
            <text:p><text:a xlink:href="https://leonardo.ru/ishop/?search=takom%202154" xlink:type="simple">_</text:a></text:p>
          </table:table-cell>
          <table:table-cell office:value-type="string" calcext:value-type="string">
            <text:p><text:a xlink:href="https://www.detmir.ru/search/results/?qt=TAKOM%202154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takom-2041-t-55-am--973357" xlink:type="simple">T-55 AM, Takom 2041 (2016)</text:a></text:p>
          </table:table-cell>
          <table:table-cell office:value-type="string" calcext:value-type="string">
            <text:p><text:a xlink:href="https://aliexpress.ru/item/1005004527135093.html?sku_id=12000029480604533" xlink:type="simple">2309.79</text:a></text:p>
          </table:table-cell>
          <table:table-cell office:value-type="string" calcext:value-type="string">
            <text:p><text:a xlink:href="https://model-lavka.ru/catalog?query=takom%202041&amp;_csrf=&amp;name=&amp;priceFrom=&amp;priceTo=&amp;availability=&amp;availability=all&amp;scale=" xlink:type="simple">2685.0</text:a></text:p>
          </table:table-cell>
          <table:table-cell office:value-type="string" calcext:value-type="string">
            <text:p><text:a xlink:href="https://spb.modelist.spb.ru/search/index.php?q=2041%20takom&amp;s=" xlink:type="simple">2490.0</text:a></text:p>
          </table:table-cell>
          <table:table-cell office:value-type="string" calcext:value-type="string">
            <text:p><text:a xlink:href="https://market.yandex.ru/search?text=TAKOM%202041" xlink:type="simple">_</text:a></text:p>
          </table:table-cell>
          <table:table-cell office:value-type="string" calcext:value-type="string">
            <text:p><text:a xlink:href="https://i-modelist.ru/search.html?all=1&amp;q=2041%20takom&amp;x=0&amp;y=0" xlink:type="simple">OOS</text:a></text:p>
          </table:table-cell>
          <table:table-cell office:value-type="string" calcext:value-type="string">
            <text:p><text:a xlink:href="https://www.platcdarm.ru/tovar/?q=2041%20takom" xlink:type="simple">OOS</text:a></text:p>
          </table:table-cell>
          <table:table-cell office:value-type="string" calcext:value-type="string">
            <text:p><text:a xlink:href="https://mirmodelista.ru/searchSmart/?query=%222041%22" xlink:type="simple">OOS</text:a></text:p>
          </table:table-cell>
          <table:table-cell table:style-name="ce7" office:value-type="string" calcext:value-type="string">
            <text:p><text:a xlink:href="https://mirmodspb.ru/magazin/product/mw-2041-nabor-shlifovalnyh-blokov-iz-alyuminievogo-splava-dlinoj-113-mm-tolshchinoj-2-mm" xlink:type="simple">510.0</text:a></text:p>
          </table:table-cell>
          <table:table-cell office:value-type="string" calcext:value-type="string">
            <text:p><text:a xlink:href="https://www.modelismus.com/search?q=2041%20takom" xlink:type="simple">2950.0</text:a></text:p>
          </table:table-cell>
          <table:table-cell office:value-type="string" calcext:value-type="string">
            <text:p><text:a xlink:href="https://ruscale.ru/search/?query=takom%202041" xlink:type="simple">2980.0</text:a></text:p>
          </table:table-cell>
          <table:table-cell office:value-type="string" calcext:value-type="string">
            <text:p><text:a xlink:href="https://worldofscale.ru/products?keyword=TAKOM%202041" xlink:type="simple">OOS</text:a></text:p>
          </table:table-cell>
          <table:table-cell office:value-type="string" calcext:value-type="string">
            <text:p><text:a xlink:href="https://warmodel.ru/search/?query=2041" xlink:type="simple">1150.0</text:a></text:p>
          </table:table-cell>
          <table:table-cell office:value-type="string" calcext:value-type="string">
            <text:p><text:a xlink:href="https://models-market.ru/search?search=2041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2041&amp;dispatch=products.search" xlink:type="simple">_</text:a></text:p>
          </table:table-cell>
          <table:table-cell office:value-type="string" calcext:value-type="string">
            <text:p><text:a xlink:href="https://leonardo.ru/ishop/?search=takom%202041" xlink:type="simple">_</text:a></text:p>
          </table:table-cell>
          <table:table-cell office:value-type="string" calcext:value-type="string">
            <text:p><text:a xlink:href="https://www.detmir.ru/search/results/?qt=TAKOM%20204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rye-field-model-rm-5060-sdkfz-167-stug-iv--1398505" xlink:type="simple">Sd.Kfz. 167 StuG IV, Rye Field Model RM-5060 (2022)</text:a></text:p>
          </table:table-cell>
          <table:table-cell office:value-type="string" calcext:value-type="string">
            <text:p><text:a xlink:href="https://aliexpress.ru/item/1005003966162427.html?sku_id=12000027589956200" xlink:type="simple">3314.29</text:a></text:p>
          </table:table-cell>
          <table:table-cell table:style-name="ce8" office:value-type="string" calcext:value-type="string">
            <text:p><text:a xlink:href="https://model-lavka.ru/catalog?query=rye%20field%20model%20RM-5060&amp;_csrf=&amp;name=&amp;priceFrom=&amp;priceTo=&amp;availability=&amp;availability=all&amp;scale=" xlink:type="simple">2520.0</text:a></text:p>
          </table:table-cell>
          <table:table-cell office:value-type="string" calcext:value-type="string">
            <text:p><text:a xlink:href="https://spb.modelist.spb.ru/search/index.php?q=RM-5060%20rye%20field%20model&amp;s=" xlink:type="simple">2790.0</text:a></text:p>
          </table:table-cell>
          <table:table-cell office:value-type="string" calcext:value-type="string">
            <text:p><text:a xlink:href="https://market.yandex.ru/search?text=Rye%20Field%20Model%20RM-5060" xlink:type="simple">_</text:a></text:p>
          </table:table-cell>
          <table:table-cell office:value-type="string" calcext:value-type="string">
            <text:p><text:a xlink:href="https://i-modelist.ru/search.html?all=1&amp;q=RM-5060%20rye%20field%20model&amp;x=0&amp;y=0" xlink:type="simple">OOS</text:a></text:p>
          </table:table-cell>
          <table:table-cell office:value-type="string" calcext:value-type="string">
            <text:p><text:a xlink:href="https://www.platcdarm.ru/tovar/?q=5060%20rfm" xlink:type="simple">3816.0</text:a></text:p>
          </table:table-cell>
          <table:table-cell office:value-type="string" calcext:value-type="string">
            <text:p><text:a xlink:href="https://mirmodelista.ru/searchSmart/?query=%22RM-5060%22" xlink:type="simple">3435.0</text:a></text:p>
          </table:table-cell>
          <table:table-cell office:value-type="string" calcext:value-type="string">
            <text:p><text:a xlink:href="https://mirmodspb.ru/search?search=RM-5060" xlink:type="simple">_</text:a></text:p>
          </table:table-cell>
          <table:table-cell office:value-type="string" calcext:value-type="string">
            <text:p><text:a xlink:href="https://www.modelismus.com/search?q=RM-5060%20rye%20field%20model" xlink:type="simple">_</text:a></text:p>
          </table:table-cell>
          <table:table-cell office:value-type="string" calcext:value-type="string">
            <text:p><text:a xlink:href="https://ruscale.ru/search/?query=rfm%20model%20RM-5060" xlink:type="simple">2980.0</text:a></text:p>
          </table:table-cell>
          <table:table-cell office:value-type="string" calcext:value-type="string">
            <text:p><text:a xlink:href="https://worldofscale.ru/products?keyword=Rye%20Field%20Model%20RM-5060" xlink:type="simple">_</text:a></text:p>
          </table:table-cell>
          <table:table-cell office:value-type="string" calcext:value-type="string">
            <text:p><text:a xlink:href="https://warmodel.ru/search/?query=RM-5060" xlink:type="simple">3290.0</text:a></text:p>
          </table:table-cell>
          <table:table-cell office:value-type="string" calcext:value-type="string">
            <text:p><text:a xlink:href="https://models-market.ru/search?search=RM-5060&amp;brand_search=&amp;scale=&amp;category=" xlink:type="simple">3600.0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RM-5060&amp;dispatch=products.search" xlink:type="simple">_</text:a></text:p>
          </table:table-cell>
          <table:table-cell office:value-type="string" calcext:value-type="string">
            <text:p><text:a xlink:href="https://leonardo.ru/ishop/?search=rye%20field%20model%20RM-5060" xlink:type="simple">_</text:a></text:p>
          </table:table-cell>
          <table:table-cell office:value-type="string" calcext:value-type="string">
            <text:p><text:a xlink:href="https://www.detmir.ru/search/results/?qt=Rye%20Field%20Model%20RM-5060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rye-field-model-rm-5062-challenger-2--1302551" xlink:type="simple">Challenger 2, Rye Field Model RM-5062 (2020)</text:a></text:p>
          </table:table-cell>
          <table:table-cell office:value-type="string" calcext:value-type="string">
            <text:p><text:a xlink:href="https://aliexpress.ru/item/1005003340752088.html?sku_id=12000025303039788" xlink:type="simple">3224.38</text:a></text:p>
          </table:table-cell>
          <table:table-cell office:value-type="string" calcext:value-type="string">
            <text:p><text:a xlink:href="https://model-lavka.ru/catalog?query=rye%20field%20model%20RM-5062&amp;_csrf=&amp;name=&amp;priceFrom=&amp;priceTo=&amp;availability=&amp;availability=all&amp;scale=" xlink:type="simple">3102.0</text:a></text:p>
          </table:table-cell>
          <table:table-cell office:value-type="string" calcext:value-type="string">
            <text:p><text:a xlink:href="https://spb.modelist.spb.ru/search/index.php?q=RM-5062%20rye%20field%20model&amp;s=" xlink:type="simple">4690.0</text:a></text:p>
          </table:table-cell>
          <table:table-cell office:value-type="string" calcext:value-type="string">
            <text:p><text:a xlink:href="https://market.yandex.ru/search?text=Rye%20Field%20Model%20RM-5062" xlink:type="simple">4360.0</text:a></text:p>
          </table:table-cell>
          <table:table-cell office:value-type="string" calcext:value-type="string">
            <text:p><text:a xlink:href="https://i-modelist.ru/search.html?all=1&amp;q=RM-5062%20rye%20field%20model&amp;x=0&amp;y=0" xlink:type="simple">3623.0</text:a></text:p>
          </table:table-cell>
          <table:table-cell office:value-type="string" calcext:value-type="string">
            <text:p><text:a xlink:href="https://www.platcdarm.ru/tovar/?q=5062%20rfm" xlink:type="simple">_</text:a></text:p>
          </table:table-cell>
          <table:table-cell office:value-type="string" calcext:value-type="string">
            <text:p><text:a xlink:href="https://mirmodelista.ru/searchSmart/?query=%22RM-5062%22" xlink:type="simple">_</text:a></text:p>
          </table:table-cell>
          <table:table-cell office:value-type="string" calcext:value-type="string">
            <text:p><text:a xlink:href="https://mirmodspb.ru/search?search=RM-5062" xlink:type="simple">_</text:a></text:p>
          </table:table-cell>
          <table:table-cell office:value-type="string" calcext:value-type="string">
            <text:p><text:a xlink:href="https://www.modelismus.com/search?q=RM-5062%20rye%20field%20model" xlink:type="simple">_</text:a></text:p>
          </table:table-cell>
          <table:table-cell office:value-type="string" calcext:value-type="string">
            <text:p><text:a xlink:href="https://ruscale.ru/search/?query=rfm%20model%20RM-5062" xlink:type="simple">3980.0</text:a></text:p>
          </table:table-cell>
          <table:table-cell office:value-type="string" calcext:value-type="string">
            <text:p><text:a xlink:href="https://worldofscale.ru/products?keyword=Rye%20Field%20Model%20RM-5062" xlink:type="simple">_</text:a></text:p>
          </table:table-cell>
          <table:table-cell table:style-name="ce8" office:value-type="string" calcext:value-type="string">
            <text:p><text:a xlink:href="https://warmodel.ru/search/?query=RM-5062" xlink:type="simple">3050.0</text:a></text:p>
          </table:table-cell>
          <table:table-cell office:value-type="string" calcext:value-type="string">
            <text:p><text:a xlink:href="https://models-market.ru/search?search=RM-5062&amp;brand_search=&amp;scale=&amp;category=" xlink:type="simple">3400.0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RM-5062&amp;dispatch=products.search" xlink:type="simple">5570.0</text:a></text:p>
          </table:table-cell>
          <table:table-cell office:value-type="string" calcext:value-type="string">
            <text:p><text:a xlink:href="https://leonardo.ru/ishop/?search=rye%20field%20model%20RM-5062" xlink:type="simple">_</text:a></text:p>
          </table:table-cell>
          <table:table-cell office:value-type="string" calcext:value-type="string">
            <text:p><text:a xlink:href="https://www.detmir.ru/search/results/?qt=Rye%20Field%20Model%20RM-5062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rye-field-model-rm-5052-m1240a1-m-atv-m153-crows-ii--1343508" xlink:type="simple">M1240A1 M-ATV (M153 CROWS II), Rye Field Model RM-5052 (2021)</text:a></text:p>
          </table:table-cell>
          <table:table-cell table:style-name="ce7" office:value-type="string" calcext:value-type="string">
            <text:p><text:a xlink:href="https://aliexpress.ru/item/1005003674442569.html?sku_id=12000026752908779" xlink:type="simple">1965.72</text:a></text:p>
          </table:table-cell>
          <table:table-cell office:value-type="string" calcext:value-type="string">
            <text:p><text:a xlink:href="https://model-lavka.ru/catalog?query=rye%20field%20model%20RM-5052&amp;_csrf=&amp;name=&amp;priceFrom=&amp;priceTo=&amp;availability=&amp;availability=all&amp;scale=" xlink:type="simple">3350.0</text:a></text:p>
          </table:table-cell>
          <table:table-cell office:value-type="string" calcext:value-type="string">
            <text:p><text:a xlink:href="https://spb.modelist.spb.ru/search/index.php?q=RM-5052%20rye%20field%20model&amp;s=" xlink:type="simple">OOS</text:a></text:p>
          </table:table-cell>
          <table:table-cell office:value-type="string" calcext:value-type="string">
            <text:p><text:a xlink:href="https://market.yandex.ru/search?text=Rye%20Field%20Model%20RM-5052" xlink:type="simple">_</text:a></text:p>
          </table:table-cell>
          <table:table-cell office:value-type="string" calcext:value-type="string">
            <text:p><text:a xlink:href="https://i-modelist.ru/search.html?all=1&amp;q=RM-5052%20rye%20field%20model&amp;x=0&amp;y=0" xlink:type="simple">OOS</text:a></text:p>
          </table:table-cell>
          <table:table-cell office:value-type="string" calcext:value-type="string">
            <text:p><text:a xlink:href="https://www.platcdarm.ru/tovar/?q=5052%20rfm" xlink:type="simple">_</text:a></text:p>
          </table:table-cell>
          <table:table-cell office:value-type="string" calcext:value-type="string">
            <text:p><text:a xlink:href="https://mirmodelista.ru/searchSmart/?query=%22RM-5052%22" xlink:type="simple">_</text:a></text:p>
          </table:table-cell>
          <table:table-cell office:value-type="string" calcext:value-type="string">
            <text:p><text:a xlink:href="https://mirmodspb.ru/search?search=RM-5052" xlink:type="simple">_</text:a></text:p>
          </table:table-cell>
          <table:table-cell office:value-type="string" calcext:value-type="string">
            <text:p><text:a xlink:href="https://www.modelismus.com/search?q=RM-5052%20rye%20field%20model" xlink:type="simple">_</text:a></text:p>
          </table:table-cell>
          <table:table-cell office:value-type="string" calcext:value-type="string">
            <text:p><text:a xlink:href="https://ruscale.ru/search/?query=rfm%20model%20RM-5052" xlink:type="simple">4030.0</text:a></text:p>
          </table:table-cell>
          <table:table-cell office:value-type="string" calcext:value-type="string">
            <text:p><text:a xlink:href="https://worldofscale.ru/products?keyword=Rye%20Field%20Model%20RM-5052" xlink:type="simple">3890.0</text:a></text:p>
          </table:table-cell>
          <table:table-cell office:value-type="string" calcext:value-type="string">
            <text:p><text:a xlink:href="https://warmodel.ru/search/?query=RM-5052" xlink:type="simple">3650.0</text:a></text:p>
          </table:table-cell>
          <table:table-cell office:value-type="string" calcext:value-type="string">
            <text:p><text:a xlink:href="https://models-market.ru/search?search=RM-5052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RM-5052&amp;dispatch=products.search" xlink:type="simple">_</text:a></text:p>
          </table:table-cell>
          <table:table-cell office:value-type="string" calcext:value-type="string">
            <text:p><text:a xlink:href="https://leonardo.ru/ishop/?search=rye%20field%20model%20RM-5052" xlink:type="simple">_</text:a></text:p>
          </table:table-cell>
          <table:table-cell office:value-type="string" calcext:value-type="string">
            <text:p><text:a xlink:href="https://www.detmir.ru/search/results/?qt=Rye%20Field%20Model%20RM-5052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rye-field-model-rm-5039-challenger-2-tes--1258556" xlink:type="simple">Challenger 2 TES, Rye Field Model RM-5039 (2020)</text:a></text:p>
          </table:table-cell>
          <table:table-cell office:value-type="string" calcext:value-type="string">
            <text:p><text:a xlink:href="https://aliexpress.ru/item/1005003340686732.html?sku_id=12000025303209980" xlink:type="simple">3181.79</text:a></text:p>
          </table:table-cell>
          <table:table-cell office:value-type="string" calcext:value-type="string">
            <text:p><text:a xlink:href="https://model-lavka.ru/catalog?query=rye%20field%20model%20RM-5039&amp;_csrf=&amp;name=&amp;priceFrom=&amp;priceTo=&amp;availability=&amp;availability=all&amp;scale=" xlink:type="simple">3350.0</text:a></text:p>
          </table:table-cell>
          <table:table-cell office:value-type="string" calcext:value-type="string">
            <text:p><text:a xlink:href="https://spb.modelist.spb.ru/search/index.php?q=RM-5039%20rye%20field%20model&amp;s=" xlink:type="simple">OOS</text:a></text:p>
          </table:table-cell>
          <table:table-cell office:value-type="string" calcext:value-type="string">
            <text:p><text:a xlink:href="https://market.yandex.ru/search?text=Rye%20Field%20Model%20RM-5039" xlink:type="simple">3740.0</text:a></text:p>
          </table:table-cell>
          <table:table-cell office:value-type="string" calcext:value-type="string">
            <text:p><text:a xlink:href="https://i-modelist.ru/search.html?all=1&amp;q=RM-5039%20rye%20field%20model&amp;x=0&amp;y=0" xlink:type="simple">OOS</text:a></text:p>
          </table:table-cell>
          <table:table-cell office:value-type="string" calcext:value-type="string">
            <text:p><text:a xlink:href="https://www.platcdarm.ru/tovar/?q=5039%20rfm" xlink:type="simple">_</text:a></text:p>
          </table:table-cell>
          <table:table-cell office:value-type="string" calcext:value-type="string">
            <text:p><text:a xlink:href="https://mirmodelista.ru/searchSmart/?query=%22RM-5039%22" xlink:type="simple">_</text:a></text:p>
          </table:table-cell>
          <table:table-cell office:value-type="string" calcext:value-type="string">
            <text:p><text:a xlink:href="https://mirmodspb.ru/search?search=RM-5039" xlink:type="simple">_</text:a></text:p>
          </table:table-cell>
          <table:table-cell table:style-name="ce8" office:value-type="string" calcext:value-type="string">
            <text:p><text:a xlink:href="https://www.modelismus.com/search?q=RM-5039%20rye%20field%20model" xlink:type="simple">1350.0</text:a></text:p>
          </table:table-cell>
          <table:table-cell office:value-type="string" calcext:value-type="string">
            <text:p><text:a xlink:href="https://ruscale.ru/search/?query=rfm%20model%20RM-5039" xlink:type="simple">3980.0</text:a></text:p>
          </table:table-cell>
          <table:table-cell office:value-type="string" calcext:value-type="string">
            <text:p><text:a xlink:href="https://worldofscale.ru/products?keyword=Rye%20Field%20Model%20RM-5039" xlink:type="simple">OOS</text:a></text:p>
          </table:table-cell>
          <table:table-cell office:value-type="string" calcext:value-type="string">
            <text:p><text:a xlink:href="https://warmodel.ru/search/?query=RM-5039" xlink:type="simple">3380.0</text:a></text:p>
          </table:table-cell>
          <table:table-cell office:value-type="string" calcext:value-type="string">
            <text:p><text:a xlink:href="https://models-market.ru/search?search=RM-5039&amp;brand_search=&amp;scale=&amp;category=" xlink:type="simple">OOS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RM-5039&amp;dispatch=products.search" xlink:type="simple">_</text:a></text:p>
          </table:table-cell>
          <table:table-cell office:value-type="string" calcext:value-type="string">
            <text:p><text:a xlink:href="https://leonardo.ru/ishop/?search=rye%20field%20model%20RM-5039" xlink:type="simple">_</text:a></text:p>
          </table:table-cell>
          <table:table-cell office:value-type="string" calcext:value-type="string">
            <text:p><text:a xlink:href="https://www.detmir.ru/search/results/?qt=Rye%20Field%20Model%20RM-5039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rye-field-model-rm-5021-puma--1179872" xlink:type="simple">PUMA, Rye Field Model RM-5021 (2018)</text:a></text:p>
          </table:table-cell>
          <table:table-cell office:value-type="string" calcext:value-type="string">
            <text:p><text:a xlink:href="https://aliexpress.ru/item/1005004427495026.html?sku_id=12000029148657368" xlink:type="simple">3395.4</text:a></text:p>
          </table:table-cell>
          <table:table-cell office:value-type="string" calcext:value-type="string">
            <text:p><text:a xlink:href="https://model-lavka.ru/catalog?query=rye%20field%20model%20RM-5021&amp;_csrf=&amp;name=&amp;priceFrom=&amp;priceTo=&amp;availability=&amp;availability=all&amp;scale=" xlink:type="simple">3618.0</text:a></text:p>
          </table:table-cell>
          <table:table-cell office:value-type="string" calcext:value-type="string">
            <text:p><text:a xlink:href="https://spb.modelist.spb.ru/search/index.php?q=RM-5021%20rye%20field%20model&amp;s=" xlink:type="simple">4290.0</text:a></text:p>
          </table:table-cell>
          <table:table-cell office:value-type="string" calcext:value-type="string">
            <text:p><text:a xlink:href="https://market.yandex.ru/search?text=Rye%20Field%20Model%20RM-5021" xlink:type="simple">_</text:a></text:p>
          </table:table-cell>
          <table:table-cell office:value-type="string" calcext:value-type="string">
            <text:p><text:a xlink:href="https://i-modelist.ru/search.html?all=1&amp;q=RM-5021%20rye%20field%20model&amp;x=0&amp;y=0" xlink:type="simple">OOS</text:a></text:p>
          </table:table-cell>
          <table:table-cell office:value-type="string" calcext:value-type="string">
            <text:p><text:a xlink:href="https://www.platcdarm.ru/tovar/?q=5021%20rfm" xlink:type="simple">4850.0</text:a></text:p>
          </table:table-cell>
          <table:table-cell office:value-type="string" calcext:value-type="string">
            <text:p><text:a xlink:href="https://mirmodelista.ru/searchSmart/?query=%22RM-5021%22" xlink:type="simple">_</text:a></text:p>
          </table:table-cell>
          <table:table-cell office:value-type="string" calcext:value-type="string">
            <text:p><text:a xlink:href="https://mirmodspb.ru/search?search=RM-5021" xlink:type="simple">_</text:a></text:p>
          </table:table-cell>
          <table:table-cell office:value-type="string" calcext:value-type="string">
            <text:p><text:a xlink:href="https://www.modelismus.com/search?q=RM-5021%20rye%20field%20model" xlink:type="simple">4415.0</text:a></text:p>
          </table:table-cell>
          <table:table-cell office:value-type="string" calcext:value-type="string">
            <text:p><text:a xlink:href="https://ruscale.ru/search/?query=rfm%20model%20RM-5021" xlink:type="simple">3580.0</text:a></text:p>
          </table:table-cell>
          <table:table-cell office:value-type="string" calcext:value-type="string">
            <text:p><text:a xlink:href="https://worldofscale.ru/products?keyword=Rye%20Field%20Model%20RM-5021" xlink:type="simple">OOS</text:a></text:p>
          </table:table-cell>
          <table:table-cell office:value-type="string" calcext:value-type="string">
            <text:p><text:a xlink:href="https://warmodel.ru/search/?query=RM-5021" xlink:type="simple">3150.0</text:a></text:p>
          </table:table-cell>
          <table:table-cell table:style-name="ce8" office:value-type="string" calcext:value-type="string">
            <text:p><text:a xlink:href="https://models-market.ru/search?search=RM-5021&amp;brand_search=&amp;scale=&amp;category=" xlink:type="simple">3100.0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RM-5021&amp;dispatch=products.search" xlink:type="simple">_</text:a></text:p>
          </table:table-cell>
          <table:table-cell office:value-type="string" calcext:value-type="string">
            <text:p><text:a xlink:href="https://leonardo.ru/ishop/?search=rye%20field%20model%20RM-5021" xlink:type="simple">_</text:a></text:p>
          </table:table-cell>
          <table:table-cell office:value-type="string" calcext:value-type="string">
            <text:p><text:a xlink:href="https://www.detmir.ru/search/results/?qt=Rye%20Field%20Model%20RM-5021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amusing-hobby-35a028-centurion-mkv--1291722" xlink:type="simple">Centurion MK.V, Amusing Hobby 35A028 (2020)</text:a></text:p>
          </table:table-cell>
          <table:table-cell table:style-name="ce8" office:value-type="string" calcext:value-type="string">
            <text:p><text:a xlink:href="https://aliexpress.ru/item/1005002996401663.html?sku_id=12000023128462619" xlink:type="simple">2417.27</text:a></text:p>
          </table:table-cell>
          <table:table-cell office:value-type="string" calcext:value-type="string">
            <text:p><text:a xlink:href="https://model-lavka.ru/catalog?query=amusing%20hobby%2035A028&amp;_csrf=&amp;name=&amp;priceFrom=&amp;priceTo=&amp;availability=&amp;availability=all&amp;scale=" xlink:type="simple">2664.0</text:a></text:p>
          </table:table-cell>
          <table:table-cell office:value-type="string" calcext:value-type="string">
            <text:p><text:a xlink:href="https://spb.modelist.spb.ru/search/index.php?q=35A028%20amusing%20hobby&amp;s=" xlink:type="simple">2850.0</text:a></text:p>
          </table:table-cell>
          <table:table-cell office:value-type="string" calcext:value-type="string">
            <text:p><text:a xlink:href="https://market.yandex.ru/search?text=Amusing%20Hobby%2035A028" xlink:type="simple">_</text:a></text:p>
          </table:table-cell>
          <table:table-cell office:value-type="string" calcext:value-type="string">
            <text:p><text:a xlink:href="https://i-modelist.ru/search.html?all=1&amp;q=35A028%20amusing%20hobby&amp;x=0&amp;y=0" xlink:type="simple">3623.0</text:a></text:p>
          </table:table-cell>
          <table:table-cell office:value-type="string" calcext:value-type="string">
            <text:p><text:a xlink:href="https://www.platcdarm.ru/tovar/?q=35a028%20amusing%20hobby" xlink:type="simple">OOS</text:a></text:p>
          </table:table-cell>
          <table:table-cell office:value-type="string" calcext:value-type="string">
            <text:p><text:a xlink:href="https://mirmodelista.ru/searchSmart/?query=%2235A028%22" xlink:type="simple">_</text:a></text:p>
          </table:table-cell>
          <table:table-cell office:value-type="string" calcext:value-type="string">
            <text:p><text:a xlink:href="https://mirmodspb.ru/search?search=35A028" xlink:type="simple">_</text:a></text:p>
          </table:table-cell>
          <table:table-cell office:value-type="string" calcext:value-type="string">
            <text:p><text:a xlink:href="https://www.modelismus.com/search?q=35A028%20amusing%20hobby" xlink:type="simple">3910.0</text:a></text:p>
          </table:table-cell>
          <table:table-cell office:value-type="string" calcext:value-type="string">
            <text:p><text:a xlink:href="https://ruscale.ru/search/?query=amusing%20hobby%2035A028" xlink:type="simple">3580.0</text:a></text:p>
          </table:table-cell>
          <table:table-cell office:value-type="string" calcext:value-type="string">
            <text:p><text:a xlink:href="https://worldofscale.ru/products?keyword=Amusing%20Hobby%2035A028" xlink:type="simple">_</text:a></text:p>
          </table:table-cell>
          <table:table-cell office:value-type="string" calcext:value-type="string">
            <text:p><text:a xlink:href="https://warmodel.ru/search/?query=35A028" xlink:type="simple">2650.0</text:a></text:p>
          </table:table-cell>
          <table:table-cell office:value-type="string" calcext:value-type="string">
            <text:p><text:a xlink:href="https://models-market.ru/search?search=35A028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5A028&amp;dispatch=products.search" xlink:type="simple">_</text:a></text:p>
          </table:table-cell>
          <table:table-cell office:value-type="string" calcext:value-type="string">
            <text:p><text:a xlink:href="https://leonardo.ru/ishop/?search=amusing%20hobby%2035A028" xlink:type="simple">_</text:a></text:p>
          </table:table-cell>
          <table:table-cell office:value-type="string" calcext:value-type="string">
            <text:p><text:a xlink:href="https://www.detmir.ru/search/results/?qt=Amusing%20Hobby%2035A028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amusing-hobby-35a025-arl44--1217401" xlink:type="simple">French Heavy Tank ARL44, Amusing Hobby 35A025 (2019)</text:a></text:p>
          </table:table-cell>
          <table:table-cell office:value-type="string" calcext:value-type="string">
            <text:p><text:a xlink:href="https://aliexpress.ru/item/1005003156544022.html?sku_id=12000024402275799" xlink:type="simple">3205.45</text:a></text:p>
          </table:table-cell>
          <table:table-cell office:value-type="string" calcext:value-type="string">
            <text:p><text:a xlink:href="https://model-lavka.ru/catalog?query=amusing%20hobby%2035A025&amp;_csrf=&amp;name=&amp;priceFrom=&amp;priceTo=&amp;availability=&amp;availability=all&amp;scale=" xlink:type="simple">3328.0</text:a></text:p>
          </table:table-cell>
          <table:table-cell office:value-type="string" calcext:value-type="string">
            <text:p><text:a xlink:href="https://spb.modelist.spb.ru/search/index.php?q=35A025%20amusing%20hobby&amp;s=" xlink:type="simple">3330.0</text:a></text:p>
          </table:table-cell>
          <table:table-cell office:value-type="string" calcext:value-type="string">
            <text:p><text:a xlink:href="https://market.yandex.ru/search?text=Amusing%20Hobby%2035A025" xlink:type="simple">_</text:a></text:p>
          </table:table-cell>
          <table:table-cell office:value-type="string" calcext:value-type="string">
            <text:p><text:a xlink:href="https://i-modelist.ru/search.html?all=1&amp;q=35A025%20amusing%20hobby&amp;x=0&amp;y=0" xlink:type="simple">OOS</text:a></text:p>
          </table:table-cell>
          <table:table-cell office:value-type="string" calcext:value-type="string">
            <text:p><text:a xlink:href="https://www.platcdarm.ru/tovar/?q=35a025%20amusing%20hobby" xlink:type="simple">OOS</text:a></text:p>
          </table:table-cell>
          <table:table-cell office:value-type="string" calcext:value-type="string">
            <text:p><text:a xlink:href="https://mirmodelista.ru/searchSmart/?query=%2235A025%22" xlink:type="simple">OOS</text:a></text:p>
          </table:table-cell>
          <table:table-cell office:value-type="string" calcext:value-type="string">
            <text:p><text:a xlink:href="https://mirmodspb.ru/search?search=35A025" xlink:type="simple">_</text:a></text:p>
          </table:table-cell>
          <table:table-cell office:value-type="string" calcext:value-type="string">
            <text:p><text:a xlink:href="https://www.modelismus.com/search?q=35A025%20amusing%20hobby" xlink:type="simple">3980.0</text:a></text:p>
          </table:table-cell>
          <table:table-cell office:value-type="string" calcext:value-type="string">
            <text:p><text:a xlink:href="https://ruscale.ru/search/?query=amusing%20hobby%2035A025" xlink:type="simple">3880.0</text:a></text:p>
          </table:table-cell>
          <table:table-cell office:value-type="string" calcext:value-type="string">
            <text:p><text:a xlink:href="https://worldofscale.ru/products?keyword=Amusing%20Hobby%2035A025" xlink:type="simple">4606.0</text:a></text:p>
          </table:table-cell>
          <table:table-cell table:style-name="ce8" office:value-type="string" calcext:value-type="string">
            <text:p><text:a xlink:href="https://warmodel.ru/search/?query=35A025" xlink:type="simple">3150.0</text:a></text:p>
          </table:table-cell>
          <table:table-cell office:value-type="string" calcext:value-type="string">
            <text:p><text:a xlink:href="https://models-market.ru/search?search=35A025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35A025&amp;dispatch=products.search" xlink:type="simple">4575.0</text:a></text:p>
          </table:table-cell>
          <table:table-cell office:value-type="string" calcext:value-type="string">
            <text:p><text:a xlink:href="https://leonardo.ru/ishop/?search=amusing%20hobby%2035A025" xlink:type="simple">_</text:a></text:p>
          </table:table-cell>
          <table:table-cell office:value-type="string" calcext:value-type="string">
            <text:p><text:a xlink:href="https://www.detmir.ru/search/results/?qt=Amusing%20Hobby%2035A025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modelcollect-ua35028-german-panzerkampfwagen-e-100-ausf-g-mit-105cm-zwilling--1304702" xlink:type="simple">German Panzerkampfwagen E-100 Ausf. G mit 10.5cm Zwilling, Modelcollect UA35028 (2021)</text:a></text:p>
          </table:table-cell>
          <table:table-cell office:value-type="string" calcext:value-type="string">
            <text:p><text:a xlink:href="https://aliexpress.ru/wholesale?SearchText=modelcollect%20ua35028" xlink:type="simple">_</text:a></text:p>
          </table:table-cell>
          <table:table-cell table:style-name="ce8" office:value-type="string" calcext:value-type="string">
            <text:p><text:a xlink:href="https://model-lavka.ru/catalog?query=modelcollect%20UA35028&amp;_csrf=&amp;name=&amp;priceFrom=&amp;priceTo=&amp;availability=&amp;availability=all&amp;scale=" xlink:type="simple">2856.0</text:a></text:p>
          </table:table-cell>
          <table:table-cell office:value-type="string" calcext:value-type="string">
            <text:p><text:a xlink:href="https://spb.modelist.spb.ru/search/index.php?q=UA35028%20modelcollect&amp;s=" xlink:type="simple">3090.0</text:a></text:p>
          </table:table-cell>
          <table:table-cell office:value-type="string" calcext:value-type="string">
            <text:p><text:a xlink:href="https://market.yandex.ru/search?text=Modelcollect%20UA35028" xlink:type="simple">_</text:a></text:p>
          </table:table-cell>
          <table:table-cell office:value-type="string" calcext:value-type="string">
            <text:p><text:a xlink:href="https://i-modelist.ru/search.html?all=1&amp;q=UA35028%20modelcollect&amp;x=0&amp;y=0" xlink:type="simple">OOS</text:a></text:p>
          </table:table-cell>
          <table:table-cell office:value-type="string" calcext:value-type="string">
            <text:p><text:a xlink:href="https://www.platcdarm.ru/tovar/?q=ua35028%20modelcollect" xlink:type="simple">_</text:a></text:p>
          </table:table-cell>
          <table:table-cell office:value-type="string" calcext:value-type="string">
            <text:p><text:a xlink:href="https://mirmodelista.ru/searchSmart/?query=%22UA35028%22" xlink:type="simple">_</text:a></text:p>
          </table:table-cell>
          <table:table-cell office:value-type="string" calcext:value-type="string">
            <text:p><text:a xlink:href="https://mirmodspb.ru/search?search=UA35028" xlink:type="simple">_</text:a></text:p>
          </table:table-cell>
          <table:table-cell office:value-type="string" calcext:value-type="string">
            <text:p><text:a xlink:href="https://www.modelismus.com/search?q=UA35028%20modelcollect" xlink:type="simple">2990.0</text:a></text:p>
          </table:table-cell>
          <table:table-cell office:value-type="string" calcext:value-type="string">
            <text:p><text:a xlink:href="https://ruscale.ru/search/?query=modelcollect%20UA35028" xlink:type="simple">3980.0</text:a></text:p>
          </table:table-cell>
          <table:table-cell office:value-type="string" calcext:value-type="string">
            <text:p><text:a xlink:href="https://worldofscale.ru/products?keyword=Modelcollect%20UA35028" xlink:type="simple">_</text:a></text:p>
          </table:table-cell>
          <table:table-cell office:value-type="string" calcext:value-type="string">
            <text:p><text:a xlink:href="https://warmodel.ru/search/?query=UA35028" xlink:type="simple">4650.0</text:a></text:p>
          </table:table-cell>
          <table:table-cell office:value-type="string" calcext:value-type="string">
            <text:p><text:a xlink:href="https://models-market.ru/search?search=UA35028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UA35028&amp;dispatch=products.search" xlink:type="simple">_</text:a></text:p>
          </table:table-cell>
          <table:table-cell office:value-type="string" calcext:value-type="string">
            <text:p><text:a xlink:href="https://leonardo.ru/ishop/?search=modelcollect%20UA35028" xlink:type="simple">_</text:a></text:p>
          </table:table-cell>
          <table:table-cell office:value-type="string" calcext:value-type="string">
            <text:p><text:a xlink:href="https://www.detmir.ru/search/results/?qt=Modelcollect%20UA35028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icm-35526-l1500s-llg--181433" xlink:type="simple">L1500S LLG, ICM 35526 (2013)</text:a></text:p>
          </table:table-cell>
          <table:table-cell office:value-type="string" calcext:value-type="string">
            <text:p><text:a xlink:href="https://aliexpress.ru/wholesale?SearchText=icm%2035526" xlink:type="simple">_</text:a></text:p>
          </table:table-cell>
          <table:table-cell office:value-type="string" calcext:value-type="string">
            <text:p><text:a xlink:href="https://model-lavka.ru/catalog?query=icm%2035526&amp;_csrf=&amp;name=&amp;priceFrom=&amp;priceTo=&amp;availability=&amp;availability=all&amp;scale=" xlink:type="simple">1884.0</text:a></text:p>
          </table:table-cell>
          <table:table-cell office:value-type="string" calcext:value-type="string">
            <text:p><text:a xlink:href="https://spb.modelist.spb.ru/search/index.php?q=35526%20icm&amp;s=" xlink:type="simple">1933.0</text:a></text:p>
          </table:table-cell>
          <table:table-cell office:value-type="string" calcext:value-type="string">
            <text:p><text:a xlink:href="https://market.yandex.ru/search?text=ICM%2035526" xlink:type="simple">2070.0</text:a></text:p>
          </table:table-cell>
          <table:table-cell office:value-type="string" calcext:value-type="string">
            <text:p><text:a xlink:href="https://i-modelist.ru/search.html?all=1&amp;q=35526%20icm&amp;x=0&amp;y=0" xlink:type="simple">OOS</text:a></text:p>
          </table:table-cell>
          <table:table-cell office:value-type="string" calcext:value-type="string">
            <text:p><text:a xlink:href="https://www.platcdarm.ru/tovar/?q=35526%20icm" xlink:type="simple">2070.0</text:a></text:p>
          </table:table-cell>
          <table:table-cell office:value-type="string" calcext:value-type="string">
            <text:p><text:a xlink:href="https://mirmodelista.ru/searchSmart/?query=%2235526%22" xlink:type="simple">2070.0</text:a></text:p>
          </table:table-cell>
          <table:table-cell office:value-type="string" calcext:value-type="string">
            <text:p><text:a xlink:href="https://mirmodspb.ru/magazin/product/1231681041" xlink:type="simple">2070.0</text:a></text:p>
          </table:table-cell>
          <table:table-cell office:value-type="string" calcext:value-type="string">
            <text:p><text:a xlink:href="https://www.modelismus.com/search?q=35526%20icm" xlink:type="simple">_</text:a></text:p>
          </table:table-cell>
          <table:table-cell office:value-type="string" calcext:value-type="string">
            <text:p><text:a xlink:href="https://ruscale.ru/search/?query=icm%2035526" xlink:type="simple">1790.0</text:a></text:p>
          </table:table-cell>
          <table:table-cell office:value-type="string" calcext:value-type="string">
            <text:p><text:a xlink:href="https://worldofscale.ru/products?keyword=ICM%2035526" xlink:type="simple">OOS</text:a></text:p>
          </table:table-cell>
          <table:table-cell office:value-type="string" calcext:value-type="string">
            <text:p><text:a xlink:href="https://warmodel.ru/search/?query=35526" xlink:type="simple">_</text:a></text:p>
          </table:table-cell>
          <table:table-cell office:value-type="string" calcext:value-type="string">
            <text:p><text:a xlink:href="https://models-market.ru/search?search=35526&amp;brand_search=&amp;scale=&amp;category=" xlink:type="simple">OOS</text:a></text:p>
          </table:table-cell>
          <table:table-cell table:style-name="ce8" office:value-type="string" calcext:value-type="string">
            <text:p><text:a xlink:href="http://www.imhobby.ru/?subcats=Y&amp;pcode_from_q=Y&amp;pshort=Y&amp;pfull=Y&amp;pname=Y&amp;pkeywords=Y&amp;search_performed=Y&amp;q=35526&amp;dispatch=products.search" xlink:type="simple">1735.0</text:a></text:p>
          </table:table-cell>
          <table:table-cell office:value-type="string" calcext:value-type="string">
            <text:p><text:a xlink:href="https://leonardo.ru/ishop/?search=icm%2035526" xlink:type="simple">_</text:a></text:p>
          </table:table-cell>
          <table:table-cell office:value-type="string" calcext:value-type="string">
            <text:p><text:a xlink:href="https://www.detmir.ru/search/results/?qt=ICM%2035526" xlink:type="simple">_</text:a></text:p>
          </table:table-cell>
        </table:table-row>
        <table:table-row table:style-name="ro4">
          <table:table-cell office:value-type="string" calcext:value-type="string">
            <text:p><text:a xlink:href="https://www.scalemates.com/kits/revell-03256-tpz-1-fuchs-a4--1051708" xlink:type="simple">TPz 1 Fuchs A4, Revell 03256 (2017)</text:a></text:p>
          </table:table-cell>
          <table:table-cell office:value-type="string" calcext:value-type="string">
            <text:p><text:a xlink:href="https://aliexpress.ru/item/1005003586910119.html?sku_id=12000026391333225" xlink:type="simple">4652.02</text:a></text:p>
          </table:table-cell>
          <table:table-cell table:style-name="ce8" office:value-type="string" calcext:value-type="string">
            <text:p><text:a xlink:href="https://model-lavka.ru/catalog?query=revell%2003256&amp;_csrf=&amp;name=&amp;priceFrom=&amp;priceTo=&amp;availability=&amp;availability=all&amp;scale=" xlink:type="simple">2318.0</text:a></text:p>
          </table:table-cell>
          <table:table-cell office:value-type="string" calcext:value-type="string">
            <text:p><text:a xlink:href="https://spb.modelist.spb.ru/search/index.php?q=03256%20revell&amp;s=" xlink:type="simple">2786.0</text:a></text:p>
          </table:table-cell>
          <table:table-cell office:value-type="string" calcext:value-type="string">
            <text:p><text:a xlink:href="https://market.yandex.ru/search?text=Revell%2003256" xlink:type="simple">2380.0</text:a></text:p>
          </table:table-cell>
          <table:table-cell office:value-type="string" calcext:value-type="string">
            <text:p><text:a xlink:href="https://i-modelist.ru/search.html?all=1&amp;q=03256%20revell&amp;x=0&amp;y=0" xlink:type="simple">2861.0</text:a></text:p>
          </table:table-cell>
          <table:table-cell office:value-type="string" calcext:value-type="string">
            <text:p><text:a xlink:href="https://www.platcdarm.ru/tovar/?q=03256%20revell" xlink:type="simple">OOS</text:a></text:p>
          </table:table-cell>
          <table:table-cell office:value-type="string" calcext:value-type="string">
            <text:p><text:a xlink:href="https://mirmodelista.ru/searchSmart/?query=%2203256%22" xlink:type="simple">3483.0</text:a></text:p>
          </table:table-cell>
          <table:table-cell office:value-type="string" calcext:value-type="string">
            <text:p><text:a xlink:href="https://mirmodspb.ru/search?search=03256" xlink:type="simple">_</text:a></text:p>
          </table:table-cell>
          <table:table-cell office:value-type="string" calcext:value-type="string">
            <text:p><text:a xlink:href="https://www.modelismus.com/search?q=03256%20revell" xlink:type="simple">2550.0</text:a></text:p>
          </table:table-cell>
          <table:table-cell office:value-type="string" calcext:value-type="string">
            <text:p><text:a xlink:href="https://ruscale.ru/search/?query=revell%2003256" xlink:type="simple">2520.0</text:a></text:p>
          </table:table-cell>
          <table:table-cell office:value-type="string" calcext:value-type="string">
            <text:p><text:a xlink:href="https://worldofscale.ru/products?keyword=Revell%2003256" xlink:type="simple">_</text:a></text:p>
          </table:table-cell>
          <table:table-cell office:value-type="string" calcext:value-type="string">
            <text:p><text:a xlink:href="https://warmodel.ru/search/?query=03256" xlink:type="simple">_</text:a></text:p>
          </table:table-cell>
          <table:table-cell office:value-type="string" calcext:value-type="string">
            <text:p><text:a xlink:href="https://models-market.ru/search?search=03256&amp;brand_search=&amp;scale=&amp;category=" xlink:type="simple">_</text:a></text:p>
          </table:table-cell>
          <table:table-cell office:value-type="string" calcext:value-type="string">
            <text:p><text:a xlink:href="http://www.imhobby.ru/?subcats=Y&amp;pcode_from_q=Y&amp;pshort=Y&amp;pfull=Y&amp;pname=Y&amp;pkeywords=Y&amp;search_performed=Y&amp;q=03256&amp;dispatch=products.search" xlink:type="simple">_</text:a></text:p>
          </table:table-cell>
          <table:table-cell office:value-type="string" calcext:value-type="string">
            <text:p><text:a xlink:href="https://leonardo.ru/ishop/?search=revell%2003256" xlink:type="simple">3369.0</text:a></text:p>
          </table:table-cell>
          <table:table-cell office:value-type="string" calcext:value-type="string">
            <text:p><text:a xlink:href="https://www.detmir.ru/search/results/?qt=Revell%2003256" xlink:type="simple">_</text:a></text:p>
          </table:table-cell>
        </table:table-row>
        <table:table-row table:style-name="ro2">
          <table:table-cell office:value-type="string" calcext:value-type="string">
            <text:p>---</text:p>
          </table:table-cell>
          <table:table-cell table:style-name="ce9" table:number-columns-spanned="16" table:number-rows-spanned="1"/>
          <table:covered-table-cell table:number-columns-repeated="15" table:style-name="Default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0" office:value-type="string" calcext:value-type="string">
            <text:p>148860.47</text:p>
          </table:table-cell>
          <table:table-cell table:style-name="ce10" office:value-type="string" calcext:value-type="string">
            <text:p>133833.0</text:p>
          </table:table-cell>
          <table:table-cell table:style-name="ce10" office:value-type="string" calcext:value-type="string">
            <text:p>138485.0</text:p>
          </table:table-cell>
          <table:table-cell table:style-name="ce10" office:value-type="string" calcext:value-type="string">
            <text:p>93629.0</text:p>
          </table:table-cell>
          <table:table-cell table:style-name="ce10" office:value-type="string" calcext:value-type="string">
            <text:p>71078.0</text:p>
          </table:table-cell>
          <table:table-cell table:style-name="ce10" office:value-type="string" calcext:value-type="string">
            <text:p>84871.0</text:p>
          </table:table-cell>
          <table:table-cell table:style-name="ce10" office:value-type="string" calcext:value-type="string">
            <text:p>73959.0</text:p>
          </table:table-cell>
          <table:table-cell table:style-name="ce10" office:value-type="string" calcext:value-type="string">
            <text:p>59390.0</text:p>
          </table:table-cell>
          <table:table-cell table:style-name="ce10" office:value-type="string" calcext:value-type="string">
            <text:p>144095.0</text:p>
          </table:table-cell>
          <table:table-cell table:style-name="ce10" office:value-type="string" calcext:value-type="string">
            <text:p>163970.0</text:p>
          </table:table-cell>
          <table:table-cell table:style-name="ce10" office:value-type="string" calcext:value-type="string">
            <text:p>29707.0</text:p>
          </table:table-cell>
          <table:table-cell table:style-name="ce10" office:value-type="string" calcext:value-type="string">
            <text:p>126080.0</text:p>
          </table:table-cell>
          <table:table-cell table:style-name="ce10" office:value-type="string" calcext:value-type="string">
            <text:p>13730.0</text:p>
          </table:table-cell>
          <table:table-cell table:style-name="ce10" office:value-type="string" calcext:value-type="string">
            <text:p>30230.0</text:p>
          </table:table-cell>
          <table:table-cell table:style-name="ce10" office:value-type="string" calcext:value-type="string">
            <text:p>85394.0</text:p>
          </table:table-cell>
          <table:table-cell table:style-name="ce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1:23:23.298000000</meta:creation-date>
    <dc:date>2022-11-22T17:12:31.556000000</dc:date>
    <meta:editing-duration>PT1H20M19S</meta:editing-duration>
    <meta:editing-cycles>4</meta:editing-cycles>
    <meta:generator>LibreOffice/7.2.5.2$Windows_X86_64 LibreOffice_project/499f9727c189e6ef3471021d6132d4c694f357e5</meta:generator>
    <meta:document-statistic meta:table-count="1" meta:cell-count="953" meta:object-count="0"/>
  </office:meta>
</office:document-meta>
</file>